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" style:family="table-cell" style:parent-style-name="Default" style:data-style-name="N0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5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6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7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8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9" style:family="table-cell" style:parent-style-name="Default" style:data-style-name="N3">
      <style:table-cell-properties fo:border-top="none" fo:border-bottom="none" fo:border-left="2pt solid #000000" fo:border-right="none"/>
    </style:style>
    <style:style style:name="ce10" style:family="table-cell" style:parent-style-name="Default" style:data-style-name="N3">
      <style:table-cell-properties fo:border-top="none" fo:border-bottom="none" fo:border-left="thin solid #000000" fo:border-right="none"/>
    </style:style>
    <style:style style:name="ce11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12" style:family="table-cell" style:parent-style-name="Default" style:data-style-name="N3"/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5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16" style:family="table-cell" style:parent-style-name="Default" style:data-style-name="N3">
      <style:table-cell-properties fo:border-top="none" fo:border-bottom="2pt solid #000000" fo:border-left="2pt solid #000000" fo:border-right="none"/>
    </style:style>
    <style:style style:name="ce17" style:family="table-cell" style:parent-style-name="Default" style:data-style-name="N3">
      <style:table-cell-properties fo:border-top="none" fo:border-bottom="2pt solid #000000" fo:border-left="thin solid #000000" fo:border-right="none"/>
    </style:style>
    <style:style style:name="ce18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19" style:family="table-cell" style:parent-style-name="Default" style:data-style-name="N3">
      <style:table-cell-properties fo:border-top="none" fo:border-bottom="2pt solid #000000" fo:border-left="none" fo:border-right="none"/>
    </style:style>
    <style:style style:name="ce20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21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2pt solid #000000" fo:border-bottom="none" fo:border-left="none" fo:border-right="none"/>
    </style:style>
    <style:style style:name="ce23" style:family="table-cell" style:parent-style-name="Default" style:data-style-name="N3"/>
    <style:style style:name="ce24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style:font-name="Times New Roman" style:font-name-asian="Times New Roman" style:font-name-complex="Times New Roman" fo:font-size="14pt" style:font-size-asian="14pt" style:font-size-complex="14pt"/>
    </style:style>
    <style:style style:name="ce2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27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9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center"/>
    </style:style>
    <style:style style:name="ce30" style:family="table-cell" style:parent-style-name="Default" style:data-style-name="N48"/>
    <style:style style:name="ce31" style:family="table-cell" style:parent-style-name="Default" style:data-style-name="N48">
      <style:table-cell-properties fo:border-top="2pt solid #000000" fo:border-bottom="none" fo:border-left="thin solid #000000" fo:border-right="none" style:vertical-align="middle" style:repeat-content="false"/>
      <style:paragraph-properties fo:text-align="start" fo:margin-left="0cm"/>
    </style:style>
    <style:style style:name="ce32" style:family="table-cell" style:parent-style-name="Default" style:data-style-name="N48">
      <style:table-cell-properties fo:border-top="2pt solid #000000" fo:border-bottom="none" fo:border-left="none" fo:border-right="none" style:vertical-align="middle" style:repeat-content="false"/>
      <style:paragraph-properties fo:text-align="start" fo:margin-left="0cm"/>
    </style:style>
    <style:style style:name="ce33" style:family="table-cell" style:parent-style-name="Default" style:data-style-name="N48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34" style:family="table-cell" style:parent-style-name="Default" style:data-style-name="N48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35" style:family="table-cell" style:parent-style-name="Default" style:data-style-name="N48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36" style:family="table-cell" style:parent-style-name="Default" style:data-style-name="N48">
      <style:table-cell-properties fo:border-top="none" fo:border-bottom="none" fo:border-left="2pt solid #000000" fo:border-right="none"/>
    </style:style>
    <style:style style:name="ce37" style:family="table-cell" style:parent-style-name="Default" style:data-style-name="N48">
      <style:table-cell-properties fo:border-top="none" fo:border-bottom="none" fo:border-left="thin solid #000000" fo:border-right="none"/>
    </style:style>
    <style:style style:name="ce38" style:family="table-cell" style:parent-style-name="Default" style:data-style-name="N48">
      <style:table-cell-properties fo:border-top="none" fo:border-bottom="2pt solid #000000" fo:border-left="2pt solid #000000" fo:border-right="none"/>
    </style:style>
    <style:style style:name="ce39" style:family="table-cell" style:parent-style-name="Default" style:data-style-name="N48">
      <style:table-cell-properties fo:border-top="none" fo:border-bottom="2pt solid #000000" fo:border-left="thin solid #000000" fo:border-right="none"/>
    </style:style>
    <style:style style:name="ce40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1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end" fo:margin-right="0cm"/>
    </style:style>
    <style:style style:name="ce42" style:family="table-cell" style:parent-style-name="Default" style:data-style-name="N0">
      <style:table-cell-properties fo:border-top="none" fo:border-bottom="2pt solid #000000" fo:border-left="none" fo:border-right="2pt solid #000000" style:vertical-align="automatic" style:repeat-content="false"/>
      <style:paragraph-properties fo:text-align="end" fo:margin-right="0cm"/>
    </style:style>
    <style:style style:name="ce43" style:family="table-cell" style:parent-style-name="Default" style:data-style-name="N0"/>
    <style:style style:name="ce44" style:family="table-cell" style:parent-style-name="Default" style:data-style-name="N0">
      <style:table-cell-properties fo:border-top="2pt solid #000000" fo:border-bottom="none" fo:border-left="thin solid #000000" fo:border-right="none" style:vertical-align="automatic" style:repeat-content="false"/>
      <style:paragraph-properties fo:text-align="start" fo:margin-left="0cm"/>
    </style:style>
    <style:style style:name="ce45" style:family="table-cell" style:parent-style-name="Default" style:data-style-name="N0">
      <style:table-cell-properties fo:border-top="2pt solid #000000" fo:border-bottom="none" fo:border-left="none" fo:border-right="none" style:vertical-align="automatic" style:repeat-content="false"/>
      <style:paragraph-properties fo:text-align="start" fo:margin-left="0cm"/>
    </style:style>
    <style:style style:name="ce46" style:family="table-cell" style:parent-style-name="Default" style:data-style-name="N0">
      <style:table-cell-properties fo:border-top="thin solid #000000" fo:border-bottom="2pt solid #000000" fo:border-left="thin solid #000000" fo:border-right="none" style:vertical-align="middle" style:repeat-content="false"/>
      <style:paragraph-properties fo:text-align="center"/>
    </style:style>
    <style:style style:name="ce47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middle" style:repeat-content="false"/>
      <style:paragraph-properties fo:text-align="center"/>
    </style:style>
    <style:style style:name="ce48" style:family="table-cell" style:parent-style-name="Default" style:data-style-name="N0">
      <style:table-cell-properties fo:border-top="thin solid #000000" fo:border-bottom="2pt solid #000000" fo:border-left="none" fo:border-right="none" style:vertical-align="middle" style:repeat-content="false"/>
      <style:paragraph-properties fo:text-align="center"/>
    </style:style>
    <style:style style:name="ce49" style:family="table-cell" style:parent-style-name="Default" style:data-style-name="N3">
      <style:table-cell-properties fo:border-top="none" fo:border-bottom="none" fo:border-left="thin solid #000000" fo:border-right="thin solid #000000"/>
    </style:style>
    <style:style style:name="ce5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3">
      <style:table-cell-properties fo:border-top="none" fo:border-bottom="2pt solid #000000" fo:border-left="thin solid #000000" fo:border-right="thin solid #000000"/>
    </style:style>
    <style:style style:name="ce52" style:family="table-cell" style:parent-style-name="Default" style:data-style-name="N3">
      <style:table-cell-properties fo:border-top="none" fo:border-bottom="none" fo:border-left="2pt solid #000000" fo:border-right="thin solid #000000"/>
    </style:style>
    <style:style style:name="ce53" style:family="table-cell" style:parent-style-name="Default" style:data-style-name="N3">
      <style:table-cell-properties fo:border-top="none" fo:border-bottom="2pt solid #000000" fo:border-left="2pt solid #000000" fo:border-right="thin solid #000000"/>
    </style:style>
    <style:style style:name="ce54" style:family="table-cell" style:parent-style-name="Default" style:data-style-name="N3">
      <style:table-cell-properties fo:background-color="transparent"/>
    </style:style>
    <style:style style:name="ce55" style:family="table-cell" style:parent-style-name="Default" style:data-style-name="N48">
      <style:table-cell-properties fo:border-top="none" fo:border-bottom="none" fo:border-left="thin solid #000000" fo:border-right="thin solid #000000"/>
    </style:style>
    <style:style style:name="ce56" style:family="table-cell" style:parent-style-name="Default" style:data-style-name="N0"/>
    <style:style style:name="ce57" style:family="table-cell" style:parent-style-name="Default" style:data-style-name="N48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58" style:family="table-cell" style:parent-style-name="Default" style:data-style-name="N48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59" style:family="table-cell" style:parent-style-name="Default" style:data-style-name="N48">
      <style:text-properties fo:font-weight="bold" style:font-weight-asian="bold" style:font-weight-complex="bold"/>
    </style:style>
    <style:style style:name="ce6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Default" style:data-style-name="N48">
      <style:table-cell-properties fo:border-top="none" fo:border-bottom="none" fo:border-left="thin solid #000000" fo:border-right="none"/>
      <style:text-properties fo:font-weight="bold" style:font-weight-asian="bold" style:font-weight-complex="bold"/>
    </style:style>
    <style:style style:name="ce62" style:family="table-cell" style:parent-style-name="Default" style:data-style-name="N48">
      <style:table-cell-properties fo:border-top="none" fo:border-bottom="none" fo:border-left="thin solid #000000" fo:border-right="thin solid #000000"/>
      <style:text-properties fo:font-weight="bold" style:font-weight-asian="bold" style:font-weight-complex="bold"/>
    </style:style>
    <style:style style:name="ce6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4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5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66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7" style:family="table-cell" style:parent-style-name="Default" style:data-style-name="N0">
      <style:table-cell-properties style:vertical-align="automatic" fo:background-color="transparent" style:repeat-content="false"/>
      <style:paragraph-properties fo:text-align="end" fo:margin-right="0cm"/>
    </style:style>
    <style:style style:name="ce68" style:family="table-cell" style:parent-style-name="Default" style:data-style-name="N0">
      <style:table-cell-properties fo:border-top="none" fo:border-bottom="2pt solid #000000" fo:border-left="none" fo:border-right="2pt solid #000000" style:vertical-align="automatic" fo:background-color="transparent" style:repeat-content="false"/>
      <style:paragraph-properties fo:text-align="end" fo:margin-right="0cm"/>
    </style:style>
    <style:style style:name="ce6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70" style:family="table-cell" style:parent-style-name="Default" style:data-style-name="N0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71" style:family="table-cell" style:parent-style-name="Default" style:data-style-name="N3">
      <style:table-cell-properties fo:border-top="2pt solid #000000" fo:border-bottom="none" fo:border-left="2pt solid #000000" fo:border-right="thin solid #000000"/>
      <style:text-properties fo:font-weight="bold" style:font-weight-asian="bold" style:font-weight-complex="bold"/>
    </style:style>
    <style:style style:name="ce72" style:family="table-cell" style:parent-style-name="Default" style:data-style-name="N3">
      <style:text-properties fo:font-weight="bold" style:font-weight-asian="bold" style:font-weight-complex="bold"/>
    </style:style>
    <style:style style:name="ce73" style:family="table-cell" style:parent-style-name="Default" style:data-style-name="N3">
      <style:table-cell-properties fo:border-top="2pt solid #000000" fo:border-bottom="none" fo:border-left="thin solid #000000" fo:border-right="none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5" style:family="table-cell" style:parent-style-name="Default" style:data-style-name="N3">
      <style:table-cell-properties fo:border-top="none" fo:border-bottom="none" fo:border-left="2pt solid #000000" fo:border-right="none"/>
      <style:text-properties fo:font-weight="bold" style:font-weight-asian="bold" style:font-weight-complex="bold"/>
    </style:style>
    <style:style style:name="ce76" style:family="table-cell" style:parent-style-name="Default" style:data-style-name="N0">
      <style:table-cell-properties fo:border-top="none" fo:border-bottom="none" fo:border-left="none" fo:border-right="2pt solid #000000"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78" style:family="table-cell" style:parent-style-name="Default" style:data-style-name="N0">
      <style:text-properties fo:font-weight="bold" style:font-weight-asian="bold" style:font-weight-complex="bold"/>
    </style:style>
    <style:style style:name="ce79" style:family="table-cell" style:parent-style-name="Default" style:data-style-name="N3">
      <style:table-cell-properties fo:border-top="2pt solid #000000" fo:border-bottom="none" fo:border-left="thin solid #000000" fo:border-right="thin solid #000000"/>
      <style:text-properties fo:font-weight="bold" style:font-weight-asian="bold" style:font-weight-complex="bold"/>
    </style:style>
    <style:style style:name="ce80" style:family="table-cell" style:parent-style-name="Default" style:data-style-name="N3">
      <style:table-cell-properties fo:border-top="2pt solid #000000" fo:border-bottom="none" fo:border-left="none" fo:border-right="thin solid #000000"/>
      <style:text-properties fo:font-weight="bold" style:font-weight-asian="bold" style:font-weight-complex="bold"/>
    </style:style>
    <style:style style:name="ce8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82" style:family="table-cell" style:parent-style-name="Default" style:data-style-name="N3">
      <style:table-cell-properties fo:border-top="2pt solid #000000" fo:border-bottom="none" fo:border-left="2pt solid #000000" fo:border-right="none"/>
      <style:text-properties fo:font-weight="bold" style:font-weight-asian="bold" style:font-weight-complex="bold"/>
    </style:style>
    <style:style style:name="ce83" style:family="table-cell" style:parent-style-name="Default" style:data-style-name="N3">
      <style:table-cell-properties fo:border-top="2pt solid #000000" fo:border-bottom="none" fo:border-left="none" fo:border-right="none"/>
      <style:text-properties fo:font-weight="bold" style:font-weight-asian="bold" style:font-weight-complex="bold"/>
    </style:style>
    <style:style style:name="ce84" style:family="table-cell" style:parent-style-name="Default" style:data-style-name="N0">
      <style:table-cell-properties style:vertical-align="automatic"/>
    </style:style>
    <style:style style:name="ce8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8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87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ext-properties fo:color="#FF0000"/>
    </style:style>
    <style:style style:name="ce90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1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2" style:family="table-cell" style:parent-style-name="Default" style:data-style-name="N0">
      <style:table-cell-properties fo:border-top="none" fo:border-bottom="2pt solid #000000" fo:border-left="none" fo:border-right="none" style:vertical-align="automatic" style:repeat-content="false"/>
      <style:paragraph-properties fo:text-align="end" fo:margin-right="0cm"/>
    </style:style>
    <style:style style:name="ce93" style:family="table-cell" style:parent-style-name="Default" style:data-style-name="N0">
      <style:table-cell-properties fo:border-top="2pt solid #000000" fo:border-bottom="none" fo:border-left="none" fo:border-right="none" style:vertical-align="automatic" fo:background-color="transparent" style:repeat-content="false"/>
      <style:paragraph-properties fo:text-align="start" fo:margin-left="0cm"/>
    </style:style>
    <style:style style:name="ce94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95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96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97" style:family="table-cell" style:parent-style-name="Default" style:data-style-name="N48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98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99" style:family="table-cell" style:parent-style-name="Default" style:data-style-name="N0">
      <style:table-cell-properties fo:border-top="2pt solid #000000" fo:border-bottom="none" fo:border-left="none" fo:border-right="2pt solid #000000" style:vertical-align="middle" style:repeat-content="false"/>
      <style:paragraph-properties fo:text-align="center"/>
    </style:style>
    <style:style style:name="ce100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1" style:family="table-cell" style:parent-style-name="Default" style:data-style-name="N0">
      <style:table-cell-properties fo:border-top="none" fo:border-bottom="2pt solid #000000" fo:border-left="none" fo:border-right="2pt solid #000000" style:vertical-align="middle" style:repeat-content="false"/>
      <style:paragraph-properties fo:text-align="center"/>
    </style:style>
    <style:style style:name="ce10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style:repeat-content="false"/>
      <style:paragraph-properties fo:text-align="center"/>
    </style:style>
    <style:style style:name="ce103" style:family="table-cell" style:parent-style-name="Default" style:data-style-name="N0">
      <style:table-cell-properties fo:border-top="none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4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5" style:family="table-cell" style:parent-style-name="Default" style:data-style-name="N48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6" style:family="table-cell" style:parent-style-name="Default" style:data-style-name="N0">
      <style:table-cell-properties fo:border-top="2pt solid #000000" fo:border-bottom="2pt solid #000000" fo:border-left="none" fo:border-right="2pt solid #000000" style:vertical-align="middle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ce108" style:family="table-cell" style:parent-style-name="Default" style:data-style-name="N0">
      <style:table-cell-properties fo:border-top="2pt solid #000000" fo:border-bottom="2pt solid #000000" fo:border-left="2pt solid #000000" fo:border-right="thin solid #000000" style:vertical-align="middle" style:repeat-content="false"/>
      <style:paragraph-properties fo:text-align="center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24895833333333cm"/>
    </style:style>
    <style:style style:name="co2" style:family="table-column">
      <style:table-column-properties fo:break-before="auto" style:column-width="2.67229166666667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2.56645833333333cm"/>
    </style:style>
    <style:style style:name="co5" style:family="table-column">
      <style:table-column-properties fo:break-before="auto" style:column-width="2.43416666666667cm"/>
    </style:style>
    <style:style style:name="co6" style:family="table-column">
      <style:table-column-properties fo:break-before="auto" style:column-width="2.460625cm"/>
    </style:style>
    <style:style style:name="ro1" style:family="table-row">
      <style:table-row-properties style:row-height="20.1pt" style:use-optimal-row-height="false" fo:break-before="auto"/>
    </style:style>
    <style:style style:name="ro2" style:family="table-row">
      <style:table-row-properties style:row-height="19.9pt" style:use-optimal-row-height="false" fo:break-before="auto"/>
    </style:style>
    <style:style style:name="ro3" style:family="table-row">
      <style:table-row-properties style:row-height="19.15pt" style:use-optimal-row-height="false" fo:break-before="auto"/>
    </style:style>
    <style:style style:name="ro4" style:family="table-row">
      <style:table-row-properties style:row-height="16.5pt" style:use-optimal-row-height="false" fo:break-before="auto"/>
    </style:style>
    <style:style style:name="ro5" style:family="table-row">
      <style:table-row-properties style:row-height="17.1pt" style:use-optimal-row-height="false" fo:break-before="auto"/>
    </style:style>
    <style:style style:name="ro6" style:family="table-row">
      <style:table-row-properties style:row-height="18pt" style:use-optimal-row-height="false" fo:break-before="auto"/>
    </style:style>
    <style:style style:name="ro7" style:family="table-row">
      <style:table-row-properties style:row-height="17.45pt" style:use-optimal-row-height="false" fo:break-before="auto"/>
    </style:style>
    <style:style style:name="ro8" style:family="table-row">
      <style:table-row-properties style:row-height="16.5pt" style:use-optimal-row-height="true" fo:break-before="auto"/>
    </style:style>
    <style:style style:name="ro9" style:family="table-row">
      <style:table-row-properties style:row-height="17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總計" table:style-name="ta1">
        <table:table-column table:style-name="co1" table:default-cell-style-name="ce1"/>
        <table:table-column table:style-name="co2" table:number-columns-repeated="4" table:default-cell-style-name="ce30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30"/>
          <table:table-cell office:value-type="string" table:style-name="ce86">
            <text:p>中華民國110年1月底</text:p>
          </table:table-cell>
          <table:table-cell table:number-columns-repeated="2" table:style-name="ce30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4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5">
            <text:p>戶 <text:s text:c="3"/>數</text:p>
          </table:table-cell>
          <table:table-cell office:value-type="string" table:style-name="ce31">
            <text:p>人 <text:s text:c="7"/>口 <text:s text:c="7"/>數</text:p>
          </table:table-cell>
          <table:table-cell table:number-columns-repeated="2" table:style-name="ce32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33">
            <text:p>計</text:p>
          </table:table-cell>
          <table:table-cell office:value-type="string" table:style-name="ce34">
            <text:p>男</text:p>
          </table:table-cell>
          <table:table-cell office:value-type="string" table:style-name="ce35">
            <text:p>女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總　 <text:s/>計</text:p>
          </table:table-cell>
          <table:table-cell office:value-type="float" office:value="8938484" table:style-name="ce57">
            <text:p>8,938,484</text:p>
          </table:table-cell>
          <table:table-cell office:value-type="float" office:value="23548633" table:style-name="ce58">
            <text:p>23,548,633</text:p>
          </table:table-cell>
          <table:table-cell office:value-type="float" office:value="11666663" table:style-name="ce58">
            <text:p>11,666,663</text:p>
          </table:table-cell>
          <table:table-cell office:value-type="float" office:value="11881970" table:style-name="ce59">
            <text:p>11,881,970</text:p>
          </table:table-cell>
          <table:table-cell table:number-columns-repeated="16379"/>
        </table:table-row>
        <table:table-row table:style-name="ro3">
          <table:table-cell office:value-type="string" table:style-name="ce60">
            <text:p>新 北 市</text:p>
          </table:table-cell>
          <table:table-cell office:value-type="float" office:value="1607765" table:style-name="ce57">
            <text:p>1,607,765</text:p>
          </table:table-cell>
          <table:table-cell office:value-type="float" office:value="4029774" table:style-name="ce62">
            <text:p>4,029,774</text:p>
          </table:table-cell>
          <table:table-cell office:value-type="float" office:value="1967698" table:style-name="ce62">
            <text:p>1,967,698</text:p>
          </table:table-cell>
          <table:table-cell office:value-type="float" office:value="2062076" table:style-name="ce59">
            <text:p>2,062,076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北 市</text:p>
          </table:table-cell>
          <table:table-cell office:value-type="float" office:value="1060504" table:style-name="ce57">
            <text:p>1,060,504</text:p>
          </table:table-cell>
          <table:table-cell office:value-type="float" office:value="2597635" table:style-name="ce62">
            <text:p>2,597,635</text:p>
          </table:table-cell>
          <table:table-cell office:value-type="float" office:value="1236274" table:style-name="ce62">
            <text:p>1,236,274</text:p>
          </table:table-cell>
          <table:table-cell office:value-type="float" office:value="1361361" table:style-name="ce59">
            <text:p>1,361,361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桃 園 市</text:p>
          </table:table-cell>
          <table:table-cell office:value-type="float" office:value="847177" table:style-name="ce57">
            <text:p>847,177</text:p>
          </table:table-cell>
          <table:table-cell office:value-type="float" office:value="2269216" table:style-name="ce62">
            <text:p>2,269,216</text:p>
          </table:table-cell>
          <table:table-cell office:value-type="float" office:value="1124335" table:style-name="ce62">
            <text:p>1,124,335</text:p>
          </table:table-cell>
          <table:table-cell office:value-type="float" office:value="1144881" table:style-name="ce59">
            <text:p>1,144,881</text:p>
          </table:table-cell>
          <table:table-cell table:number-columns-repeated="16379"/>
        </table:table-row>
        <table:table-row table:style-name="ro4">
          <table:table-cell office:value-type="string" table:style-name="ce64">
            <text:p>臺 中 市</text:p>
          </table:table-cell>
          <table:table-cell office:value-type="float" office:value="1004265" table:style-name="ce57">
            <text:p>1,004,265</text:p>
          </table:table-cell>
          <table:table-cell office:value-type="float" office:value="2820943" table:style-name="ce62">
            <text:p>2,820,943</text:p>
          </table:table-cell>
          <table:table-cell office:value-type="float" office:value="1385416" table:style-name="ce62">
            <text:p>1,385,416</text:p>
          </table:table-cell>
          <table:table-cell office:value-type="float" office:value="1435527" table:style-name="ce59">
            <text:p>1,435,527</text:p>
          </table:table-cell>
          <table:table-cell table:number-columns-repeated="16379"/>
        </table:table-row>
        <table:table-row table:style-name="ro4">
          <table:table-cell office:value-type="string" table:style-name="ce63">
            <text:p>臺 南 市</text:p>
          </table:table-cell>
          <table:table-cell office:value-type="float" office:value="703891" table:style-name="ce57">
            <text:p>703,891</text:p>
          </table:table-cell>
          <table:table-cell office:value-type="float" office:value="1873755" table:style-name="ce62">
            <text:p>1,873,755</text:p>
          </table:table-cell>
          <table:table-cell office:value-type="float" office:value="933232" table:style-name="ce62">
            <text:p>933,232</text:p>
          </table:table-cell>
          <table:table-cell office:value-type="float" office:value="940523" table:style-name="ce59">
            <text:p>940,523</text:p>
          </table:table-cell>
          <table:table-cell table:number-columns-repeated="16379"/>
        </table:table-row>
        <table:table-row table:style-name="ro5">
          <table:table-cell office:value-type="string" table:style-name="ce60">
            <text:p>高 雄 市</text:p>
          </table:table-cell>
          <table:table-cell office:value-type="float" office:value="1119892" table:style-name="ce57">
            <text:p>1,119,892</text:p>
          </table:table-cell>
          <table:table-cell office:value-type="float" office:value="2764291" table:style-name="ce61">
            <text:p>2,764,291</text:p>
          </table:table-cell>
          <table:table-cell office:value-type="float" office:value="1363332" table:style-name="ce62">
            <text:p>1,363,332</text:p>
          </table:table-cell>
          <table:table-cell office:value-type="float" office:value="1400959" table:style-name="ce59">
            <text:p>1,400,959</text:p>
          </table:table-cell>
          <table:table-cell table:number-columns-repeated="16379"/>
        </table:table-row>
        <table:table-row table:style-name="ro2">
          <table:table-cell office:value-type="string" table:style-name="ce60">
            <text:p>臺 灣 省</text:p>
          </table:table-cell>
          <table:table-cell office:value-type="float" office:value="2549777" table:style-name="ce57">
            <text:p>2,549,777</text:p>
          </table:table-cell>
          <table:table-cell office:value-type="float" office:value="7039180" table:style-name="ce61">
            <text:p>7,039,180</text:p>
          </table:table-cell>
          <table:table-cell office:value-type="float" office:value="3578528" table:style-name="ce62">
            <text:p>3,578,528</text:p>
          </table:table-cell>
          <table:table-cell office:value-type="float" office:value="3460652" table:style-name="ce59">
            <text:p>3,460,652</text:p>
          </table:table-cell>
          <table:table-cell table:number-columns-repeated="16379"/>
        </table:table-row>
        <table:table-row table:style-name="ro6">
          <table:table-cell office:value-type="string" table:style-name="ce27">
            <text:p>宜蘭縣</text:p>
          </table:table-cell>
          <table:table-cell office:value-type="float" office:value="172661" table:style-name="ce36">
            <text:p>172,661</text:p>
          </table:table-cell>
          <table:table-cell office:value-type="float" office:value="452941" table:style-name="ce37">
            <text:p>452,941</text:p>
          </table:table-cell>
          <table:table-cell office:value-type="float" office:value="228212" table:style-name="ce37">
            <text:p>228,212</text:p>
          </table:table-cell>
          <table:table-cell office:value-type="float" office:value="224729" table:style-name="ce37">
            <text:p>224,729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新竹縣</text:p>
          </table:table-cell>
          <table:table-cell office:value-type="float" office:value="206083" table:style-name="ce36">
            <text:p>206,083</text:p>
          </table:table-cell>
          <table:table-cell office:value-type="float" office:value="570982" table:style-name="ce37">
            <text:p>570,982</text:p>
          </table:table-cell>
          <table:table-cell office:value-type="float" office:value="291435" table:style-name="ce37">
            <text:p>291,435</text:p>
          </table:table-cell>
          <table:table-cell office:value-type="float" office:value="279547" table:style-name="ce37">
            <text:p>279,547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苗栗縣</text:p>
          </table:table-cell>
          <table:table-cell office:value-type="float" office:value="193441" table:style-name="ce36">
            <text:p>193,441</text:p>
          </table:table-cell>
          <table:table-cell office:value-type="float" office:value="542127" table:style-name="ce37">
            <text:p>542,127</text:p>
          </table:table-cell>
          <table:table-cell office:value-type="float" office:value="279432" table:style-name="ce37">
            <text:p>279,432</text:p>
          </table:table-cell>
          <table:table-cell office:value-type="float" office:value="262695" table:style-name="ce37">
            <text:p>262,695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彰化縣</text:p>
          </table:table-cell>
          <table:table-cell office:value-type="float" office:value="396604" table:style-name="ce36">
            <text:p>396,604</text:p>
          </table:table-cell>
          <table:table-cell office:value-type="float" office:value="1265654" table:style-name="ce37">
            <text:p>1,265,654</text:p>
          </table:table-cell>
          <table:table-cell office:value-type="float" office:value="643236" table:style-name="ce37">
            <text:p>643,236</text:p>
          </table:table-cell>
          <table:table-cell office:value-type="float" office:value="622418" table:style-name="ce37">
            <text:p>622,418</text:p>
          </table:table-cell>
          <table:table-cell table:number-columns-repeated="16379"/>
        </table:table-row>
        <table:table-row table:style-name="ro4">
          <table:table-cell office:value-type="string" table:style-name="ce27">
            <text:p>南投縣</text:p>
          </table:table-cell>
          <table:table-cell office:value-type="float" office:value="179589" table:style-name="ce36">
            <text:p>179,589</text:p>
          </table:table-cell>
          <table:table-cell office:value-type="float" office:value="490399" table:style-name="ce37">
            <text:p>490,399</text:p>
          </table:table-cell>
          <table:table-cell office:value-type="float" office:value="250600" table:style-name="ce37">
            <text:p>250,600</text:p>
          </table:table-cell>
          <table:table-cell office:value-type="float" office:value="239799" table:style-name="ce37">
            <text:p>239,799</text:p>
          </table:table-cell>
          <table:table-cell table:number-columns-repeated="16379"/>
        </table:table-row>
        <table:table-row table:style-name="ro4">
          <table:table-cell office:value-type="string" table:style-name="ce4">
            <text:p>雲林縣</text:p>
          </table:table-cell>
          <table:table-cell office:value-type="float" office:value="244027" table:style-name="ce36">
            <text:p>244,027</text:p>
          </table:table-cell>
          <table:table-cell office:value-type="float" office:value="676219" table:style-name="ce37">
            <text:p>676,219</text:p>
          </table:table-cell>
          <table:table-cell office:value-type="float" office:value="349759" table:style-name="ce37">
            <text:p>349,759</text:p>
          </table:table-cell>
          <table:table-cell office:value-type="float" office:value="326460" table:style-name="ce37">
            <text:p>326,460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嘉義縣</text:p>
          </table:table-cell>
          <table:table-cell office:value-type="float" office:value="184660" table:style-name="ce36">
            <text:p>184,660</text:p>
          </table:table-cell>
          <table:table-cell office:value-type="float" office:value="498894" table:style-name="ce37">
            <text:p>498,894</text:p>
          </table:table-cell>
          <table:table-cell office:value-type="float" office:value="258806" table:style-name="ce37">
            <text:p>258,806</text:p>
          </table:table-cell>
          <table:table-cell office:value-type="float" office:value="240088" table:style-name="ce37">
            <text:p>240,08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屏東縣</text:p>
          </table:table-cell>
          <table:table-cell office:value-type="float" office:value="291805" table:style-name="ce36">
            <text:p>291,805</text:p>
          </table:table-cell>
          <table:table-cell office:value-type="float" office:value="811978" table:style-name="ce37">
            <text:p>811,978</text:p>
          </table:table-cell>
          <table:table-cell office:value-type="float" office:value="413619" table:style-name="ce37">
            <text:p>413,619</text:p>
          </table:table-cell>
          <table:table-cell office:value-type="float" office:value="398359" table:style-name="ce37">
            <text:p>398,35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臺東縣</text:p>
          </table:table-cell>
          <table:table-cell office:value-type="float" office:value="83635" table:style-name="ce36">
            <text:p>83,635</text:p>
          </table:table-cell>
          <table:table-cell office:value-type="float" office:value="215113" table:style-name="ce55">
            <text:p>215,113</text:p>
          </table:table-cell>
          <table:table-cell office:value-type="float" office:value="110488" table:style-name="ce37">
            <text:p>110,488</text:p>
          </table:table-cell>
          <table:table-cell office:value-type="float" office:value="104625" table:style-name="ce37">
            <text:p>104,62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花蓮縣</text:p>
          </table:table-cell>
          <table:table-cell office:value-type="float" office:value="127437" table:style-name="ce36">
            <text:p>127,437</text:p>
          </table:table-cell>
          <table:table-cell office:value-type="float" office:value="324074" table:style-name="ce37">
            <text:p>324,074</text:p>
          </table:table-cell>
          <table:table-cell office:value-type="float" office:value="163837" table:style-name="ce37">
            <text:p>163,837</text:p>
          </table:table-cell>
          <table:table-cell office:value-type="float" office:value="160237" table:style-name="ce37">
            <text:p>160,23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澎湖縣</text:p>
          </table:table-cell>
          <table:table-cell office:value-type="float" office:value="41981" table:style-name="ce36">
            <text:p>41,981</text:p>
          </table:table-cell>
          <table:table-cell office:value-type="float" office:value="105913" table:style-name="ce37">
            <text:p>105,913</text:p>
          </table:table-cell>
          <table:table-cell office:value-type="float" office:value="54484" table:style-name="ce37">
            <text:p>54,484</text:p>
          </table:table-cell>
          <table:table-cell office:value-type="float" office:value="51429" table:style-name="ce37">
            <text:p>51,429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8">
            <text:p>基隆市</text:p>
          </table:table-cell>
          <table:table-cell office:value-type="float" office:value="155525" table:style-name="ce36">
            <text:p>155,525</text:p>
          </table:table-cell>
          <table:table-cell office:value-type="float" office:value="367379" table:style-name="ce37">
            <text:p>367,379</text:p>
          </table:table-cell>
          <table:table-cell office:value-type="float" office:value="183178" table:style-name="ce37">
            <text:p>183,178</text:p>
          </table:table-cell>
          <table:table-cell office:value-type="float" office:value="184201" table:style-name="ce37">
            <text:p>184,2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27">
            <text:p>新竹市</text:p>
          </table:table-cell>
          <table:table-cell office:value-type="float" office:value="171163" table:style-name="ce36">
            <text:p>171,163</text:p>
          </table:table-cell>
          <table:table-cell office:value-type="float" office:value="451655" table:style-name="ce37">
            <text:p>451,655</text:p>
          </table:table-cell>
          <table:table-cell office:value-type="float" office:value="222879" table:style-name="ce37">
            <text:p>222,879</text:p>
          </table:table-cell>
          <table:table-cell office:value-type="float" office:value="228776" table:style-name="ce37">
            <text:p>228,77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嘉義市</text:p>
          </table:table-cell>
          <table:table-cell office:value-type="float" office:value="101166" table:style-name="ce36">
            <text:p>101,166</text:p>
          </table:table-cell>
          <table:table-cell office:value-type="float" office:value="265852" table:style-name="ce37">
            <text:p>265,852</text:p>
          </table:table-cell>
          <table:table-cell office:value-type="float" office:value="128563" table:style-name="ce37">
            <text:p>128,563</text:p>
          </table:table-cell>
          <table:table-cell office:value-type="float" office:value="137289" table:style-name="ce37">
            <text:p>137,289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60">
            <text:p>福 建 省</text:p>
          </table:table-cell>
          <table:table-cell office:value-type="float" office:value="45213" table:style-name="ce57">
            <text:p>45,213</text:p>
          </table:table-cell>
          <table:table-cell office:value-type="float" office:value="153839" table:style-name="ce61">
            <text:p>153,839</text:p>
          </table:table-cell>
          <table:table-cell office:value-type="float" office:value="77848" table:style-name="ce61">
            <text:p>77,848</text:p>
          </table:table-cell>
          <table:table-cell office:value-type="float" office:value="75991" table:style-name="ce61">
            <text:p>75,99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4">
            <text:p>金門縣</text:p>
          </table:table-cell>
          <table:table-cell office:value-type="float" office:value="41818" table:style-name="ce36">
            <text:p>41,818</text:p>
          </table:table-cell>
          <table:table-cell office:value-type="float" office:value="140536" table:style-name="ce37">
            <text:p>140,536</text:p>
          </table:table-cell>
          <table:table-cell office:value-type="float" office:value="70165" table:style-name="ce37">
            <text:p>70,165</text:p>
          </table:table-cell>
          <table:table-cell office:value-type="float" office:value="70371" table:style-name="ce37">
            <text:p>70,371</text:p>
          </table:table-cell>
          <table:table-cell table:number-columns-repeated="16379" table:style-name="ce1"/>
        </table:table-row>
        <table:table-row table:style-name="ro7">
          <table:table-cell office:value-type="string" table:style-name="ce29">
            <text:p>連江縣</text:p>
          </table:table-cell>
          <table:table-cell office:value-type="float" office:value="3395" table:style-name="ce38">
            <text:p>3,395</text:p>
          </table:table-cell>
          <table:table-cell office:value-type="float" office:value="13303" table:style-name="ce39">
            <text:p>13,303</text:p>
          </table:table-cell>
          <table:table-cell office:value-type="float" office:value="7683" table:style-name="ce39">
            <text:p>7,683</text:p>
          </table:table-cell>
          <table:table-cell office:value-type="float" office:value="5620" table:style-name="ce39">
            <text:p>5,620</text:p>
          </table:table-cell>
          <table:table-cell table:number-columns-repeated="16379" table:style-name="ce1"/>
        </table:table-row>
        <table:table-row table:style-name="ro7">
          <table:table-cell table:style-name="ce87"/>
          <table:table-cell table:number-columns-repeated="2" table:style-name="ce30"/>
          <table:table-cell table:style-name="ce84"/>
          <table:table-cell office:value-type="string" table:style-name="ce94">
            <text:p><text:s text:c="7"/>內政部戶政司 民國110年2月9日編製</text:p>
          </table:table-cell>
          <table:table-cell table:style-name="ce84"/>
          <table:table-cell table:number-columns-repeated="16378"/>
        </table:table-row>
        <table:table-row table:style-name="ro4">
          <table:table-cell table:style-name="ce4"/>
          <table:table-cell table:number-columns-repeated="3" table:style-name="ce30"/>
          <table:table-cell table:style-name="ce85"/>
          <table:table-cell table:number-columns-repeated="16379" table:style-name="ce1"/>
        </table:table-row>
        <table:table-row table:style-name="ro4">
          <table:table-cell table:style-name="ce4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style-name="ce1"/>
          <table:table-cell table:number-columns-repeated="4" table:style-name="ce30"/>
          <table:table-cell table:number-columns-repeated="16379" table:style-name="ce1"/>
        </table:table-row>
        <table:table-row table:style-name="ro4">
          <table:table-cell table:number-columns-repeated="16384"/>
        </table:table-row>
        <table:table-row table:number-rows-repeated="1048543" table:style-name="ro8">
          <table:table-cell table:number-columns-repeated="16384"/>
        </table:table-row>
      </table:table>
      <table:table table:name="新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3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7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0">
            <text:p>新北市</text:p>
          </table:table-cell>
          <table:table-cell office:value-type="float" office:value="1607765" table:style-name="ce82">
            <text:p>1,607,765</text:p>
          </table:table-cell>
          <table:table-cell office:value-type="float" office:value="4029774" table:style-name="ce79">
            <text:p>4,029,774</text:p>
          </table:table-cell>
          <table:table-cell office:value-type="float" office:value="1967698" table:style-name="ce79">
            <text:p>1,967,698</text:p>
          </table:table-cell>
          <table:table-cell office:value-type="float" office:value="2062076" table:style-name="ce83">
            <text:p>2,062,07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板橋區</text:p>
          </table:table-cell>
          <table:table-cell office:value-type="float" office:value="217997" table:style-name="ce9">
            <text:p>217,997</text:p>
          </table:table-cell>
          <table:table-cell office:value-type="float" office:value="556901" table:style-name="ce11">
            <text:p>556,901</text:p>
          </table:table-cell>
          <table:table-cell office:value-type="float" office:value="270651" table:style-name="ce11">
            <text:p>270,651</text:p>
          </table:table-cell>
          <table:table-cell office:value-type="float" office:value="286250" table:style-name="ce23">
            <text:p>286,250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三重區</text:p>
          </table:table-cell>
          <table:table-cell office:value-type="float" office:value="154737" table:style-name="ce9">
            <text:p>154,737</text:p>
          </table:table-cell>
          <table:table-cell office:value-type="float" office:value="384975" table:style-name="ce11">
            <text:p>384,975</text:p>
          </table:table-cell>
          <table:table-cell office:value-type="float" office:value="188746" table:style-name="ce11">
            <text:p>188,746</text:p>
          </table:table-cell>
          <table:table-cell office:value-type="float" office:value="196229" table:style-name="ce23">
            <text:p>196,22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中和區</text:p>
          </table:table-cell>
          <table:table-cell office:value-type="float" office:value="168900" table:style-name="ce9">
            <text:p>168,900</text:p>
          </table:table-cell>
          <table:table-cell office:value-type="float" office:value="410834" table:style-name="ce11">
            <text:p>410,834</text:p>
          </table:table-cell>
          <table:table-cell office:value-type="float" office:value="198635" table:style-name="ce11">
            <text:p>198,635</text:p>
          </table:table-cell>
          <table:table-cell office:value-type="float" office:value="212199" table:style-name="ce23">
            <text:p>212,19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永和區</text:p>
          </table:table-cell>
          <table:table-cell office:value-type="float" office:value="91828" table:style-name="ce9">
            <text:p>91,828</text:p>
          </table:table-cell>
          <table:table-cell office:value-type="float" office:value="219171" table:style-name="ce11">
            <text:p>219,171</text:p>
          </table:table-cell>
          <table:table-cell office:value-type="float" office:value="103808" table:style-name="ce11">
            <text:p>103,808</text:p>
          </table:table-cell>
          <table:table-cell office:value-type="float" office:value="115363" table:style-name="ce23">
            <text:p>115,363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莊區</text:p>
          </table:table-cell>
          <table:table-cell office:value-type="float" office:value="161187" table:style-name="ce9">
            <text:p>161,187</text:p>
          </table:table-cell>
          <table:table-cell office:value-type="float" office:value="422851" table:style-name="ce11">
            <text:p>422,851</text:p>
          </table:table-cell>
          <table:table-cell office:value-type="float" office:value="205975" table:style-name="ce11">
            <text:p>205,975</text:p>
          </table:table-cell>
          <table:table-cell office:value-type="float" office:value="216876" table:style-name="ce23">
            <text:p>216,87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店區</text:p>
          </table:table-cell>
          <table:table-cell office:value-type="float" office:value="130451" table:style-name="ce9">
            <text:p>130,451</text:p>
          </table:table-cell>
          <table:table-cell office:value-type="float" office:value="303293" table:style-name="ce11">
            <text:p>303,293</text:p>
          </table:table-cell>
          <table:table-cell office:value-type="float" office:value="145418" table:style-name="ce11">
            <text:p>145,418</text:p>
          </table:table-cell>
          <table:table-cell office:value-type="float" office:value="157875" table:style-name="ce23">
            <text:p>157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樹林區</text:p>
          </table:table-cell>
          <table:table-cell office:value-type="float" office:value="67560" table:style-name="ce9">
            <text:p>67,560</text:p>
          </table:table-cell>
          <table:table-cell office:value-type="float" office:value="183302" table:style-name="ce11">
            <text:p>183,302</text:p>
          </table:table-cell>
          <table:table-cell office:value-type="float" office:value="91310" table:style-name="ce11">
            <text:p>91,310</text:p>
          </table:table-cell>
          <table:table-cell office:value-type="float" office:value="91992" table:style-name="ce23">
            <text:p>91,9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鶯歌區</text:p>
          </table:table-cell>
          <table:table-cell office:value-type="float" office:value="31896" table:style-name="ce9">
            <text:p>31,896</text:p>
          </table:table-cell>
          <table:table-cell office:value-type="float" office:value="87673" table:style-name="ce11">
            <text:p>87,673</text:p>
          </table:table-cell>
          <table:table-cell office:value-type="float" office:value="43924" table:style-name="ce11">
            <text:p>43,924</text:p>
          </table:table-cell>
          <table:table-cell office:value-type="float" office:value="43749" table:style-name="ce23">
            <text:p>43,7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峽區</text:p>
          </table:table-cell>
          <table:table-cell office:value-type="float" office:value="44583" table:style-name="ce9">
            <text:p>44,583</text:p>
          </table:table-cell>
          <table:table-cell office:value-type="float" office:value="116866" table:style-name="ce11">
            <text:p>116,866</text:p>
          </table:table-cell>
          <table:table-cell office:value-type="float" office:value="58374" table:style-name="ce11">
            <text:p>58,374</text:p>
          </table:table-cell>
          <table:table-cell office:value-type="float" office:value="58492" table:style-name="ce23">
            <text:p>58,49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淡水區</text:p>
          </table:table-cell>
          <table:table-cell office:value-type="float" office:value="83184" table:style-name="ce9">
            <text:p>83,184</text:p>
          </table:table-cell>
          <table:table-cell office:value-type="float" office:value="183488" table:style-name="ce11">
            <text:p>183,488</text:p>
          </table:table-cell>
          <table:table-cell office:value-type="float" office:value="87752" table:style-name="ce11">
            <text:p>87,752</text:p>
          </table:table-cell>
          <table:table-cell office:value-type="float" office:value="95736" table:style-name="ce23">
            <text:p>95,73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汐止區</text:p>
          </table:table-cell>
          <table:table-cell office:value-type="float" office:value="91241" table:style-name="ce9">
            <text:p>91,241</text:p>
          </table:table-cell>
          <table:table-cell office:value-type="float" office:value="205788" table:style-name="ce11">
            <text:p>205,788</text:p>
          </table:table-cell>
          <table:table-cell office:value-type="float" office:value="100092" table:style-name="ce11">
            <text:p>100,092</text:p>
          </table:table-cell>
          <table:table-cell office:value-type="float" office:value="105696" table:style-name="ce23">
            <text:p>105,69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芳區</text:p>
          </table:table-cell>
          <table:table-cell office:value-type="float" office:value="16169" table:style-name="ce9">
            <text:p>16,169</text:p>
          </table:table-cell>
          <table:table-cell office:value-type="float" office:value="38993" table:style-name="ce11">
            <text:p>38,993</text:p>
          </table:table-cell>
          <table:table-cell office:value-type="float" office:value="19689" table:style-name="ce11">
            <text:p>19,689</text:p>
          </table:table-cell>
          <table:table-cell office:value-type="float" office:value="19304" table:style-name="ce23">
            <text:p>19,3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城區</text:p>
          </table:table-cell>
          <table:table-cell office:value-type="float" office:value="89570" table:style-name="ce9">
            <text:p>89,570</text:p>
          </table:table-cell>
          <table:table-cell office:value-type="float" office:value="238192" table:style-name="ce11">
            <text:p>238,192</text:p>
          </table:table-cell>
          <table:table-cell office:value-type="float" office:value="117068" table:style-name="ce11">
            <text:p>117,068</text:p>
          </table:table-cell>
          <table:table-cell office:value-type="float" office:value="121124" table:style-name="ce23">
            <text:p>121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蘆洲區</text:p>
          </table:table-cell>
          <table:table-cell office:value-type="float" office:value="73507" table:style-name="ce9">
            <text:p>73,507</text:p>
          </table:table-cell>
          <table:table-cell office:value-type="float" office:value="202536" table:style-name="ce11">
            <text:p>202,536</text:p>
          </table:table-cell>
          <table:table-cell office:value-type="float" office:value="99119" table:style-name="ce11">
            <text:p>99,119</text:p>
          </table:table-cell>
          <table:table-cell office:value-type="float" office:value="103417" table:style-name="ce23">
            <text:p>103,4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股區</text:p>
          </table:table-cell>
          <table:table-cell office:value-type="float" office:value="34708" table:style-name="ce9">
            <text:p>34,708</text:p>
          </table:table-cell>
          <table:table-cell office:value-type="float" office:value="89529" table:style-name="ce11">
            <text:p>89,529</text:p>
          </table:table-cell>
          <table:table-cell office:value-type="float" office:value="45003" table:style-name="ce11">
            <text:p>45,003</text:p>
          </table:table-cell>
          <table:table-cell office:value-type="float" office:value="44526" table:style-name="ce23">
            <text:p>44,5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泰山區</text:p>
          </table:table-cell>
          <table:table-cell office:value-type="float" office:value="29053" table:style-name="ce9">
            <text:p>29,053</text:p>
          </table:table-cell>
          <table:table-cell office:value-type="float" office:value="78399" table:style-name="ce11">
            <text:p>78,399</text:p>
          </table:table-cell>
          <table:table-cell office:value-type="float" office:value="38690" table:style-name="ce11">
            <text:p>38,690</text:p>
          </table:table-cell>
          <table:table-cell office:value-type="float" office:value="39709" table:style-name="ce23">
            <text:p>39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口區</text:p>
          </table:table-cell>
          <table:table-cell office:value-type="float" office:value="49032" table:style-name="ce9">
            <text:p>49,032</text:p>
          </table:table-cell>
          <table:table-cell office:value-type="float" office:value="121437" table:style-name="ce11">
            <text:p>121,437</text:p>
          </table:table-cell>
          <table:table-cell office:value-type="float" office:value="59038" table:style-name="ce11">
            <text:p>59,038</text:p>
          </table:table-cell>
          <table:table-cell office:value-type="float" office:value="62399" table:style-name="ce23">
            <text:p>62,3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深坑區</text:p>
          </table:table-cell>
          <table:table-cell office:value-type="float" office:value="9807" table:style-name="ce9">
            <text:p>9,807</text:p>
          </table:table-cell>
          <table:table-cell office:value-type="float" office:value="23742" table:style-name="ce11">
            <text:p>23,742</text:p>
          </table:table-cell>
          <table:table-cell office:value-type="float" office:value="11867" table:style-name="ce11">
            <text:p>11,867</text:p>
          </table:table-cell>
          <table:table-cell office:value-type="float" office:value="11875" table:style-name="ce23">
            <text:p>11,8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碇區</text:p>
          </table:table-cell>
          <table:table-cell office:value-type="float" office:value="3406" table:style-name="ce9">
            <text:p>3,406</text:p>
          </table:table-cell>
          <table:table-cell office:value-type="float" office:value="7562" table:style-name="ce11">
            <text:p>7,562</text:p>
          </table:table-cell>
          <table:table-cell office:value-type="float" office:value="4128" table:style-name="ce11">
            <text:p>4,128</text:p>
          </table:table-cell>
          <table:table-cell office:value-type="float" office:value="3434" table:style-name="ce23">
            <text:p>3,4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坪林區</text:p>
          </table:table-cell>
          <table:table-cell office:value-type="float" office:value="2545" table:style-name="ce9">
            <text:p>2,545</text:p>
          </table:table-cell>
          <table:table-cell office:value-type="float" office:value="6700" table:style-name="ce11">
            <text:p>6,700</text:p>
          </table:table-cell>
          <table:table-cell office:value-type="float" office:value="3645" table:style-name="ce11">
            <text:p>3,645</text:p>
          </table:table-cell>
          <table:table-cell office:value-type="float" office:value="3055" table:style-name="ce23">
            <text:p>3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芝區</text:p>
          </table:table-cell>
          <table:table-cell office:value-type="float" office:value="9593" table:style-name="ce9">
            <text:p>9,593</text:p>
          </table:table-cell>
          <table:table-cell office:value-type="float" office:value="22529" table:style-name="ce11">
            <text:p>22,529</text:p>
          </table:table-cell>
          <table:table-cell office:value-type="float" office:value="11576" table:style-name="ce11">
            <text:p>11,576</text:p>
          </table:table-cell>
          <table:table-cell office:value-type="float" office:value="10953" table:style-name="ce23">
            <text:p>10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石門區</text:p>
          </table:table-cell>
          <table:table-cell office:value-type="float" office:value="4241" table:style-name="ce9">
            <text:p>4,241</text:p>
          </table:table-cell>
          <table:table-cell office:value-type="float" office:value="11475" table:style-name="ce11">
            <text:p>11,475</text:p>
          </table:table-cell>
          <table:table-cell office:value-type="float" office:value="5971" table:style-name="ce11">
            <text:p>5,971</text:p>
          </table:table-cell>
          <table:table-cell office:value-type="float" office:value="5504" table:style-name="ce23">
            <text:p>5,5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八里區</text:p>
          </table:table-cell>
          <table:table-cell office:value-type="float" office:value="15591" table:style-name="ce9">
            <text:p>15,591</text:p>
          </table:table-cell>
          <table:table-cell office:value-type="float" office:value="39751" table:style-name="ce11">
            <text:p>39,751</text:p>
          </table:table-cell>
          <table:table-cell office:value-type="float" office:value="19817" table:style-name="ce11">
            <text:p>19,817</text:p>
          </table:table-cell>
          <table:table-cell office:value-type="float" office:value="19934" table:style-name="ce23">
            <text:p>19,9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平溪區</text:p>
          </table:table-cell>
          <table:table-cell office:value-type="float" office:value="2247" table:style-name="ce9">
            <text:p>2,247</text:p>
          </table:table-cell>
          <table:table-cell office:value-type="float" office:value="4412" table:style-name="ce11">
            <text:p>4,412</text:p>
          </table:table-cell>
          <table:table-cell office:value-type="float" office:value="2465" table:style-name="ce11">
            <text:p>2,465</text:p>
          </table:table-cell>
          <table:table-cell office:value-type="float" office:value="1947" table:style-name="ce23">
            <text:p>1,9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雙溪區</text:p>
          </table:table-cell>
          <table:table-cell office:value-type="float" office:value="3726" table:style-name="ce9">
            <text:p>3,726</text:p>
          </table:table-cell>
          <table:table-cell office:value-type="float" office:value="8436" table:style-name="ce11">
            <text:p>8,436</text:p>
          </table:table-cell>
          <table:table-cell office:value-type="float" office:value="4579" table:style-name="ce11">
            <text:p>4,579</text:p>
          </table:table-cell>
          <table:table-cell office:value-type="float" office:value="3857" table:style-name="ce23">
            <text:p>3,85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貢寮區</text:p>
          </table:table-cell>
          <table:table-cell office:value-type="float" office:value="4349" table:style-name="ce9">
            <text:p>4,349</text:p>
          </table:table-cell>
          <table:table-cell office:value-type="float" office:value="11751" table:style-name="ce11">
            <text:p>11,751</text:p>
          </table:table-cell>
          <table:table-cell office:value-type="float" office:value="6008" table:style-name="ce11">
            <text:p>6,008</text:p>
          </table:table-cell>
          <table:table-cell office:value-type="float" office:value="5743" table:style-name="ce23">
            <text:p>5,74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山區</text:p>
          </table:table-cell>
          <table:table-cell office:value-type="float" office:value="7201" table:style-name="ce9">
            <text:p>7,201</text:p>
          </table:table-cell>
          <table:table-cell office:value-type="float" office:value="21096" table:style-name="ce11">
            <text:p>21,096</text:p>
          </table:table-cell>
          <table:table-cell office:value-type="float" office:value="10373" table:style-name="ce11">
            <text:p>10,373</text:p>
          </table:table-cell>
          <table:table-cell office:value-type="float" office:value="10723" table:style-name="ce23">
            <text:p>10,72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里區</text:p>
          </table:table-cell>
          <table:table-cell office:value-type="float" office:value="7544" table:style-name="ce9">
            <text:p>7,544</text:p>
          </table:table-cell>
          <table:table-cell office:value-type="float" office:value="21672" table:style-name="ce11">
            <text:p>21,672</text:p>
          </table:table-cell>
          <table:table-cell office:value-type="float" office:value="10842" table:style-name="ce11">
            <text:p>10,842</text:p>
          </table:table-cell>
          <table:table-cell office:value-type="float" office:value="10830" table:style-name="ce23">
            <text:p>10,830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※烏來區</text:p>
          </table:table-cell>
          <table:table-cell office:value-type="float" office:value="1912" table:style-name="ce16">
            <text:p>1,912</text:p>
          </table:table-cell>
          <table:table-cell office:value-type="float" office:value="6420" table:style-name="ce18">
            <text:p>6,420</text:p>
          </table:table-cell>
          <table:table-cell office:value-type="float" office:value="3135" table:style-name="ce18">
            <text:p>3,135</text:p>
          </table:table-cell>
          <table:table-cell office:value-type="float" office:value="3285" table:style-name="ce19">
            <text:p>3,285</text:p>
          </table:table-cell>
          <table:table-cell table:number-columns-repeated="16379"/>
        </table:table-row>
        <table:table-row table:style-name="ro4">
          <table:table-cell office:value-type="string" table:style-name="ce93">
            <text:p>說明：表內列有「※」者表示山地鄉（區）。（以下縣市同）</text:p>
          </table:table-cell>
          <table:table-cell table:number-columns-repeated="16383" table:style-name="ce1"/>
        </table:table-row>
        <table:table-row table:number-rows-repeated="3" table:style-name="ro4">
          <table:table-cell table:number-columns-repeated="16384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北市</text:p>
          </table:table-cell>
          <table:table-cell office:value-type="float" office:value="1060504" table:style-name="ce71">
            <text:p>1,060,504</text:p>
          </table:table-cell>
          <table:table-cell office:value-type="float" office:value="2597635" table:style-name="ce79">
            <text:p>2,597,635</text:p>
          </table:table-cell>
          <table:table-cell office:value-type="float" office:value="1236274" table:style-name="ce79">
            <text:p>1,236,274</text:p>
          </table:table-cell>
          <table:table-cell office:value-type="float" office:value="1361361" table:style-name="ce73">
            <text:p>1,361,36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松山區</text:p>
          </table:table-cell>
          <table:table-cell office:value-type="float" office:value="80890" table:style-name="ce52">
            <text:p>80,890</text:p>
          </table:table-cell>
          <table:table-cell office:value-type="float" office:value="199971" table:style-name="ce11">
            <text:p>199,971</text:p>
          </table:table-cell>
          <table:table-cell office:value-type="float" office:value="93403" table:style-name="ce11">
            <text:p>93,403</text:p>
          </table:table-cell>
          <table:table-cell office:value-type="float" office:value="106568" table:style-name="ce10">
            <text:p>106,5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信義區</text:p>
          </table:table-cell>
          <table:table-cell office:value-type="float" office:value="88858" table:style-name="ce52">
            <text:p>88,858</text:p>
          </table:table-cell>
          <table:table-cell office:value-type="float" office:value="214669" table:style-name="ce11">
            <text:p>214,669</text:p>
          </table:table-cell>
          <table:table-cell office:value-type="float" office:value="101922" table:style-name="ce11">
            <text:p>101,922</text:p>
          </table:table-cell>
          <table:table-cell office:value-type="float" office:value="112747" table:style-name="ce10">
            <text:p>112,7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安區</text:p>
          </table:table-cell>
          <table:table-cell office:value-type="float" office:value="121031" table:style-name="ce52">
            <text:p>121,031</text:p>
          </table:table-cell>
          <table:table-cell office:value-type="float" office:value="301912" table:style-name="ce11">
            <text:p>301,912</text:p>
          </table:table-cell>
          <table:table-cell office:value-type="float" office:value="140547" table:style-name="ce11">
            <text:p>140,547</text:p>
          </table:table-cell>
          <table:table-cell office:value-type="float" office:value="161365" table:style-name="ce10">
            <text:p>161,3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山區</text:p>
          </table:table-cell>
          <table:table-cell office:value-type="float" office:value="100705" table:style-name="ce52">
            <text:p>100,705</text:p>
          </table:table-cell>
          <table:table-cell office:value-type="float" office:value="223438" table:style-name="ce11">
            <text:p>223,438</text:p>
          </table:table-cell>
          <table:table-cell office:value-type="float" office:value="103503" table:style-name="ce11">
            <text:p>103,503</text:p>
          </table:table-cell>
          <table:table-cell office:value-type="float" office:value="119935" table:style-name="ce10">
            <text:p>119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正區</text:p>
          </table:table-cell>
          <table:table-cell office:value-type="float" office:value="65758" table:style-name="ce52">
            <text:p>65,758</text:p>
          </table:table-cell>
          <table:table-cell office:value-type="float" office:value="155257" table:style-name="ce11">
            <text:p>155,257</text:p>
          </table:table-cell>
          <table:table-cell office:value-type="float" office:value="73894" table:style-name="ce11">
            <text:p>73,894</text:p>
          </table:table-cell>
          <table:table-cell office:value-type="float" office:value="81363" table:style-name="ce10">
            <text:p>81,36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同區</text:p>
          </table:table-cell>
          <table:table-cell office:value-type="float" office:value="52156" table:style-name="ce52">
            <text:p>52,156</text:p>
          </table:table-cell>
          <table:table-cell office:value-type="float" office:value="123648" table:style-name="ce11">
            <text:p>123,648</text:p>
          </table:table-cell>
          <table:table-cell office:value-type="float" office:value="59934" table:style-name="ce11">
            <text:p>59,934</text:p>
          </table:table-cell>
          <table:table-cell office:value-type="float" office:value="63714" table:style-name="ce10">
            <text:p>63,7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華區</text:p>
          </table:table-cell>
          <table:table-cell office:value-type="float" office:value="79333" table:style-name="ce52">
            <text:p>79,333</text:p>
          </table:table-cell>
          <table:table-cell office:value-type="float" office:value="182625" table:style-name="ce11">
            <text:p>182,625</text:p>
          </table:table-cell>
          <table:table-cell office:value-type="float" office:value="89328" table:style-name="ce11">
            <text:p>89,328</text:p>
          </table:table-cell>
          <table:table-cell office:value-type="float" office:value="93297" table:style-name="ce10">
            <text:p>93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文山區</text:p>
          </table:table-cell>
          <table:table-cell office:value-type="float" office:value="107720" table:style-name="ce52">
            <text:p>107,720</text:p>
          </table:table-cell>
          <table:table-cell office:value-type="float" office:value="267830" table:style-name="ce11">
            <text:p>267,830</text:p>
          </table:table-cell>
          <table:table-cell office:value-type="float" office:value="127927" table:style-name="ce11">
            <text:p>127,927</text:p>
          </table:table-cell>
          <table:table-cell office:value-type="float" office:value="139903" table:style-name="ce10">
            <text:p>139,9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港區</text:p>
          </table:table-cell>
          <table:table-cell office:value-type="float" office:value="48003" table:style-name="ce52">
            <text:p>48,003</text:p>
          </table:table-cell>
          <table:table-cell office:value-type="float" office:value="118548" table:style-name="ce11">
            <text:p>118,548</text:p>
          </table:table-cell>
          <table:table-cell office:value-type="float" office:value="57793" table:style-name="ce11">
            <text:p>57,793</text:p>
          </table:table-cell>
          <table:table-cell office:value-type="float" office:value="60755" table:style-name="ce10">
            <text:p>60,7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湖區</text:p>
          </table:table-cell>
          <table:table-cell office:value-type="float" office:value="109861" table:style-name="ce52">
            <text:p>109,861</text:p>
          </table:table-cell>
          <table:table-cell office:value-type="float" office:value="281975" table:style-name="ce11">
            <text:p>281,975</text:p>
          </table:table-cell>
          <table:table-cell office:value-type="float" office:value="134351" table:style-name="ce11">
            <text:p>134,351</text:p>
          </table:table-cell>
          <table:table-cell office:value-type="float" office:value="147624" table:style-name="ce10">
            <text:p>147,6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士林區</text:p>
          </table:table-cell>
          <table:table-cell office:value-type="float" office:value="108081" table:style-name="ce52">
            <text:p>108,081</text:p>
          </table:table-cell>
          <table:table-cell office:value-type="float" office:value="277933" table:style-name="ce11">
            <text:p>277,933</text:p>
          </table:table-cell>
          <table:table-cell office:value-type="float" office:value="133781" table:style-name="ce11">
            <text:p>133,781</text:p>
          </table:table-cell>
          <table:table-cell office:value-type="float" office:value="144152" table:style-name="ce10">
            <text:p>144,15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北投區</text:p>
          </table:table-cell>
          <table:table-cell office:value-type="float" office:value="98108" table:style-name="ce53">
            <text:p>98,108</text:p>
          </table:table-cell>
          <table:table-cell office:value-type="float" office:value="249829" table:style-name="ce18">
            <text:p>249,829</text:p>
          </table:table-cell>
          <table:table-cell office:value-type="float" office:value="119891" table:style-name="ce18">
            <text:p>119,891</text:p>
          </table:table-cell>
          <table:table-cell office:value-type="float" office:value="129938" table:style-name="ce17">
            <text:p>129,938</text:p>
          </table:table-cell>
          <table:table-cell table:number-columns-repeated="16379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桃園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桃園市</text:p>
          </table:table-cell>
          <table:table-cell office:value-type="float" office:value="847177" table:style-name="ce71">
            <text:p>847,177</text:p>
          </table:table-cell>
          <table:table-cell office:value-type="float" office:value="2269216" table:style-name="ce79">
            <text:p>2,269,216</text:p>
          </table:table-cell>
          <table:table-cell office:value-type="float" office:value="1124335" table:style-name="ce79">
            <text:p>1,124,335</text:p>
          </table:table-cell>
          <table:table-cell office:value-type="float" office:value="1144881" table:style-name="ce83">
            <text:p>1,144,88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桃園區</text:p>
          </table:table-cell>
          <table:table-cell office:value-type="float" office:value="177928" table:style-name="ce52">
            <text:p>177,928</text:p>
          </table:table-cell>
          <table:table-cell office:value-type="float" office:value="457382" table:style-name="ce11">
            <text:p>457,382</text:p>
          </table:table-cell>
          <table:table-cell office:value-type="float" office:value="221059" table:style-name="ce11">
            <text:p>221,059</text:p>
          </table:table-cell>
          <table:table-cell office:value-type="float" office:value="236323" table:style-name="ce23">
            <text:p>236,32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中壢區</text:p>
          </table:table-cell>
          <table:table-cell office:value-type="float" office:value="161529" table:style-name="ce52">
            <text:p>161,529</text:p>
          </table:table-cell>
          <table:table-cell office:value-type="float" office:value="422582" table:style-name="ce11">
            <text:p>422,582</text:p>
          </table:table-cell>
          <table:table-cell office:value-type="float" office:value="207046" table:style-name="ce11">
            <text:p>207,046</text:p>
          </table:table-cell>
          <table:table-cell office:value-type="float" office:value="215536" table:style-name="ce23">
            <text:p>215,536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溪區</text:p>
          </table:table-cell>
          <table:table-cell office:value-type="float" office:value="34162" table:style-name="ce52">
            <text:p>34,162</text:p>
          </table:table-cell>
          <table:table-cell office:value-type="float" office:value="95601" table:style-name="ce11">
            <text:p>95,601</text:p>
          </table:table-cell>
          <table:table-cell office:value-type="float" office:value="48584" table:style-name="ce11">
            <text:p>48,584</text:p>
          </table:table-cell>
          <table:table-cell office:value-type="float" office:value="47017" table:style-name="ce23">
            <text:p>47,01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楊梅區</text:p>
          </table:table-cell>
          <table:table-cell office:value-type="float" office:value="62748" table:style-name="ce52">
            <text:p>62,748</text:p>
          </table:table-cell>
          <table:table-cell office:value-type="float" office:value="175278" table:style-name="ce11">
            <text:p>175,278</text:p>
          </table:table-cell>
          <table:table-cell office:value-type="float" office:value="87935" table:style-name="ce11">
            <text:p>87,935</text:p>
          </table:table-cell>
          <table:table-cell office:value-type="float" office:value="87343" table:style-name="ce23">
            <text:p>87,34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蘆竹區</text:p>
          </table:table-cell>
          <table:table-cell office:value-type="float" office:value="61356" table:style-name="ce52">
            <text:p>61,356</text:p>
          </table:table-cell>
          <table:table-cell office:value-type="float" office:value="166994" table:style-name="ce11">
            <text:p>166,994</text:p>
          </table:table-cell>
          <table:table-cell office:value-type="float" office:value="82601" table:style-name="ce11">
            <text:p>82,601</text:p>
          </table:table-cell>
          <table:table-cell office:value-type="float" office:value="84393" table:style-name="ce23">
            <text:p>84,39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大園區</text:p>
          </table:table-cell>
          <table:table-cell office:value-type="float" office:value="35769" table:style-name="ce52">
            <text:p>35,769</text:p>
          </table:table-cell>
          <table:table-cell office:value-type="float" office:value="93855" table:style-name="ce11">
            <text:p>93,855</text:p>
          </table:table-cell>
          <table:table-cell office:value-type="float" office:value="47756" table:style-name="ce11">
            <text:p>47,756</text:p>
          </table:table-cell>
          <table:table-cell office:value-type="float" office:value="46099" table:style-name="ce23">
            <text:p>46,099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龜山區</text:p>
          </table:table-cell>
          <table:table-cell office:value-type="float" office:value="65684" table:style-name="ce52">
            <text:p>65,684</text:p>
          </table:table-cell>
          <table:table-cell office:value-type="float" office:value="164462" table:style-name="ce11">
            <text:p>164,462</text:p>
          </table:table-cell>
          <table:table-cell office:value-type="float" office:value="81574" table:style-name="ce11">
            <text:p>81,574</text:p>
          </table:table-cell>
          <table:table-cell office:value-type="float" office:value="82888" table:style-name="ce23">
            <text:p>82,888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八德區</text:p>
          </table:table-cell>
          <table:table-cell office:value-type="float" office:value="76537" table:style-name="ce52">
            <text:p>76,537</text:p>
          </table:table-cell>
          <table:table-cell office:value-type="float" office:value="209219" table:style-name="ce11">
            <text:p>209,219</text:p>
          </table:table-cell>
          <table:table-cell office:value-type="float" office:value="104037" table:style-name="ce11">
            <text:p>104,037</text:p>
          </table:table-cell>
          <table:table-cell office:value-type="float" office:value="105182" table:style-name="ce23">
            <text:p>105,182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龍潭區</text:p>
          </table:table-cell>
          <table:table-cell office:value-type="float" office:value="44148" table:style-name="ce52">
            <text:p>44,148</text:p>
          </table:table-cell>
          <table:table-cell office:value-type="float" office:value="124402" table:style-name="ce11">
            <text:p>124,402</text:p>
          </table:table-cell>
          <table:table-cell office:value-type="float" office:value="61981" table:style-name="ce11">
            <text:p>61,981</text:p>
          </table:table-cell>
          <table:table-cell office:value-type="float" office:value="62421" table:style-name="ce23">
            <text:p>62,421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平鎮區</text:p>
          </table:table-cell>
          <table:table-cell office:value-type="float" office:value="81154" table:style-name="ce52">
            <text:p>81,154</text:p>
          </table:table-cell>
          <table:table-cell office:value-type="float" office:value="228647" table:style-name="ce11">
            <text:p>228,647</text:p>
          </table:table-cell>
          <table:table-cell office:value-type="float" office:value="113160" table:style-name="ce11">
            <text:p>113,160</text:p>
          </table:table-cell>
          <table:table-cell office:value-type="float" office:value="115487" table:style-name="ce23">
            <text:p>115,487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新屋區</text:p>
          </table:table-cell>
          <table:table-cell office:value-type="float" office:value="17287" table:style-name="ce52">
            <text:p>17,287</text:p>
          </table:table-cell>
          <table:table-cell office:value-type="float" office:value="49313" table:style-name="ce11">
            <text:p>49,313</text:p>
          </table:table-cell>
          <table:table-cell office:value-type="float" office:value="26210" table:style-name="ce11">
            <text:p>26,210</text:p>
          </table:table-cell>
          <table:table-cell office:value-type="float" office:value="23103" table:style-name="ce23">
            <text:p>23,103</text:p>
          </table:table-cell>
          <table:table-cell table:style-name="ce1"/>
          <table:table-cell table:style-name="ce88"/>
          <table:table-cell table:number-columns-repeated="16377"/>
        </table:table-row>
        <table:table-row table:style-name="ro4">
          <table:table-cell office:value-type="string" table:style-name="ce14">
            <text:p>觀音區</text:p>
          </table:table-cell>
          <table:table-cell office:value-type="float" office:value="25021" table:style-name="ce52">
            <text:p>25,021</text:p>
          </table:table-cell>
          <table:table-cell office:value-type="float" office:value="69101" table:style-name="ce11">
            <text:p>69,101</text:p>
          </table:table-cell>
          <table:table-cell office:value-type="float" office:value="35721" table:style-name="ce11">
            <text:p>35,721</text:p>
          </table:table-cell>
          <table:table-cell office:value-type="float" office:value="33380" table:style-name="ce23">
            <text:p>33,380</text:p>
          </table:table-cell>
          <table:table-cell table:style-name="ce14"/>
          <table:table-cell table:style-name="ce88"/>
          <table:table-cell table:number-columns-repeated="16377"/>
        </table:table-row>
        <table:table-row table:style-name="ro4">
          <table:table-cell office:value-type="string" table:style-name="ce24">
            <text:p>※復興區</text:p>
          </table:table-cell>
          <table:table-cell office:value-type="float" office:value="3854" table:style-name="ce53">
            <text:p>3,854</text:p>
          </table:table-cell>
          <table:table-cell office:value-type="float" office:value="12380" table:style-name="ce18">
            <text:p>12,380</text:p>
          </table:table-cell>
          <table:table-cell office:value-type="float" office:value="6671" table:style-name="ce18">
            <text:p>6,671</text:p>
          </table:table-cell>
          <table:table-cell office:value-type="float" office:value="5709" table:style-name="ce19">
            <text:p>5,709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 table:style-name="ce1"/>
          <table:table-cell table:number-columns-repeated="2" table:style-name="ce56"/>
          <table:table-cell table:number-columns-repeated="16380" table:style-name="ce1"/>
        </table:table-row>
        <table:table-row table:number-rows-repeated="11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臺中市" table:style-name="ta1">
        <table:table-column table:style-name="co1" table:default-cell-style-name="ce4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4"/>
          <table:table-cell table:style-name="ce26"/>
          <table:table-cell office:value-type="string" table:style-name="ce86">
            <text:p>中華民國110年1月底</text:p>
          </table:table-cell>
          <table:table-cell table:number-columns-repeated="2" table:style-name="ce26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81">
            <text:p>臺中市</text:p>
          </table:table-cell>
          <table:table-cell office:value-type="float" office:value="1004265" table:style-name="ce71">
            <text:p>1,004,265</text:p>
          </table:table-cell>
          <table:table-cell office:value-type="float" office:value="2820943" table:style-name="ce79">
            <text:p>2,820,943</text:p>
          </table:table-cell>
          <table:table-cell office:value-type="float" office:value="1385416" table:style-name="ce79">
            <text:p>1,385,416</text:p>
          </table:table-cell>
          <table:table-cell office:value-type="float" office:value="1435527" table:style-name="ce73">
            <text:p>1,435,527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中　區</text:p>
          </table:table-cell>
          <table:table-cell office:value-type="float" office:value="7981" table:style-name="ce52">
            <text:p>7,981</text:p>
          </table:table-cell>
          <table:table-cell office:value-type="float" office:value="18143" table:style-name="ce11">
            <text:p>18,143</text:p>
          </table:table-cell>
          <table:table-cell office:value-type="float" office:value="8982" table:style-name="ce11">
            <text:p>8,982</text:p>
          </table:table-cell>
          <table:table-cell office:value-type="float" office:value="9161" table:style-name="ce10">
            <text:p>9,16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東　區</text:p>
          </table:table-cell>
          <table:table-cell office:value-type="float" office:value="28870" table:style-name="ce52">
            <text:p>28,870</text:p>
          </table:table-cell>
          <table:table-cell office:value-type="float" office:value="75851" table:style-name="ce11">
            <text:p>75,851</text:p>
          </table:table-cell>
          <table:table-cell office:value-type="float" office:value="37524" table:style-name="ce11">
            <text:p>37,524</text:p>
          </table:table-cell>
          <table:table-cell office:value-type="float" office:value="38327" table:style-name="ce10">
            <text:p>38,327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南　區</text:p>
          </table:table-cell>
          <table:table-cell office:value-type="float" office:value="50276" table:style-name="ce52">
            <text:p>50,276</text:p>
          </table:table-cell>
          <table:table-cell office:value-type="float" office:value="126751" table:style-name="ce11">
            <text:p>126,751</text:p>
          </table:table-cell>
          <table:table-cell office:value-type="float" office:value="60583" table:style-name="ce11">
            <text:p>60,583</text:p>
          </table:table-cell>
          <table:table-cell office:value-type="float" office:value="66168" table:style-name="ce10">
            <text:p>66,168</text:p>
          </table:table-cell>
          <table:table-cell table:number-columns-repeated="16379"/>
        </table:table-row>
        <table:table-row table:style-name="ro4">
          <table:table-cell office:value-type="string" table:style-name="ce69">
            <text:p>西　區</text:p>
          </table:table-cell>
          <table:table-cell office:value-type="float" office:value="46342" table:style-name="ce52">
            <text:p>46,342</text:p>
          </table:table-cell>
          <table:table-cell office:value-type="float" office:value="114511" table:style-name="ce11">
            <text:p>114,511</text:p>
          </table:table-cell>
          <table:table-cell office:value-type="float" office:value="54200" table:style-name="ce11">
            <text:p>54,200</text:p>
          </table:table-cell>
          <table:table-cell office:value-type="float" office:value="60311" table:style-name="ce10">
            <text:p>60,311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　區</text:p>
          </table:table-cell>
          <table:table-cell office:value-type="float" office:value="60694" table:style-name="ce52">
            <text:p>60,694</text:p>
          </table:table-cell>
          <table:table-cell office:value-type="float" office:value="146540" table:style-name="ce11">
            <text:p>146,540</text:p>
          </table:table-cell>
          <table:table-cell office:value-type="float" office:value="69838" table:style-name="ce11">
            <text:p>69,838</text:p>
          </table:table-cell>
          <table:table-cell office:value-type="float" office:value="76702" table:style-name="ce10">
            <text:p>76,702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西屯區</text:p>
          </table:table-cell>
          <table:table-cell office:value-type="float" office:value="90086" table:style-name="ce52">
            <text:p>90,086</text:p>
          </table:table-cell>
          <table:table-cell office:value-type="float" office:value="231727" table:style-name="ce11">
            <text:p>231,727</text:p>
          </table:table-cell>
          <table:table-cell office:value-type="float" office:value="110892" table:style-name="ce11">
            <text:p>110,892</text:p>
          </table:table-cell>
          <table:table-cell office:value-type="float" office:value="120835" table:style-name="ce10">
            <text:p>120,835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南屯區</text:p>
          </table:table-cell>
          <table:table-cell office:value-type="float" office:value="66987" table:style-name="ce52">
            <text:p>66,987</text:p>
          </table:table-cell>
          <table:table-cell office:value-type="float" office:value="176196" table:style-name="ce11">
            <text:p>176,196</text:p>
          </table:table-cell>
          <table:table-cell office:value-type="float" office:value="84117" table:style-name="ce11">
            <text:p>84,117</text:p>
          </table:table-cell>
          <table:table-cell office:value-type="float" office:value="92079" table:style-name="ce10">
            <text:p>92,079</text:p>
          </table:table-cell>
          <table:table-cell table:number-columns-repeated="16379"/>
        </table:table-row>
        <table:table-row table:style-name="ro4">
          <table:table-cell office:value-type="string" table:style-name="ce65">
            <text:p>北屯區</text:p>
          </table:table-cell>
          <table:table-cell office:value-type="float" office:value="107880" table:style-name="ce52">
            <text:p>107,880</text:p>
          </table:table-cell>
          <table:table-cell office:value-type="float" office:value="287749" table:style-name="ce11">
            <text:p>287,749</text:p>
          </table:table-cell>
          <table:table-cell office:value-type="float" office:value="137298" table:style-name="ce11">
            <text:p>137,298</text:p>
          </table:table-cell>
          <table:table-cell office:value-type="float" office:value="150451" table:style-name="ce10">
            <text:p>150,451</text:p>
          </table:table-cell>
          <table:table-cell table:number-columns-repeated="16379"/>
        </table:table-row>
        <table:table-row table:style-name="ro4">
          <table:table-cell office:value-type="string" table:style-name="ce66">
            <text:p>豐原區</text:p>
          </table:table-cell>
          <table:table-cell office:value-type="float" office:value="55199" table:style-name="ce52">
            <text:p>55,199</text:p>
          </table:table-cell>
          <table:table-cell office:value-type="float" office:value="166015" table:style-name="ce11">
            <text:p>166,015</text:p>
          </table:table-cell>
          <table:table-cell office:value-type="float" office:value="81797" table:style-name="ce11">
            <text:p>81,797</text:p>
          </table:table-cell>
          <table:table-cell office:value-type="float" office:value="84218" table:style-name="ce10">
            <text:p>84,21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東勢區</text:p>
          </table:table-cell>
          <table:table-cell office:value-type="float" office:value="17509" table:style-name="ce52">
            <text:p>17,509</text:p>
          </table:table-cell>
          <table:table-cell office:value-type="float" office:value="49129" table:style-name="ce11">
            <text:p>49,129</text:p>
          </table:table-cell>
          <table:table-cell office:value-type="float" office:value="25171" table:style-name="ce11">
            <text:p>25,171</text:p>
          </table:table-cell>
          <table:table-cell office:value-type="float" office:value="23958" table:style-name="ce10">
            <text:p>23,958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甲區</text:p>
          </table:table-cell>
          <table:table-cell office:value-type="float" office:value="23815" table:style-name="ce52">
            <text:p>23,815</text:p>
          </table:table-cell>
          <table:table-cell office:value-type="float" office:value="76136" table:style-name="ce11">
            <text:p>76,136</text:p>
          </table:table-cell>
          <table:table-cell office:value-type="float" office:value="38210" table:style-name="ce11">
            <text:p>38,210</text:p>
          </table:table-cell>
          <table:table-cell office:value-type="float" office:value="37926" table:style-name="ce10">
            <text:p>37,92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清水區</text:p>
          </table:table-cell>
          <table:table-cell office:value-type="float" office:value="29397" table:style-name="ce52">
            <text:p>29,397</text:p>
          </table:table-cell>
          <table:table-cell office:value-type="float" office:value="88105" table:style-name="ce11">
            <text:p>88,105</text:p>
          </table:table-cell>
          <table:table-cell office:value-type="float" office:value="44963" table:style-name="ce11">
            <text:p>44,963</text:p>
          </table:table-cell>
          <table:table-cell office:value-type="float" office:value="43142" table:style-name="ce10">
            <text:p>43,1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沙鹿區</text:p>
          </table:table-cell>
          <table:table-cell office:value-type="float" office:value="31385" table:style-name="ce52">
            <text:p>31,385</text:p>
          </table:table-cell>
          <table:table-cell office:value-type="float" office:value="95262" table:style-name="ce11">
            <text:p>95,262</text:p>
          </table:table-cell>
          <table:table-cell office:value-type="float" office:value="47927" table:style-name="ce11">
            <text:p>47,927</text:p>
          </table:table-cell>
          <table:table-cell office:value-type="float" office:value="47335" table:style-name="ce10">
            <text:p>47,33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梧棲區</text:p>
          </table:table-cell>
          <table:table-cell office:value-type="float" office:value="19058" table:style-name="ce52">
            <text:p>19,058</text:p>
          </table:table-cell>
          <table:table-cell office:value-type="float" office:value="59294" table:style-name="ce11">
            <text:p>59,294</text:p>
          </table:table-cell>
          <table:table-cell office:value-type="float" office:value="29667" table:style-name="ce11">
            <text:p>29,667</text:p>
          </table:table-cell>
          <table:table-cell office:value-type="float" office:value="29627" table:style-name="ce10">
            <text:p>29,62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后里區</text:p>
          </table:table-cell>
          <table:table-cell office:value-type="float" office:value="16808" table:style-name="ce52">
            <text:p>16,808</text:p>
          </table:table-cell>
          <table:table-cell office:value-type="float" office:value="54315" table:style-name="ce11">
            <text:p>54,315</text:p>
          </table:table-cell>
          <table:table-cell office:value-type="float" office:value="27508" table:style-name="ce11">
            <text:p>27,508</text:p>
          </table:table-cell>
          <table:table-cell office:value-type="float" office:value="26807" table:style-name="ce10">
            <text:p>26,807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神岡區</text:p>
          </table:table-cell>
          <table:table-cell office:value-type="float" office:value="20226" table:style-name="ce52">
            <text:p>20,226</text:p>
          </table:table-cell>
          <table:table-cell office:value-type="float" office:value="65444" table:style-name="ce11">
            <text:p>65,444</text:p>
          </table:table-cell>
          <table:table-cell office:value-type="float" office:value="33338" table:style-name="ce11">
            <text:p>33,338</text:p>
          </table:table-cell>
          <table:table-cell office:value-type="float" office:value="32106" table:style-name="ce10">
            <text:p>32,10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潭子區</text:p>
          </table:table-cell>
          <table:table-cell office:value-type="float" office:value="37483" table:style-name="ce52">
            <text:p>37,483</text:p>
          </table:table-cell>
          <table:table-cell office:value-type="float" office:value="109265" table:style-name="ce11">
            <text:p>109,265</text:p>
          </table:table-cell>
          <table:table-cell office:value-type="float" office:value="53911" table:style-name="ce11">
            <text:p>53,911</text:p>
          </table:table-cell>
          <table:table-cell office:value-type="float" office:value="55354" table:style-name="ce10">
            <text:p>55,35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雅區</text:p>
          </table:table-cell>
          <table:table-cell office:value-type="float" office:value="30595" table:style-name="ce52">
            <text:p>30,595</text:p>
          </table:table-cell>
          <table:table-cell office:value-type="float" office:value="95697" table:style-name="ce11">
            <text:p>95,697</text:p>
          </table:table-cell>
          <table:table-cell office:value-type="float" office:value="47605" table:style-name="ce11">
            <text:p>47,605</text:p>
          </table:table-cell>
          <table:table-cell office:value-type="float" office:value="48092" table:style-name="ce10">
            <text:p>48,09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新社區</text:p>
          </table:table-cell>
          <table:table-cell office:value-type="float" office:value="7749" table:style-name="ce52">
            <text:p>7,749</text:p>
          </table:table-cell>
          <table:table-cell office:value-type="float" office:value="24033" table:style-name="ce11">
            <text:p>24,033</text:p>
          </table:table-cell>
          <table:table-cell office:value-type="float" office:value="12412" table:style-name="ce11">
            <text:p>12,412</text:p>
          </table:table-cell>
          <table:table-cell office:value-type="float" office:value="11621" table:style-name="ce10">
            <text:p>11,62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石岡區</text:p>
          </table:table-cell>
          <table:table-cell office:value-type="float" office:value="4968" table:style-name="ce52">
            <text:p>4,968</text:p>
          </table:table-cell>
          <table:table-cell office:value-type="float" office:value="14637" table:style-name="ce11">
            <text:p>14,637</text:p>
          </table:table-cell>
          <table:table-cell office:value-type="float" office:value="7536" table:style-name="ce11">
            <text:p>7,536</text:p>
          </table:table-cell>
          <table:table-cell office:value-type="float" office:value="7101" table:style-name="ce10">
            <text:p>7,101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外埔區</text:p>
          </table:table-cell>
          <table:table-cell office:value-type="float" office:value="9964" table:style-name="ce52">
            <text:p>9,964</text:p>
          </table:table-cell>
          <table:table-cell office:value-type="float" office:value="31912" table:style-name="ce11">
            <text:p>31,912</text:p>
          </table:table-cell>
          <table:table-cell office:value-type="float" office:value="16257" table:style-name="ce11">
            <text:p>16,257</text:p>
          </table:table-cell>
          <table:table-cell office:value-type="float" office:value="15655" table:style-name="ce10">
            <text:p>15,65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安區</text:p>
          </table:table-cell>
          <table:table-cell office:value-type="float" office:value="5639" table:style-name="ce52">
            <text:p>5,639</text:p>
          </table:table-cell>
          <table:table-cell office:value-type="float" office:value="18829" table:style-name="ce11">
            <text:p>18,829</text:p>
          </table:table-cell>
          <table:table-cell office:value-type="float" office:value="9944" table:style-name="ce11">
            <text:p>9,944</text:p>
          </table:table-cell>
          <table:table-cell office:value-type="float" office:value="8885" table:style-name="ce10">
            <text:p>8,88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烏日區</text:p>
          </table:table-cell>
          <table:table-cell office:value-type="float" office:value="26620" table:style-name="ce52">
            <text:p>26,620</text:p>
          </table:table-cell>
          <table:table-cell office:value-type="float" office:value="76598" table:style-name="ce11">
            <text:p>76,598</text:p>
          </table:table-cell>
          <table:table-cell office:value-type="float" office:value="38282" table:style-name="ce11">
            <text:p>38,282</text:p>
          </table:table-cell>
          <table:table-cell office:value-type="float" office:value="38316" table:style-name="ce10">
            <text:p>38,316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肚區</text:p>
          </table:table-cell>
          <table:table-cell office:value-type="float" office:value="18367" table:style-name="ce52">
            <text:p>18,367</text:p>
          </table:table-cell>
          <table:table-cell office:value-type="float" office:value="56735" table:style-name="ce11">
            <text:p>56,735</text:p>
          </table:table-cell>
          <table:table-cell office:value-type="float" office:value="28893" table:style-name="ce11">
            <text:p>28,893</text:p>
          </table:table-cell>
          <table:table-cell office:value-type="float" office:value="27842" table:style-name="ce10">
            <text:p>27,842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龍井區</text:p>
          </table:table-cell>
          <table:table-cell office:value-type="float" office:value="24250" table:style-name="ce52">
            <text:p>24,250</text:p>
          </table:table-cell>
          <table:table-cell office:value-type="float" office:value="78110" table:style-name="ce11">
            <text:p>78,110</text:p>
          </table:table-cell>
          <table:table-cell office:value-type="float" office:value="39245" table:style-name="ce11">
            <text:p>39,245</text:p>
          </table:table-cell>
          <table:table-cell office:value-type="float" office:value="38865" table:style-name="ce10">
            <text:p>38,865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霧峰區</text:p>
          </table:table-cell>
          <table:table-cell office:value-type="float" office:value="20876" table:style-name="ce52">
            <text:p>20,876</text:p>
          </table:table-cell>
          <table:table-cell office:value-type="float" office:value="65085" table:style-name="ce11">
            <text:p>65,085</text:p>
          </table:table-cell>
          <table:table-cell office:value-type="float" office:value="32926" table:style-name="ce11">
            <text:p>32,926</text:p>
          </table:table-cell>
          <table:table-cell office:value-type="float" office:value="32159" table:style-name="ce10">
            <text:p>32,159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太平區</text:p>
          </table:table-cell>
          <table:table-cell office:value-type="float" office:value="67920" table:style-name="ce52">
            <text:p>67,920</text:p>
          </table:table-cell>
          <table:table-cell office:value-type="float" office:value="195047" table:style-name="ce11">
            <text:p>195,047</text:p>
          </table:table-cell>
          <table:table-cell office:value-type="float" office:value="96323" table:style-name="ce11">
            <text:p>96,323</text:p>
          </table:table-cell>
          <table:table-cell office:value-type="float" office:value="98724" table:style-name="ce10">
            <text:p>98,724</text:p>
          </table:table-cell>
          <table:table-cell table:number-columns-repeated="16379"/>
        </table:table-row>
        <table:table-row table:style-name="ro4">
          <table:table-cell office:value-type="string" table:style-name="ce67">
            <text:p>大里區</text:p>
          </table:table-cell>
          <table:table-cell office:value-type="float" office:value="72671" table:style-name="ce52">
            <text:p>72,671</text:p>
          </table:table-cell>
          <table:table-cell office:value-type="float" office:value="213010" table:style-name="ce11">
            <text:p>213,010</text:p>
          </table:table-cell>
          <table:table-cell office:value-type="float" office:value="104272" table:style-name="ce11">
            <text:p>104,272</text:p>
          </table:table-cell>
          <table:table-cell office:value-type="float" office:value="108738" table:style-name="ce10">
            <text:p>108,738</text:p>
          </table:table-cell>
          <table:table-cell table:number-columns-repeated="16379"/>
        </table:table-row>
        <table:table-row table:style-name="ro4">
          <table:table-cell office:value-type="string" table:style-name="ce68">
            <text:p>※和平區</text:p>
          </table:table-cell>
          <table:table-cell office:value-type="float" office:value="4650" table:style-name="ce53">
            <text:p>4,650</text:p>
          </table:table-cell>
          <table:table-cell office:value-type="float" office:value="10817" table:style-name="ce18">
            <text:p>10,817</text:p>
          </table:table-cell>
          <table:table-cell office:value-type="float" office:value="5795" table:style-name="ce18">
            <text:p>5,795</text:p>
          </table:table-cell>
          <table:table-cell office:value-type="float" office:value="5022" table:style-name="ce17">
            <text:p>5,022</text:p>
          </table:table-cell>
          <table:table-cell table:number-columns-repeated="16379"/>
        </table:table-row>
        <table:table-row table:number-rows-repeated="4" table:style-name="ro4">
          <table:table-cell table:style-name="ce4"/>
          <table:table-cell table:number-columns-repeated="16383" table:style-name="ce1"/>
        </table:table-row>
        <table:table-row table:number-rows-repeated="1048539" table:style-name="ro8">
          <table:table-cell table:number-columns-repeated="16384"/>
        </table:table-row>
      </table:table>
      <table:table table:name="臺南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域別</text:p>
          </table:table-cell>
          <table:table-cell office:value-type="string" table:number-columns-spanned="1" table:number-rows-spanned="2" table:style-name="ce107">
            <text:p>戶數</text:p>
          </table:table-cell>
          <table:table-cell office:value-type="string" table:style-name="ce20">
            <text:p>人口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臺南市</text:p>
          </table:table-cell>
          <table:table-cell office:value-type="float" office:value="703891" table:style-name="ce71">
            <text:p>703,891</text:p>
          </table:table-cell>
          <table:table-cell office:value-type="float" office:value="1873755" table:style-name="ce79">
            <text:p>1,873,755</text:p>
          </table:table-cell>
          <table:table-cell office:value-type="float" office:value="933232" table:style-name="ce79">
            <text:p>933,232</text:p>
          </table:table-cell>
          <table:table-cell office:value-type="float" office:value="940523" table:style-name="ce73">
            <text:p>940,5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營區</text:p>
          </table:table-cell>
          <table:table-cell office:value-type="float" office:value="29455" table:style-name="ce52">
            <text:p>29,455</text:p>
          </table:table-cell>
          <table:table-cell office:value-type="float" office:value="76323" table:style-name="ce11">
            <text:p>76,323</text:p>
          </table:table-cell>
          <table:table-cell office:value-type="float" office:value="37712" table:style-name="ce11">
            <text:p>37,712</text:p>
          </table:table-cell>
          <table:table-cell office:value-type="float" office:value="38611" table:style-name="ce10">
            <text:p>38,6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鹽水區</text:p>
          </table:table-cell>
          <table:table-cell office:value-type="float" office:value="10139" table:style-name="ce52">
            <text:p>10,139</text:p>
          </table:table-cell>
          <table:table-cell office:value-type="float" office:value="24983" table:style-name="ce11">
            <text:p>24,983</text:p>
          </table:table-cell>
          <table:table-cell office:value-type="float" office:value="13013" table:style-name="ce11">
            <text:p>13,013</text:p>
          </table:table-cell>
          <table:table-cell office:value-type="float" office:value="11970" table:style-name="ce10">
            <text:p>11,97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白河區</text:p>
          </table:table-cell>
          <table:table-cell office:value-type="float" office:value="10740" table:style-name="ce52">
            <text:p>10,740</text:p>
          </table:table-cell>
          <table:table-cell office:value-type="float" office:value="27214" table:style-name="ce11">
            <text:p>27,214</text:p>
          </table:table-cell>
          <table:table-cell office:value-type="float" office:value="14226" table:style-name="ce11">
            <text:p>14,226</text:p>
          </table:table-cell>
          <table:table-cell office:value-type="float" office:value="12988" table:style-name="ce10">
            <text:p>12,988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柳營區</text:p>
          </table:table-cell>
          <table:table-cell office:value-type="float" office:value="7997" table:style-name="ce52">
            <text:p>7,997</text:p>
          </table:table-cell>
          <table:table-cell office:value-type="float" office:value="20822" table:style-name="ce11">
            <text:p>20,822</text:p>
          </table:table-cell>
          <table:table-cell office:value-type="float" office:value="10820" table:style-name="ce11">
            <text:p>10,820</text:p>
          </table:table-cell>
          <table:table-cell office:value-type="float" office:value="10002" table:style-name="ce10">
            <text:p>10,0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後壁區</text:p>
          </table:table-cell>
          <table:table-cell office:value-type="float" office:value="8782" table:style-name="ce52">
            <text:p>8,782</text:p>
          </table:table-cell>
          <table:table-cell office:value-type="float" office:value="22708" table:style-name="ce11">
            <text:p>22,708</text:p>
          </table:table-cell>
          <table:table-cell office:value-type="float" office:value="11787" table:style-name="ce11">
            <text:p>11,787</text:p>
          </table:table-cell>
          <table:table-cell office:value-type="float" office:value="10921" table:style-name="ce10">
            <text:p>10,9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山區</text:p>
          </table:table-cell>
          <table:table-cell office:value-type="float" office:value="8259" table:style-name="ce52">
            <text:p>8,259</text:p>
          </table:table-cell>
          <table:table-cell office:value-type="float" office:value="20099" table:style-name="ce11">
            <text:p>20,099</text:p>
          </table:table-cell>
          <table:table-cell office:value-type="float" office:value="10693" table:style-name="ce11">
            <text:p>10,693</text:p>
          </table:table-cell>
          <table:table-cell office:value-type="float" office:value="9406" table:style-name="ce10">
            <text:p>9,40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麻豆區</text:p>
          </table:table-cell>
          <table:table-cell office:value-type="float" office:value="16063" table:style-name="ce52">
            <text:p>16,063</text:p>
          </table:table-cell>
          <table:table-cell office:value-type="float" office:value="43668" table:style-name="ce11">
            <text:p>43,668</text:p>
          </table:table-cell>
          <table:table-cell office:value-type="float" office:value="22146" table:style-name="ce11">
            <text:p>22,146</text:p>
          </table:table-cell>
          <table:table-cell office:value-type="float" office:value="21522" table:style-name="ce10">
            <text:p>21,52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下營區</text:p>
          </table:table-cell>
          <table:table-cell office:value-type="float" office:value="9426" table:style-name="ce52">
            <text:p>9,426</text:p>
          </table:table-cell>
          <table:table-cell office:value-type="float" office:value="23431" table:style-name="ce11">
            <text:p>23,431</text:p>
          </table:table-cell>
          <table:table-cell office:value-type="float" office:value="12120" table:style-name="ce11">
            <text:p>12,120</text:p>
          </table:table-cell>
          <table:table-cell office:value-type="float" office:value="11311" table:style-name="ce10">
            <text:p>11,31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六甲區</text:p>
          </table:table-cell>
          <table:table-cell office:value-type="float" office:value="7920" table:style-name="ce52">
            <text:p>7,920</text:p>
          </table:table-cell>
          <table:table-cell office:value-type="float" office:value="21666" table:style-name="ce11">
            <text:p>21,666</text:p>
          </table:table-cell>
          <table:table-cell office:value-type="float" office:value="11205" table:style-name="ce11">
            <text:p>11,205</text:p>
          </table:table-cell>
          <table:table-cell office:value-type="float" office:value="10461" table:style-name="ce10">
            <text:p>10,46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官田區</text:p>
          </table:table-cell>
          <table:table-cell office:value-type="float" office:value="8114" table:style-name="ce52">
            <text:p>8,114</text:p>
          </table:table-cell>
          <table:table-cell office:value-type="float" office:value="21186" table:style-name="ce11">
            <text:p>21,186</text:p>
          </table:table-cell>
          <table:table-cell office:value-type="float" office:value="10755" table:style-name="ce11">
            <text:p>10,755</text:p>
          </table:table-cell>
          <table:table-cell office:value-type="float" office:value="10431" table:style-name="ce10">
            <text:p>10,43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大內區</text:p>
          </table:table-cell>
          <table:table-cell office:value-type="float" office:value="3736" table:style-name="ce52">
            <text:p>3,736</text:p>
          </table:table-cell>
          <table:table-cell office:value-type="float" office:value="9181" table:style-name="ce11">
            <text:p>9,181</text:p>
          </table:table-cell>
          <table:table-cell office:value-type="float" office:value="4956" table:style-name="ce11">
            <text:p>4,956</text:p>
          </table:table-cell>
          <table:table-cell office:value-type="float" office:value="4225" table:style-name="ce10">
            <text:p>4,2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佳里區</text:p>
          </table:table-cell>
          <table:table-cell office:value-type="float" office:value="21166" table:style-name="ce52">
            <text:p>21,166</text:p>
          </table:table-cell>
          <table:table-cell office:value-type="float" office:value="58797" table:style-name="ce11">
            <text:p>58,797</text:p>
          </table:table-cell>
          <table:table-cell office:value-type="float" office:value="29042" table:style-name="ce11">
            <text:p>29,042</text:p>
          </table:table-cell>
          <table:table-cell office:value-type="float" office:value="29755" table:style-name="ce10">
            <text:p>29,7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學甲區</text:p>
          </table:table-cell>
          <table:table-cell office:value-type="float" office:value="9780" table:style-name="ce52">
            <text:p>9,780</text:p>
          </table:table-cell>
          <table:table-cell office:value-type="float" office:value="25261" table:style-name="ce11">
            <text:p>25,261</text:p>
          </table:table-cell>
          <table:table-cell office:value-type="float" office:value="12940" table:style-name="ce11">
            <text:p>12,940</text:p>
          </table:table-cell>
          <table:table-cell office:value-type="float" office:value="12321" table:style-name="ce10">
            <text:p>12,3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西港區</text:p>
          </table:table-cell>
          <table:table-cell office:value-type="float" office:value="8439" table:style-name="ce52">
            <text:p>8,439</text:p>
          </table:table-cell>
          <table:table-cell office:value-type="float" office:value="24496" table:style-name="ce11">
            <text:p>24,496</text:p>
          </table:table-cell>
          <table:table-cell office:value-type="float" office:value="12360" table:style-name="ce11">
            <text:p>12,360</text:p>
          </table:table-cell>
          <table:table-cell office:value-type="float" office:value="12136" table:style-name="ce10">
            <text:p>12,13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七股區</text:p>
          </table:table-cell>
          <table:table-cell office:value-type="float" office:value="7958" table:style-name="ce52">
            <text:p>7,958</text:p>
          </table:table-cell>
          <table:table-cell office:value-type="float" office:value="22154" table:style-name="ce11">
            <text:p>22,154</text:p>
          </table:table-cell>
          <table:table-cell office:value-type="float" office:value="11490" table:style-name="ce11">
            <text:p>11,490</text:p>
          </table:table-cell>
          <table:table-cell office:value-type="float" office:value="10664" table:style-name="ce10">
            <text:p>10,66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將軍區</text:p>
          </table:table-cell>
          <table:table-cell office:value-type="float" office:value="7214" table:style-name="ce52">
            <text:p>7,214</text:p>
          </table:table-cell>
          <table:table-cell office:value-type="float" office:value="19036" table:style-name="ce11">
            <text:p>19,036</text:p>
          </table:table-cell>
          <table:table-cell office:value-type="float" office:value="9687" table:style-name="ce11">
            <text:p>9,687</text:p>
          </table:table-cell>
          <table:table-cell office:value-type="float" office:value="9349" table:style-name="ce10">
            <text:p>9,34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門區</text:p>
          </table:table-cell>
          <table:table-cell office:value-type="float" office:value="4140" table:style-name="ce52">
            <text:p>4,140</text:p>
          </table:table-cell>
          <table:table-cell office:value-type="float" office:value="10581" table:style-name="ce11">
            <text:p>10,581</text:p>
          </table:table-cell>
          <table:table-cell office:value-type="float" office:value="5315" table:style-name="ce11">
            <text:p>5,315</text:p>
          </table:table-cell>
          <table:table-cell office:value-type="float" office:value="5266" table:style-name="ce10">
            <text:p>5,26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化區</text:p>
          </table:table-cell>
          <table:table-cell office:value-type="float" office:value="14877" table:style-name="ce52">
            <text:p>14,877</text:p>
          </table:table-cell>
          <table:table-cell office:value-type="float" office:value="43291" table:style-name="ce11">
            <text:p>43,291</text:p>
          </table:table-cell>
          <table:table-cell office:value-type="float" office:value="21968" table:style-name="ce11">
            <text:p>21,968</text:p>
          </table:table-cell>
          <table:table-cell office:value-type="float" office:value="21323" table:style-name="ce10">
            <text:p>21,32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善化區</text:p>
          </table:table-cell>
          <table:table-cell office:value-type="float" office:value="19275" table:style-name="ce52">
            <text:p>19,275</text:p>
          </table:table-cell>
          <table:table-cell office:value-type="float" office:value="50839" table:style-name="ce11">
            <text:p>50,839</text:p>
          </table:table-cell>
          <table:table-cell office:value-type="float" office:value="25604" table:style-name="ce11">
            <text:p>25,604</text:p>
          </table:table-cell>
          <table:table-cell office:value-type="float" office:value="25235" table:style-name="ce10">
            <text:p>25,23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新市區</text:p>
          </table:table-cell>
          <table:table-cell office:value-type="float" office:value="13273" table:style-name="ce52">
            <text:p>13,273</text:p>
          </table:table-cell>
          <table:table-cell office:value-type="float" office:value="37655" table:style-name="ce11">
            <text:p>37,655</text:p>
          </table:table-cell>
          <table:table-cell office:value-type="float" office:value="18878" table:style-name="ce11">
            <text:p>18,878</text:p>
          </table:table-cell>
          <table:table-cell office:value-type="float" office:value="18777" table:style-name="ce10">
            <text:p>18,77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定區</text:p>
          </table:table-cell>
          <table:table-cell office:value-type="float" office:value="10515" table:style-name="ce52">
            <text:p>10,515</text:p>
          </table:table-cell>
          <table:table-cell office:value-type="float" office:value="30339" table:style-name="ce11">
            <text:p>30,339</text:p>
          </table:table-cell>
          <table:table-cell office:value-type="float" office:value="15620" table:style-name="ce11">
            <text:p>15,620</text:p>
          </table:table-cell>
          <table:table-cell office:value-type="float" office:value="14719" table:style-name="ce10">
            <text:p>14,71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山上區</text:p>
          </table:table-cell>
          <table:table-cell office:value-type="float" office:value="2736" table:style-name="ce52">
            <text:p>2,736</text:p>
          </table:table-cell>
          <table:table-cell office:value-type="float" office:value="7113" table:style-name="ce11">
            <text:p>7,113</text:p>
          </table:table-cell>
          <table:table-cell office:value-type="float" office:value="3748" table:style-name="ce11">
            <text:p>3,748</text:p>
          </table:table-cell>
          <table:table-cell office:value-type="float" office:value="3365" table:style-name="ce10">
            <text:p>3,36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玉井區</text:p>
          </table:table-cell>
          <table:table-cell office:value-type="float" office:value="5159" table:style-name="ce52">
            <text:p>5,159</text:p>
          </table:table-cell>
          <table:table-cell office:value-type="float" office:value="13583" table:style-name="ce11">
            <text:p>13,583</text:p>
          </table:table-cell>
          <table:table-cell office:value-type="float" office:value="7027" table:style-name="ce11">
            <text:p>7,027</text:p>
          </table:table-cell>
          <table:table-cell office:value-type="float" office:value="6556" table:style-name="ce10">
            <text:p>6,55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楠西區</text:p>
          </table:table-cell>
          <table:table-cell office:value-type="float" office:value="3483" table:style-name="ce52">
            <text:p>3,483</text:p>
          </table:table-cell>
          <table:table-cell office:value-type="float" office:value="9167" table:style-name="ce11">
            <text:p>9,167</text:p>
          </table:table-cell>
          <table:table-cell office:value-type="float" office:value="4820" table:style-name="ce11">
            <text:p>4,820</text:p>
          </table:table-cell>
          <table:table-cell office:value-type="float" office:value="4347" table:style-name="ce10">
            <text:p>4,34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化區</text:p>
          </table:table-cell>
          <table:table-cell office:value-type="float" office:value="2818" table:style-name="ce52">
            <text:p>2,818</text:p>
          </table:table-cell>
          <table:table-cell office:value-type="float" office:value="8382" table:style-name="ce11">
            <text:p>8,382</text:p>
          </table:table-cell>
          <table:table-cell office:value-type="float" office:value="4522" table:style-name="ce11">
            <text:p>4,522</text:p>
          </table:table-cell>
          <table:table-cell office:value-type="float" office:value="3860" table:style-name="ce10">
            <text:p>3,8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左鎮區</text:p>
          </table:table-cell>
          <table:table-cell office:value-type="float" office:value="1913" table:style-name="ce52">
            <text:p>1,913</text:p>
          </table:table-cell>
          <table:table-cell office:value-type="float" office:value="4562" table:style-name="ce11">
            <text:p>4,562</text:p>
          </table:table-cell>
          <table:table-cell office:value-type="float" office:value="2580" table:style-name="ce11">
            <text:p>2,580</text:p>
          </table:table-cell>
          <table:table-cell office:value-type="float" office:value="1982" table:style-name="ce10">
            <text:p>1,98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仁德區</text:p>
          </table:table-cell>
          <table:table-cell office:value-type="float" office:value="28627" table:style-name="ce52">
            <text:p>28,627</text:p>
          </table:table-cell>
          <table:table-cell office:value-type="float" office:value="76321" table:style-name="ce11">
            <text:p>76,321</text:p>
          </table:table-cell>
          <table:table-cell office:value-type="float" office:value="38537" table:style-name="ce11">
            <text:p>38,537</text:p>
          </table:table-cell>
          <table:table-cell office:value-type="float" office:value="37784" table:style-name="ce10">
            <text:p>37,78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歸仁區</text:p>
          </table:table-cell>
          <table:table-cell office:value-type="float" office:value="23363" table:style-name="ce52">
            <text:p>23,363</text:p>
          </table:table-cell>
          <table:table-cell office:value-type="float" office:value="68107" table:style-name="ce11">
            <text:p>68,107</text:p>
          </table:table-cell>
          <table:table-cell office:value-type="float" office:value="34402" table:style-name="ce11">
            <text:p>34,402</text:p>
          </table:table-cell>
          <table:table-cell office:value-type="float" office:value="33705" table:style-name="ce10">
            <text:p>33,70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關廟區</text:p>
          </table:table-cell>
          <table:table-cell office:value-type="float" office:value="11503" table:style-name="ce52">
            <text:p>11,503</text:p>
          </table:table-cell>
          <table:table-cell office:value-type="float" office:value="33944" table:style-name="ce11">
            <text:p>33,944</text:p>
          </table:table-cell>
          <table:table-cell office:value-type="float" office:value="17427" table:style-name="ce11">
            <text:p>17,427</text:p>
          </table:table-cell>
          <table:table-cell office:value-type="float" office:value="16517" table:style-name="ce10">
            <text:p>16,51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龍崎區</text:p>
          </table:table-cell>
          <table:table-cell office:value-type="float" office:value="1503" table:style-name="ce52">
            <text:p>1,503</text:p>
          </table:table-cell>
          <table:table-cell office:value-type="float" office:value="3765" table:style-name="ce11">
            <text:p>3,765</text:p>
          </table:table-cell>
          <table:table-cell office:value-type="float" office:value="2038" table:style-name="ce11">
            <text:p>2,038</text:p>
          </table:table-cell>
          <table:table-cell office:value-type="float" office:value="1727" table:style-name="ce10">
            <text:p>1,72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永康區</text:p>
          </table:table-cell>
          <table:table-cell office:value-type="float" office:value="87853" table:style-name="ce52">
            <text:p>87,853</text:p>
          </table:table-cell>
          <table:table-cell office:value-type="float" office:value="235351" table:style-name="ce11">
            <text:p>235,351</text:p>
          </table:table-cell>
          <table:table-cell office:value-type="float" office:value="115531" table:style-name="ce11">
            <text:p>115,531</text:p>
          </table:table-cell>
          <table:table-cell office:value-type="float" office:value="119820" table:style-name="ce10">
            <text:p>119,82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73168" table:style-name="ce52">
            <text:p>73,168</text:p>
          </table:table-cell>
          <table:table-cell office:value-type="float" office:value="184763" table:style-name="ce11">
            <text:p>184,763</text:p>
          </table:table-cell>
          <table:table-cell office:value-type="float" office:value="88249" table:style-name="ce11">
            <text:p>88,249</text:p>
          </table:table-cell>
          <table:table-cell office:value-type="float" office:value="96514" table:style-name="ce10">
            <text:p>96,51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南 <text:s text:c="3"/>區</text:p>
          </table:table-cell>
          <table:table-cell office:value-type="float" office:value="47153" table:style-name="ce52">
            <text:p>47,153</text:p>
          </table:table-cell>
          <table:table-cell office:value-type="float" office:value="123577" table:style-name="ce11">
            <text:p>123,577</text:p>
          </table:table-cell>
          <table:table-cell office:value-type="float" office:value="60922" table:style-name="ce11">
            <text:p>60,922</text:p>
          </table:table-cell>
          <table:table-cell office:value-type="float" office:value="62655" table:style-name="ce10">
            <text:p>62,65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1721" table:style-name="ce52">
            <text:p>51,721</text:p>
          </table:table-cell>
          <table:table-cell office:value-type="float" office:value="129947" table:style-name="ce11">
            <text:p>129,947</text:p>
          </table:table-cell>
          <table:table-cell office:value-type="float" office:value="62945" table:style-name="ce11">
            <text:p>62,945</text:p>
          </table:table-cell>
          <table:table-cell office:value-type="float" office:value="67002" table:style-name="ce10">
            <text:p>67,002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南區</text:p>
          </table:table-cell>
          <table:table-cell office:value-type="float" office:value="66231" table:style-name="ce52">
            <text:p>66,231</text:p>
          </table:table-cell>
          <table:table-cell office:value-type="float" office:value="195693" table:style-name="ce11">
            <text:p>195,693</text:p>
          </table:table-cell>
          <table:table-cell office:value-type="float" office:value="98436" table:style-name="ce11">
            <text:p>98,436</text:p>
          </table:table-cell>
          <table:table-cell office:value-type="float" office:value="97257" table:style-name="ce10">
            <text:p>97,25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安平區</text:p>
          </table:table-cell>
          <table:table-cell office:value-type="float" office:value="26952" table:style-name="ce52">
            <text:p>26,952</text:p>
          </table:table-cell>
          <table:table-cell office:value-type="float" office:value="67211" table:style-name="ce11">
            <text:p>67,211</text:p>
          </table:table-cell>
          <table:table-cell office:value-type="float" office:value="31826" table:style-name="ce11">
            <text:p>31,826</text:p>
          </table:table-cell>
          <table:table-cell office:value-type="float" office:value="35385" table:style-name="ce10">
            <text:p>35,385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中西區</text:p>
          </table:table-cell>
          <table:table-cell office:value-type="float" office:value="32440" table:style-name="ce53">
            <text:p>32,440</text:p>
          </table:table-cell>
          <table:table-cell office:value-type="float" office:value="78539" table:style-name="ce18">
            <text:p>78,539</text:p>
          </table:table-cell>
          <table:table-cell office:value-type="float" office:value="37885" table:style-name="ce18">
            <text:p>37,885</text:p>
          </table:table-cell>
          <table:table-cell office:value-type="float" office:value="40654" table:style-name="ce17">
            <text:p>40,654</text:p>
          </table:table-cell>
          <table:table-cell table:number-columns-repeated="16379"/>
        </table:table-row>
        <table:table-row table:number-rows-repeated="7" table:style-name="ro4">
          <table:table-cell table:number-columns-repeated="16384" table:style-name="ce1"/>
        </table:table-row>
        <table:table-row table:number-rows-repeated="2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3" table:style-name="ro4">
          <table:table-cell table:number-columns-repeated="2"/>
          <table:table-cell table:number-columns-repeated="16382" table:style-name="ce1"/>
        </table:table-row>
        <table:table-row table:number-rows-repeated="4" table:style-name="ro4">
          <table:table-cell table:number-columns-repeated="16384"/>
        </table:table-row>
        <table:table-row table:number-rows-repeated="1048508" table:style-name="ro8">
          <table:table-cell table:number-columns-repeated="16384"/>
        </table:table-row>
      </table:table>
      <table:table table:name="高雄市" table:style-name="ta1">
        <table:table-column table:style-name="co4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高雄市</text:p>
          </table:table-cell>
          <table:table-cell office:value-type="float" office:value="1119892" table:style-name="ce75">
            <text:p>1,119,892</text:p>
          </table:table-cell>
          <table:table-cell office:value-type="float" office:value="2764291" table:style-name="ce79">
            <text:p>2,764,291</text:p>
          </table:table-cell>
          <table:table-cell office:value-type="float" office:value="1363332" table:style-name="ce80">
            <text:p>1,363,332</text:p>
          </table:table-cell>
          <table:table-cell office:value-type="float" office:value="1400959" table:style-name="ce72">
            <text:p>1,400,9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埕區</text:p>
          </table:table-cell>
          <table:table-cell office:value-type="float" office:value="10878" table:style-name="ce9">
            <text:p>10,878</text:p>
          </table:table-cell>
          <table:table-cell office:value-type="float" office:value="23506" table:style-name="ce11">
            <text:p>23,506</text:p>
          </table:table-cell>
          <table:table-cell office:value-type="float" office:value="11618" table:style-name="ce9">
            <text:p>11,618</text:p>
          </table:table-cell>
          <table:table-cell office:value-type="float" office:value="11888" table:style-name="ce9">
            <text:p>11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鼓山區</text:p>
          </table:table-cell>
          <table:table-cell office:value-type="float" office:value="60027" table:style-name="ce9">
            <text:p>60,027</text:p>
          </table:table-cell>
          <table:table-cell office:value-type="float" office:value="141484" table:style-name="ce11">
            <text:p>141,484</text:p>
          </table:table-cell>
          <table:table-cell office:value-type="float" office:value="67942" table:style-name="ce9">
            <text:p>67,942</text:p>
          </table:table-cell>
          <table:table-cell office:value-type="float" office:value="73542" table:style-name="ce9">
            <text:p>73,5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左營區</text:p>
          </table:table-cell>
          <table:table-cell office:value-type="float" office:value="80943" table:style-name="ce9">
            <text:p>80,943</text:p>
          </table:table-cell>
          <table:table-cell office:value-type="float" office:value="197238" table:style-name="ce11">
            <text:p>197,238</text:p>
          </table:table-cell>
          <table:table-cell office:value-type="float" office:value="94282" table:style-name="ce9">
            <text:p>94,282</text:p>
          </table:table-cell>
          <table:table-cell office:value-type="float" office:value="102956" table:style-name="ce9">
            <text:p>102,9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楠梓區</text:p>
          </table:table-cell>
          <table:table-cell office:value-type="float" office:value="74556" table:style-name="ce9">
            <text:p>74,556</text:p>
          </table:table-cell>
          <table:table-cell office:value-type="float" office:value="189498" table:style-name="ce11">
            <text:p>189,498</text:p>
          </table:table-cell>
          <table:table-cell office:value-type="float" office:value="92545" table:style-name="ce9">
            <text:p>92,545</text:p>
          </table:table-cell>
          <table:table-cell office:value-type="float" office:value="96953" table:style-name="ce9">
            <text:p>96,9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民區</text:p>
          </table:table-cell>
          <table:table-cell office:value-type="float" office:value="138668" table:style-name="ce9">
            <text:p>138,668</text:p>
          </table:table-cell>
          <table:table-cell office:value-type="float" office:value="336563" table:style-name="ce11">
            <text:p>336,563</text:p>
          </table:table-cell>
          <table:table-cell office:value-type="float" office:value="162246" table:style-name="ce9">
            <text:p>162,246</text:p>
          </table:table-cell>
          <table:table-cell office:value-type="float" office:value="174317" table:style-name="ce9">
            <text:p>174,31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興區</text:p>
          </table:table-cell>
          <table:table-cell office:value-type="float" office:value="23154" table:style-name="ce9">
            <text:p>23,154</text:p>
          </table:table-cell>
          <table:table-cell office:value-type="float" office:value="50422" table:style-name="ce11">
            <text:p>50,422</text:p>
          </table:table-cell>
          <table:table-cell office:value-type="float" office:value="24197" table:style-name="ce9">
            <text:p>24,197</text:p>
          </table:table-cell>
          <table:table-cell office:value-type="float" office:value="26225" table:style-name="ce9">
            <text:p>26,2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金區</text:p>
          </table:table-cell>
          <table:table-cell office:value-type="float" office:value="12958" table:style-name="ce9">
            <text:p>12,958</text:p>
          </table:table-cell>
          <table:table-cell office:value-type="float" office:value="26661" table:style-name="ce11">
            <text:p>26,661</text:p>
          </table:table-cell>
          <table:table-cell office:value-type="float" office:value="12606" table:style-name="ce9">
            <text:p>12,606</text:p>
          </table:table-cell>
          <table:table-cell office:value-type="float" office:value="14055" table:style-name="ce9">
            <text:p>14,0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苓雅區</text:p>
          </table:table-cell>
          <table:table-cell office:value-type="float" office:value="73108" table:style-name="ce9">
            <text:p>73,108</text:p>
          </table:table-cell>
          <table:table-cell office:value-type="float" office:value="167147" table:style-name="ce11">
            <text:p>167,147</text:p>
          </table:table-cell>
          <table:table-cell office:value-type="float" office:value="79982" table:style-name="ce9">
            <text:p>79,982</text:p>
          </table:table-cell>
          <table:table-cell office:value-type="float" office:value="87165" table:style-name="ce9">
            <text:p>87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前鎮區</text:p>
          </table:table-cell>
          <table:table-cell office:value-type="float" office:value="79466" table:style-name="ce9">
            <text:p>79,466</text:p>
          </table:table-cell>
          <table:table-cell office:value-type="float" office:value="185663" table:style-name="ce11">
            <text:p>185,663</text:p>
          </table:table-cell>
          <table:table-cell office:value-type="float" office:value="90895" table:style-name="ce9">
            <text:p>90,895</text:p>
          </table:table-cell>
          <table:table-cell office:value-type="float" office:value="94768" table:style-name="ce9">
            <text:p>94,7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津區</text:p>
          </table:table-cell>
          <table:table-cell office:value-type="float" office:value="11034" table:style-name="ce9">
            <text:p>11,034</text:p>
          </table:table-cell>
          <table:table-cell office:value-type="float" office:value="27742" table:style-name="ce11">
            <text:p>27,742</text:p>
          </table:table-cell>
          <table:table-cell office:value-type="float" office:value="14277" table:style-name="ce9">
            <text:p>14,277</text:p>
          </table:table-cell>
          <table:table-cell office:value-type="float" office:value="13465" table:style-name="ce9">
            <text:p>13,465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小港區</text:p>
          </table:table-cell>
          <table:table-cell office:value-type="float" office:value="69468" table:style-name="ce9">
            <text:p>69,468</text:p>
          </table:table-cell>
          <table:table-cell office:value-type="float" office:value="157175" table:style-name="ce11">
            <text:p>157,175</text:p>
          </table:table-cell>
          <table:table-cell office:value-type="float" office:value="77755" table:style-name="ce9">
            <text:p>77,755</text:p>
          </table:table-cell>
          <table:table-cell office:value-type="float" office:value="79420" table:style-name="ce9">
            <text:p>79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山區</text:p>
          </table:table-cell>
          <table:table-cell office:value-type="float" office:value="144667" table:style-name="ce9">
            <text:p>144,667</text:p>
          </table:table-cell>
          <table:table-cell office:value-type="float" office:value="359432" table:style-name="ce11">
            <text:p>359,432</text:p>
          </table:table-cell>
          <table:table-cell office:value-type="float" office:value="175370" table:style-name="ce9">
            <text:p>175,370</text:p>
          </table:table-cell>
          <table:table-cell office:value-type="float" office:value="184062" table:style-name="ce9">
            <text:p>184,0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園區</text:p>
          </table:table-cell>
          <table:table-cell office:value-type="float" office:value="26746" table:style-name="ce9">
            <text:p>26,746</text:p>
          </table:table-cell>
          <table:table-cell office:value-type="float" office:value="69453" table:style-name="ce11">
            <text:p>69,453</text:p>
          </table:table-cell>
          <table:table-cell office:value-type="float" office:value="34925" table:style-name="ce9">
            <text:p>34,925</text:p>
          </table:table-cell>
          <table:table-cell office:value-type="float" office:value="34528" table:style-name="ce9">
            <text:p>34,5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寮區</text:p>
          </table:table-cell>
          <table:table-cell office:value-type="float" office:value="43384" table:style-name="ce9">
            <text:p>43,384</text:p>
          </table:table-cell>
          <table:table-cell office:value-type="float" office:value="112257" table:style-name="ce11">
            <text:p>112,257</text:p>
          </table:table-cell>
          <table:table-cell office:value-type="float" office:value="57289" table:style-name="ce9">
            <text:p>57,289</text:p>
          </table:table-cell>
          <table:table-cell office:value-type="float" office:value="54968" table:style-name="ce9">
            <text:p>54,9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樹區</text:p>
          </table:table-cell>
          <table:table-cell office:value-type="float" office:value="13874" table:style-name="ce9">
            <text:p>13,874</text:p>
          </table:table-cell>
          <table:table-cell office:value-type="float" office:value="41717" table:style-name="ce11">
            <text:p>41,717</text:p>
          </table:table-cell>
          <table:table-cell office:value-type="float" office:value="21332" table:style-name="ce9">
            <text:p>21,332</text:p>
          </table:table-cell>
          <table:table-cell office:value-type="float" office:value="20385" table:style-name="ce9">
            <text:p>20,38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社區</text:p>
          </table:table-cell>
          <table:table-cell office:value-type="float" office:value="13278" table:style-name="ce9">
            <text:p>13,278</text:p>
          </table:table-cell>
          <table:table-cell office:value-type="float" office:value="34310" table:style-name="ce11">
            <text:p>34,310</text:p>
          </table:table-cell>
          <table:table-cell office:value-type="float" office:value="17403" table:style-name="ce9">
            <text:p>17,403</text:p>
          </table:table-cell>
          <table:table-cell office:value-type="float" office:value="16907" table:style-name="ce9">
            <text:p>16,9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仁武區</text:p>
          </table:table-cell>
          <table:table-cell office:value-type="float" office:value="36824" table:style-name="ce9">
            <text:p>36,824</text:p>
          </table:table-cell>
          <table:table-cell office:value-type="float" office:value="91941" table:style-name="ce11">
            <text:p>91,941</text:p>
          </table:table-cell>
          <table:table-cell office:value-type="float" office:value="46392" table:style-name="ce9">
            <text:p>46,392</text:p>
          </table:table-cell>
          <table:table-cell office:value-type="float" office:value="45549" table:style-name="ce9">
            <text:p>45,5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鳥松區</text:p>
          </table:table-cell>
          <table:table-cell office:value-type="float" office:value="19179" table:style-name="ce9">
            <text:p>19,179</text:p>
          </table:table-cell>
          <table:table-cell office:value-type="float" office:value="44900" table:style-name="ce11">
            <text:p>44,900</text:p>
          </table:table-cell>
          <table:table-cell office:value-type="float" office:value="22621" table:style-name="ce9">
            <text:p>22,621</text:p>
          </table:table-cell>
          <table:table-cell office:value-type="float" office:value="22279" table:style-name="ce9">
            <text:p>22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岡山區</text:p>
          </table:table-cell>
          <table:table-cell office:value-type="float" office:value="35567" table:style-name="ce9">
            <text:p>35,567</text:p>
          </table:table-cell>
          <table:table-cell office:value-type="float" office:value="96778" table:style-name="ce11">
            <text:p>96,778</text:p>
          </table:table-cell>
          <table:table-cell office:value-type="float" office:value="47890" table:style-name="ce9">
            <text:p>47,890</text:p>
          </table:table-cell>
          <table:table-cell office:value-type="float" office:value="48888" table:style-name="ce9">
            <text:p>48,8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橋頭區</text:p>
          </table:table-cell>
          <table:table-cell office:value-type="float" office:value="14981" table:style-name="ce9">
            <text:p>14,981</text:p>
          </table:table-cell>
          <table:table-cell office:value-type="float" office:value="38949" table:style-name="ce11">
            <text:p>38,949</text:p>
          </table:table-cell>
          <table:table-cell office:value-type="float" office:value="19614" table:style-name="ce9">
            <text:p>19,614</text:p>
          </table:table-cell>
          <table:table-cell office:value-type="float" office:value="19335" table:style-name="ce9">
            <text:p>19,3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燕巢區</text:p>
          </table:table-cell>
          <table:table-cell office:value-type="float" office:value="10765" table:style-name="ce9">
            <text:p>10,765</text:p>
          </table:table-cell>
          <table:table-cell office:value-type="float" office:value="29467" table:style-name="ce11">
            <text:p>29,467</text:p>
          </table:table-cell>
          <table:table-cell office:value-type="float" office:value="15522" table:style-name="ce9">
            <text:p>15,522</text:p>
          </table:table-cell>
          <table:table-cell office:value-type="float" office:value="13945" table:style-name="ce9">
            <text:p>13,94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寮區</text:p>
          </table:table-cell>
          <table:table-cell office:value-type="float" office:value="3144" table:style-name="ce9">
            <text:p>3,144</text:p>
          </table:table-cell>
          <table:table-cell office:value-type="float" office:value="6907" table:style-name="ce11">
            <text:p>6,907</text:p>
          </table:table-cell>
          <table:table-cell office:value-type="float" office:value="3819" table:style-name="ce9">
            <text:p>3,819</text:p>
          </table:table-cell>
          <table:table-cell office:value-type="float" office:value="3088" table:style-name="ce9">
            <text:p>3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阿蓮區</text:p>
          </table:table-cell>
          <table:table-cell office:value-type="float" office:value="9455" table:style-name="ce9">
            <text:p>9,455</text:p>
          </table:table-cell>
          <table:table-cell office:value-type="float" office:value="28326" table:style-name="ce11">
            <text:p>28,326</text:p>
          </table:table-cell>
          <table:table-cell office:value-type="float" office:value="14282" table:style-name="ce9">
            <text:p>14,282</text:p>
          </table:table-cell>
          <table:table-cell office:value-type="float" office:value="14044" table:style-name="ce9">
            <text:p>14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路竹區</text:p>
          </table:table-cell>
          <table:table-cell office:value-type="float" office:value="17350" table:style-name="ce9">
            <text:p>17,350</text:p>
          </table:table-cell>
          <table:table-cell office:value-type="float" office:value="51697" table:style-name="ce11">
            <text:p>51,697</text:p>
          </table:table-cell>
          <table:table-cell office:value-type="float" office:value="26232" table:style-name="ce9">
            <text:p>26,232</text:p>
          </table:table-cell>
          <table:table-cell office:value-type="float" office:value="25465" table:style-name="ce9">
            <text:p>25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內區</text:p>
          </table:table-cell>
          <table:table-cell office:value-type="float" office:value="11148" table:style-name="ce9">
            <text:p>11,148</text:p>
          </table:table-cell>
          <table:table-cell office:value-type="float" office:value="29856" table:style-name="ce11">
            <text:p>29,856</text:p>
          </table:table-cell>
          <table:table-cell office:value-type="float" office:value="15192" table:style-name="ce9">
            <text:p>15,192</text:p>
          </table:table-cell>
          <table:table-cell office:value-type="float" office:value="14664" table:style-name="ce9">
            <text:p>14,6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茄萣區</text:p>
          </table:table-cell>
          <table:table-cell office:value-type="float" office:value="10658" table:style-name="ce9">
            <text:p>10,658</text:p>
          </table:table-cell>
          <table:table-cell office:value-type="float" office:value="29939" table:style-name="ce11">
            <text:p>29,939</text:p>
          </table:table-cell>
          <table:table-cell office:value-type="float" office:value="15338" table:style-name="ce9">
            <text:p>15,338</text:p>
          </table:table-cell>
          <table:table-cell office:value-type="float" office:value="14601" table:style-name="ce9">
            <text:p>14,60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安區</text:p>
          </table:table-cell>
          <table:table-cell office:value-type="float" office:value="5748" table:style-name="ce9">
            <text:p>5,748</text:p>
          </table:table-cell>
          <table:table-cell office:value-type="float" office:value="13665" table:style-name="ce11">
            <text:p>13,665</text:p>
          </table:table-cell>
          <table:table-cell office:value-type="float" office:value="6856" table:style-name="ce9">
            <text:p>6,856</text:p>
          </table:table-cell>
          <table:table-cell office:value-type="float" office:value="6809" table:style-name="ce9">
            <text:p>6,8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彌陀區</text:p>
          </table:table-cell>
          <table:table-cell office:value-type="float" office:value="6818" table:style-name="ce9">
            <text:p>6,818</text:p>
          </table:table-cell>
          <table:table-cell office:value-type="float" office:value="18856" table:style-name="ce11">
            <text:p>18,856</text:p>
          </table:table-cell>
          <table:table-cell office:value-type="float" office:value="9644" table:style-name="ce9">
            <text:p>9,644</text:p>
          </table:table-cell>
          <table:table-cell office:value-type="float" office:value="9212" table:style-name="ce9">
            <text:p>9,2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梓官區</text:p>
          </table:table-cell>
          <table:table-cell office:value-type="float" office:value="12918" table:style-name="ce9">
            <text:p>12,918</text:p>
          </table:table-cell>
          <table:table-cell office:value-type="float" office:value="35468" table:style-name="ce11">
            <text:p>35,468</text:p>
          </table:table-cell>
          <table:table-cell office:value-type="float" office:value="18234" table:style-name="ce9">
            <text:p>18,234</text:p>
          </table:table-cell>
          <table:table-cell office:value-type="float" office:value="17234" table:style-name="ce9">
            <text:p>17,2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旗山區</text:p>
          </table:table-cell>
          <table:table-cell office:value-type="float" office:value="13722" table:style-name="ce9">
            <text:p>13,722</text:p>
          </table:table-cell>
          <table:table-cell office:value-type="float" office:value="35746" table:style-name="ce11">
            <text:p>35,746</text:p>
          </table:table-cell>
          <table:table-cell office:value-type="float" office:value="18366" table:style-name="ce9">
            <text:p>18,366</text:p>
          </table:table-cell>
          <table:table-cell office:value-type="float" office:value="17380" table:style-name="ce9">
            <text:p>17,3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美濃區</text:p>
          </table:table-cell>
          <table:table-cell office:value-type="float" office:value="14919" table:style-name="ce9">
            <text:p>14,919</text:p>
          </table:table-cell>
          <table:table-cell office:value-type="float" office:value="38562" table:style-name="ce11">
            <text:p>38,562</text:p>
          </table:table-cell>
          <table:table-cell office:value-type="float" office:value="20265" table:style-name="ce9">
            <text:p>20,265</text:p>
          </table:table-cell>
          <table:table-cell office:value-type="float" office:value="18297" table:style-name="ce9">
            <text:p>18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龜區</text:p>
          </table:table-cell>
          <table:table-cell office:value-type="float" office:value="5480" table:style-name="ce9">
            <text:p>5,480</text:p>
          </table:table-cell>
          <table:table-cell office:value-type="float" office:value="12371" table:style-name="ce11">
            <text:p>12,371</text:p>
          </table:table-cell>
          <table:table-cell office:value-type="float" office:value="6687" table:style-name="ce9">
            <text:p>6,687</text:p>
          </table:table-cell>
          <table:table-cell office:value-type="float" office:value="5684" table:style-name="ce9">
            <text:p>5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甲仙區</text:p>
          </table:table-cell>
          <table:table-cell office:value-type="float" office:value="2292" table:style-name="ce9">
            <text:p>2,292</text:p>
          </table:table-cell>
          <table:table-cell office:value-type="float" office:value="5862" table:style-name="ce11">
            <text:p>5,862</text:p>
          </table:table-cell>
          <table:table-cell office:value-type="float" office:value="3099" table:style-name="ce9">
            <text:p>3,099</text:p>
          </table:table-cell>
          <table:table-cell office:value-type="float" office:value="2763" table:style-name="ce9">
            <text:p>2,763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杉林區</text:p>
          </table:table-cell>
          <table:table-cell office:value-type="float" office:value="4753" table:style-name="ce9">
            <text:p>4,753</text:p>
          </table:table-cell>
          <table:table-cell office:value-type="float" office:value="11518" table:style-name="ce11">
            <text:p>11,518</text:p>
          </table:table-cell>
          <table:table-cell office:value-type="float" office:value="6276" table:style-name="ce9">
            <text:p>6,276</text:p>
          </table:table-cell>
          <table:table-cell office:value-type="float" office:value="5242" table:style-name="ce9">
            <text:p>5,242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內門區</text:p>
          </table:table-cell>
          <table:table-cell office:value-type="float" office:value="5131" table:style-name="ce9">
            <text:p>5,131</text:p>
          </table:table-cell>
          <table:table-cell office:value-type="float" office:value="13948" table:style-name="ce11">
            <text:p>13,948</text:p>
          </table:table-cell>
          <table:table-cell office:value-type="float" office:value="7543" table:style-name="ce9">
            <text:p>7,543</text:p>
          </table:table-cell>
          <table:table-cell office:value-type="float" office:value="6405" table:style-name="ce9">
            <text:p>6,405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茂林區</text:p>
          </table:table-cell>
          <table:table-cell office:value-type="float" office:value="610" table:style-name="ce9">
            <text:p>610</text:p>
          </table:table-cell>
          <table:table-cell office:value-type="float" office:value="1904" table:style-name="ce11">
            <text:p>1,904</text:p>
          </table:table-cell>
          <table:table-cell office:value-type="float" office:value="954" table:style-name="ce9">
            <text:p>954</text:p>
          </table:table-cell>
          <table:table-cell office:value-type="float" office:value="950" table:style-name="ce9">
            <text:p>950</text:p>
          </table:table-cell>
          <table:table-cell table:number-columns-repeated="16379"/>
        </table:table-row>
        <table:table-row table:style-name="ro8">
          <table:table-cell office:value-type="string" table:style-name="ce14">
            <text:p>※桃源區</text:p>
          </table:table-cell>
          <table:table-cell office:value-type="float" office:value="1366" table:style-name="ce9">
            <text:p>1,366</text:p>
          </table:table-cell>
          <table:table-cell office:value-type="float" office:value="4222" table:style-name="ce11">
            <text:p>4,222</text:p>
          </table:table-cell>
          <table:table-cell office:value-type="float" office:value="2221" table:style-name="ce9">
            <text:p>2,221</text:p>
          </table:table-cell>
          <table:table-cell office:value-type="float" office:value="2001" table:style-name="ce9">
            <text:p>2,001</text:p>
          </table:table-cell>
          <table:table-cell table:number-columns-repeated="16379"/>
        </table:table-row>
        <table:table-row table:style-name="ro9">
          <table:table-cell office:value-type="string" table:style-name="ce24">
            <text:p>※那瑪夏區</text:p>
          </table:table-cell>
          <table:table-cell office:value-type="float" office:value="855" table:style-name="ce16">
            <text:p>855</text:p>
          </table:table-cell>
          <table:table-cell office:value-type="float" office:value="3141" table:style-name="ce18">
            <text:p>3,141</text:p>
          </table:table-cell>
          <table:table-cell office:value-type="float" office:value="1621" table:style-name="ce16">
            <text:p>1,621</text:p>
          </table:table-cell>
          <table:table-cell office:value-type="float" office:value="1520" table:style-name="ce16">
            <text:p>1,520</text:p>
          </table:table-cell>
          <table:table-cell table:number-columns-repeated="16379"/>
        </table:table-row>
        <table:table-row table:number-rows-repeated="1048534" table:style-name="ro8">
          <table:table-cell table:number-columns-repeated="16384"/>
        </table:table-row>
      </table:table>
      <table:table table:name="宜蘭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 table:style-name="ce4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8"/>
        </table:table-row>
        <table:table-row table:style-name="ro4">
          <table:table-cell office:value-type="string" table:style-name="ce77">
            <text:p>宜蘭縣</text:p>
          </table:table-cell>
          <table:table-cell office:value-type="float" office:value="172661" table:style-name="ce71">
            <text:p>172,661</text:p>
          </table:table-cell>
          <table:table-cell office:value-type="float" office:value="452941" table:style-name="ce79">
            <text:p>452,941</text:p>
          </table:table-cell>
          <table:table-cell office:value-type="float" office:value="228212" table:style-name="ce79">
            <text:p>228,212</text:p>
          </table:table-cell>
          <table:table-cell office:value-type="float" office:value="224729" table:style-name="ce73">
            <text:p>224,7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宜蘭市</text:p>
          </table:table-cell>
          <table:table-cell office:value-type="float" office:value="37134" table:style-name="ce52">
            <text:p>37,134</text:p>
          </table:table-cell>
          <table:table-cell office:value-type="float" office:value="95376" table:style-name="ce11">
            <text:p>95,376</text:p>
          </table:table-cell>
          <table:table-cell office:value-type="float" office:value="46385" table:style-name="ce11">
            <text:p>46,385</text:p>
          </table:table-cell>
          <table:table-cell office:value-type="float" office:value="48991" table:style-name="ce10">
            <text:p>48,9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羅東鎮</text:p>
          </table:table-cell>
          <table:table-cell office:value-type="float" office:value="26742" table:style-name="ce52">
            <text:p>26,742</text:p>
          </table:table-cell>
          <table:table-cell office:value-type="float" office:value="71465" table:style-name="ce11">
            <text:p>71,465</text:p>
          </table:table-cell>
          <table:table-cell office:value-type="float" office:value="33714" table:style-name="ce11">
            <text:p>33,714</text:p>
          </table:table-cell>
          <table:table-cell office:value-type="float" office:value="37751" table:style-name="ce10">
            <text:p>37,75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蘇澳鎮</text:p>
          </table:table-cell>
          <table:table-cell office:value-type="float" office:value="14402" table:style-name="ce52">
            <text:p>14,402</text:p>
          </table:table-cell>
          <table:table-cell office:value-type="float" office:value="38816" table:style-name="ce11">
            <text:p>38,816</text:p>
          </table:table-cell>
          <table:table-cell office:value-type="float" office:value="19802" table:style-name="ce11">
            <text:p>19,802</text:p>
          </table:table-cell>
          <table:table-cell office:value-type="float" office:value="19014" table:style-name="ce10">
            <text:p>19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城鎮</text:p>
          </table:table-cell>
          <table:table-cell office:value-type="float" office:value="10462" table:style-name="ce52">
            <text:p>10,462</text:p>
          </table:table-cell>
          <table:table-cell office:value-type="float" office:value="28809" table:style-name="ce11">
            <text:p>28,809</text:p>
          </table:table-cell>
          <table:table-cell office:value-type="float" office:value="14811" table:style-name="ce11">
            <text:p>14,811</text:p>
          </table:table-cell>
          <table:table-cell office:value-type="float" office:value="13998" table:style-name="ce10">
            <text:p>13,9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礁溪鄉</text:p>
          </table:table-cell>
          <table:table-cell office:value-type="float" office:value="14430" table:style-name="ce52">
            <text:p>14,430</text:p>
          </table:table-cell>
          <table:table-cell office:value-type="float" office:value="35255" table:style-name="ce11">
            <text:p>35,255</text:p>
          </table:table-cell>
          <table:table-cell office:value-type="float" office:value="18229" table:style-name="ce11">
            <text:p>18,229</text:p>
          </table:table-cell>
          <table:table-cell office:value-type="float" office:value="17026" table:style-name="ce10">
            <text:p>17,0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壯圍鄉</text:p>
          </table:table-cell>
          <table:table-cell office:value-type="float" office:value="9163" table:style-name="ce52">
            <text:p>9,163</text:p>
          </table:table-cell>
          <table:table-cell office:value-type="float" office:value="24345" table:style-name="ce11">
            <text:p>24,345</text:p>
          </table:table-cell>
          <table:table-cell office:value-type="float" office:value="12778" table:style-name="ce11">
            <text:p>12,778</text:p>
          </table:table-cell>
          <table:table-cell office:value-type="float" office:value="11567" table:style-name="ce10">
            <text:p>11,5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員山鄉</text:p>
          </table:table-cell>
          <table:table-cell office:value-type="float" office:value="12008" table:style-name="ce52">
            <text:p>12,008</text:p>
          </table:table-cell>
          <table:table-cell office:value-type="float" office:value="32227" table:style-name="ce11">
            <text:p>32,227</text:p>
          </table:table-cell>
          <table:table-cell office:value-type="float" office:value="16986" table:style-name="ce11">
            <text:p>16,986</text:p>
          </table:table-cell>
          <table:table-cell office:value-type="float" office:value="15241" table:style-name="ce10">
            <text:p>15,2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冬山鄉</text:p>
          </table:table-cell>
          <table:table-cell office:value-type="float" office:value="19808" table:style-name="ce52">
            <text:p>19,808</text:p>
          </table:table-cell>
          <table:table-cell office:value-type="float" office:value="53036" table:style-name="ce11">
            <text:p>53,036</text:p>
          </table:table-cell>
          <table:table-cell office:value-type="float" office:value="27101" table:style-name="ce11">
            <text:p>27,101</text:p>
          </table:table-cell>
          <table:table-cell office:value-type="float" office:value="25935" table:style-name="ce10">
            <text:p>25,9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五結鄉</text:p>
          </table:table-cell>
          <table:table-cell office:value-type="float" office:value="15680" table:style-name="ce52">
            <text:p>15,680</text:p>
          </table:table-cell>
          <table:table-cell office:value-type="float" office:value="40311" table:style-name="ce11">
            <text:p>40,311</text:p>
          </table:table-cell>
          <table:table-cell office:value-type="float" office:value="20627" table:style-name="ce11">
            <text:p>20,627</text:p>
          </table:table-cell>
          <table:table-cell office:value-type="float" office:value="19684" table:style-name="ce10">
            <text:p>19,6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星鄉</text:p>
          </table:table-cell>
          <table:table-cell office:value-type="float" office:value="8841" table:style-name="ce52">
            <text:p>8,841</text:p>
          </table:table-cell>
          <table:table-cell office:value-type="float" office:value="21226" table:style-name="ce11">
            <text:p>21,226</text:p>
          </table:table-cell>
          <table:table-cell office:value-type="float" office:value="11401" table:style-name="ce11">
            <text:p>11,401</text:p>
          </table:table-cell>
          <table:table-cell office:value-type="float" office:value="9825" table:style-name="ce10">
            <text:p>9,82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大同鄉</text:p>
          </table:table-cell>
          <table:table-cell office:value-type="float" office:value="1969" table:style-name="ce52">
            <text:p>1,969</text:p>
          </table:table-cell>
          <table:table-cell office:value-type="float" office:value="6119" table:style-name="ce11">
            <text:p>6,119</text:p>
          </table:table-cell>
          <table:table-cell office:value-type="float" office:value="3298" table:style-name="ce11">
            <text:p>3,298</text:p>
          </table:table-cell>
          <table:table-cell office:value-type="float" office:value="2821" table:style-name="ce10">
            <text:p>2,821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南澳鄉</text:p>
          </table:table-cell>
          <table:table-cell office:value-type="float" office:value="2022" table:style-name="ce53">
            <text:p>2,022</text:p>
          </table:table-cell>
          <table:table-cell office:value-type="float" office:value="5956" table:style-name="ce18">
            <text:p>5,956</text:p>
          </table:table-cell>
          <table:table-cell office:value-type="float" office:value="3080" table:style-name="ce18">
            <text:p>3,080</text:p>
          </table:table-cell>
          <table:table-cell office:value-type="float" office:value="2876" table:style-name="ce17">
            <text:p>2,876</text:p>
          </table:table-cell>
          <table:table-cell table:number-columns-repeated="16379"/>
        </table:table-row>
        <table:table-row table:number-rows-repeated="3" table:style-name="ro4">
          <table:table-cell/>
          <table:table-cell table:number-columns-repeated="16383" table:style-name="ce1"/>
        </table:table-row>
        <table:table-row table:number-rows-repeated="2" table:style-name="ro4">
          <table:table-cell/>
          <table:table-cell table:number-columns-repeated="3" table:style-name="ce56"/>
          <table:table-cell table:number-columns-repeated="16380"/>
        </table:table-row>
        <table:table-row table:number-rows-repeated="11" table:style-name="ro4">
          <table:table-cell/>
          <table:table-cell table:number-columns-repeated="16383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23" table:style-name="ro1">
          <table:table-cell table:number-columns-repeated="16384"/>
        </table:table-row>
        <table:table-row table:number-rows-repeated="1048516" table:style-name="ro8">
          <table:table-cell table:number-columns-repeated="16384"/>
        </table:table-row>
      </table:table>
      <table:table table:name="新竹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43"/>
          <table:table-cell office:value-type="string" table:style-name="ce86">
            <text:p>中華民國110年1月底</text:p>
          </table:table-cell>
          <table:table-cell table:number-columns-repeated="2" table:style-name="ce43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 <text:s/>域 <text:s/>別</text:p>
          </table:table-cell>
          <table:table-cell office:value-type="string" table:number-columns-spanned="1" table:number-rows-spanned="2" table:style-name="ce108">
            <text:p>戶 <text:s text:c="3"/>數</text:p>
          </table:table-cell>
          <table:table-cell office:value-type="string" table:style-name="ce44">
            <text:p>人 <text:s text:c="7"/>口 <text:s text:c="7"/>數</text:p>
          </table:table-cell>
          <table:table-cell table:number-columns-repeated="2" table:style-name="ce45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46">
            <text:p>計</text:p>
          </table:table-cell>
          <table:table-cell office:value-type="string" table:style-name="ce47">
            <text:p>男</text:p>
          </table:table-cell>
          <table:table-cell office:value-type="string" table:style-name="ce48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新竹縣</text:p>
          </table:table-cell>
          <table:table-cell office:value-type="float" office:value="206083" table:style-name="ce71">
            <text:p>206,083</text:p>
          </table:table-cell>
          <table:table-cell office:value-type="float" office:value="570982" table:style-name="ce79">
            <text:p>570,982</text:p>
          </table:table-cell>
          <table:table-cell office:value-type="float" office:value="291435" table:style-name="ce79">
            <text:p>291,435</text:p>
          </table:table-cell>
          <table:table-cell office:value-type="float" office:value="279547" table:style-name="ce73">
            <text:p>279,547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北市</text:p>
          </table:table-cell>
          <table:table-cell office:value-type="float" office:value="74688" table:style-name="ce52">
            <text:p>74,688</text:p>
          </table:table-cell>
          <table:table-cell office:value-type="float" office:value="201134" table:style-name="ce11">
            <text:p>201,134</text:p>
          </table:table-cell>
          <table:table-cell office:value-type="float" office:value="100076" table:style-name="ce11">
            <text:p>100,076</text:p>
          </table:table-cell>
          <table:table-cell office:value-type="float" office:value="101058" table:style-name="ce10">
            <text:p>101,058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關西鎮</text:p>
          </table:table-cell>
          <table:table-cell office:value-type="float" office:value="9347" table:style-name="ce52">
            <text:p>9,347</text:p>
          </table:table-cell>
          <table:table-cell office:value-type="float" office:value="27744" table:style-name="ce49">
            <text:p>27,744</text:p>
          </table:table-cell>
          <table:table-cell office:value-type="float" office:value="14918" table:style-name="ce11">
            <text:p>14,918</text:p>
          </table:table-cell>
          <table:table-cell office:value-type="float" office:value="12826" table:style-name="ce10">
            <text:p>12,82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埔鎮</text:p>
          </table:table-cell>
          <table:table-cell office:value-type="float" office:value="11337" table:style-name="ce52">
            <text:p>11,337</text:p>
          </table:table-cell>
          <table:table-cell office:value-type="float" office:value="33008" table:style-name="ce49">
            <text:p>33,008</text:p>
          </table:table-cell>
          <table:table-cell office:value-type="float" office:value="17586" table:style-name="ce11">
            <text:p>17,586</text:p>
          </table:table-cell>
          <table:table-cell office:value-type="float" office:value="15422" table:style-name="ce10">
            <text:p>15,422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竹東鎮</text:p>
          </table:table-cell>
          <table:table-cell office:value-type="float" office:value="35403" table:style-name="ce52">
            <text:p>35,403</text:p>
          </table:table-cell>
          <table:table-cell office:value-type="float" office:value="97013" table:style-name="ce49">
            <text:p>97,013</text:p>
          </table:table-cell>
          <table:table-cell office:value-type="float" office:value="48822" table:style-name="ce11">
            <text:p>48,822</text:p>
          </table:table-cell>
          <table:table-cell office:value-type="float" office:value="48191" table:style-name="ce10">
            <text:p>48,19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湖口鄉</text:p>
          </table:table-cell>
          <table:table-cell office:value-type="float" office:value="28711" table:style-name="ce52">
            <text:p>28,711</text:p>
          </table:table-cell>
          <table:table-cell office:value-type="float" office:value="79044" table:style-name="ce49">
            <text:p>79,044</text:p>
          </table:table-cell>
          <table:table-cell office:value-type="float" office:value="40013" table:style-name="ce11">
            <text:p>40,013</text:p>
          </table:table-cell>
          <table:table-cell office:value-type="float" office:value="39031" table:style-name="ce10">
            <text:p>39,031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橫山鄉</text:p>
          </table:table-cell>
          <table:table-cell office:value-type="float" office:value="4399" table:style-name="ce52">
            <text:p>4,399</text:p>
          </table:table-cell>
          <table:table-cell office:value-type="float" office:value="12526" table:style-name="ce49">
            <text:p>12,526</text:p>
          </table:table-cell>
          <table:table-cell office:value-type="float" office:value="6802" table:style-name="ce11">
            <text:p>6,802</text:p>
          </table:table-cell>
          <table:table-cell office:value-type="float" office:value="5724" table:style-name="ce10">
            <text:p>5,72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新豐鄉</text:p>
          </table:table-cell>
          <table:table-cell office:value-type="float" office:value="19430" table:style-name="ce52">
            <text:p>19,430</text:p>
          </table:table-cell>
          <table:table-cell office:value-type="float" office:value="57514" table:style-name="ce49">
            <text:p>57,514</text:p>
          </table:table-cell>
          <table:table-cell office:value-type="float" office:value="29458" table:style-name="ce11">
            <text:p>29,458</text:p>
          </table:table-cell>
          <table:table-cell office:value-type="float" office:value="28056" table:style-name="ce10">
            <text:p>28,056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芎林鄉</text:p>
          </table:table-cell>
          <table:table-cell office:value-type="float" office:value="6853" table:style-name="ce52">
            <text:p>6,853</text:p>
          </table:table-cell>
          <table:table-cell office:value-type="float" office:value="19860" table:style-name="ce49">
            <text:p>19,860</text:p>
          </table:table-cell>
          <table:table-cell office:value-type="float" office:value="10490" table:style-name="ce11">
            <text:p>10,490</text:p>
          </table:table-cell>
          <table:table-cell office:value-type="float" office:value="9370" table:style-name="ce10">
            <text:p>9,370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寶山鄉</text:p>
          </table:table-cell>
          <table:table-cell office:value-type="float" office:value="6005" table:style-name="ce52">
            <text:p>6,005</text:p>
          </table:table-cell>
          <table:table-cell office:value-type="float" office:value="14611" table:style-name="ce49">
            <text:p>14,611</text:p>
          </table:table-cell>
          <table:table-cell office:value-type="float" office:value="7947" table:style-name="ce11">
            <text:p>7,947</text:p>
          </table:table-cell>
          <table:table-cell office:value-type="float" office:value="6664" table:style-name="ce10">
            <text:p>6,66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北埔鄉</text:p>
          </table:table-cell>
          <table:table-cell office:value-type="float" office:value="3130" table:style-name="ce52">
            <text:p>3,130</text:p>
          </table:table-cell>
          <table:table-cell office:value-type="float" office:value="9014" table:style-name="ce49">
            <text:p>9,014</text:p>
          </table:table-cell>
          <table:table-cell office:value-type="float" office:value="4920" table:style-name="ce11">
            <text:p>4,920</text:p>
          </table:table-cell>
          <table:table-cell office:value-type="float" office:value="4094" table:style-name="ce10">
            <text:p>4,094</text:p>
          </table:table-cell>
          <table:table-cell table:number-columns-repeated="16379"/>
        </table:table-row>
        <table:table-row table:style-name="ro4">
          <table:table-cell office:value-type="string" table:style-name="ce50">
            <text:p>峨眉鄉</text:p>
          </table:table-cell>
          <table:table-cell office:value-type="float" office:value="2085" table:style-name="ce52">
            <text:p>2,085</text:p>
          </table:table-cell>
          <table:table-cell office:value-type="float" office:value="5388" table:style-name="ce49">
            <text:p>5,388</text:p>
          </table:table-cell>
          <table:table-cell office:value-type="float" office:value="2964" table:style-name="ce11">
            <text:p>2,964</text:p>
          </table:table-cell>
          <table:table-cell office:value-type="float" office:value="2424" table:style-name="ce10">
            <text:p>2,424</text:p>
          </table:table-cell>
          <table:table-cell table:number-columns-repeated="16379"/>
        </table:table-row>
        <table:table-row table:style-name="ro4">
          <table:table-cell office:value-type="string" table:style-name="ce91">
            <text:p>※尖石鄉</text:p>
          </table:table-cell>
          <table:table-cell office:value-type="float" office:value="2931" table:style-name="ce52">
            <text:p>2,931</text:p>
          </table:table-cell>
          <table:table-cell office:value-type="float" office:value="9637" table:style-name="ce49">
            <text:p>9,637</text:p>
          </table:table-cell>
          <table:table-cell office:value-type="float" office:value="5008" table:style-name="ce11">
            <text:p>5,008</text:p>
          </table:table-cell>
          <table:table-cell office:value-type="float" office:value="4629" table:style-name="ce10">
            <text:p>4,629</text:p>
          </table:table-cell>
          <table:table-cell table:number-columns-repeated="16379"/>
        </table:table-row>
        <table:table-row table:style-name="ro4">
          <table:table-cell office:value-type="string" table:style-name="ce92">
            <text:p>※五峰鄉</text:p>
          </table:table-cell>
          <table:table-cell office:value-type="float" office:value="1764" table:style-name="ce53">
            <text:p>1,764</text:p>
          </table:table-cell>
          <table:table-cell office:value-type="float" office:value="4489" table:style-name="ce51">
            <text:p>4,489</text:p>
          </table:table-cell>
          <table:table-cell office:value-type="float" office:value="2431" table:style-name="ce18">
            <text:p>2,431</text:p>
          </table:table-cell>
          <table:table-cell office:value-type="float" office:value="2058" table:style-name="ce17">
            <text:p>2,058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苗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苗栗縣</text:p>
          </table:table-cell>
          <table:table-cell office:value-type="float" office:value="193441" table:style-name="ce71">
            <text:p>193,441</text:p>
          </table:table-cell>
          <table:table-cell office:value-type="float" office:value="542127" table:style-name="ce79">
            <text:p>542,127</text:p>
          </table:table-cell>
          <table:table-cell office:value-type="float" office:value="279432" table:style-name="ce79">
            <text:p>279,432</text:p>
          </table:table-cell>
          <table:table-cell office:value-type="float" office:value="262695" table:style-name="ce73">
            <text:p>262,6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苗栗市</text:p>
          </table:table-cell>
          <table:table-cell office:value-type="float" office:value="32232" table:style-name="ce52">
            <text:p>32,232</text:p>
          </table:table-cell>
          <table:table-cell office:value-type="float" office:value="87614" table:style-name="ce11">
            <text:p>87,614</text:p>
          </table:table-cell>
          <table:table-cell office:value-type="float" office:value="43629" table:style-name="ce11">
            <text:p>43,629</text:p>
          </table:table-cell>
          <table:table-cell office:value-type="float" office:value="43985" table:style-name="ce10">
            <text:p>43,985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頭份市</text:p>
          </table:table-cell>
          <table:table-cell office:value-type="float" office:value="37207" table:style-name="ce52">
            <text:p>37,207</text:p>
          </table:table-cell>
          <table:table-cell office:value-type="float" office:value="104507" table:style-name="ce11">
            <text:p>104,507</text:p>
          </table:table-cell>
          <table:table-cell office:value-type="float" office:value="52665" table:style-name="ce11">
            <text:p>52,665</text:p>
          </table:table-cell>
          <table:table-cell office:value-type="float" office:value="51842" table:style-name="ce10">
            <text:p>51,842</text:p>
          </table:table-cell>
          <table:table-cell table:number-columns-repeated="16379"/>
        </table:table-row>
        <table:table-row table:style-name="ro4">
          <table:table-cell office:value-type="string" table:style-name="ce90">
            <text:p>苑裡鎮</text:p>
          </table:table-cell>
          <table:table-cell office:value-type="float" office:value="14996" table:style-name="ce52">
            <text:p>14,996</text:p>
          </table:table-cell>
          <table:table-cell office:value-type="float" office:value="44514" table:style-name="ce11">
            <text:p>44,514</text:p>
          </table:table-cell>
          <table:table-cell office:value-type="float" office:value="23204" table:style-name="ce11">
            <text:p>23,204</text:p>
          </table:table-cell>
          <table:table-cell office:value-type="float" office:value="21310" table:style-name="ce10">
            <text:p>21,31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通霄鎮</text:p>
          </table:table-cell>
          <table:table-cell office:value-type="float" office:value="11565" table:style-name="ce52">
            <text:p>11,565</text:p>
          </table:table-cell>
          <table:table-cell office:value-type="float" office:value="32976" table:style-name="ce11">
            <text:p>32,976</text:p>
          </table:table-cell>
          <table:table-cell office:value-type="float" office:value="17442" table:style-name="ce11">
            <text:p>17,442</text:p>
          </table:table-cell>
          <table:table-cell office:value-type="float" office:value="15534" table:style-name="ce10">
            <text:p>15,53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南鎮</text:p>
          </table:table-cell>
          <table:table-cell office:value-type="float" office:value="31275" table:style-name="ce52">
            <text:p>31,275</text:p>
          </table:table-cell>
          <table:table-cell office:value-type="float" office:value="87167" table:style-name="ce11">
            <text:p>87,167</text:p>
          </table:table-cell>
          <table:table-cell office:value-type="float" office:value="43974" table:style-name="ce11">
            <text:p>43,974</text:p>
          </table:table-cell>
          <table:table-cell office:value-type="float" office:value="43193" table:style-name="ce10">
            <text:p>43,1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後龍鎮</text:p>
          </table:table-cell>
          <table:table-cell office:value-type="float" office:value="12066" table:style-name="ce52">
            <text:p>12,066</text:p>
          </table:table-cell>
          <table:table-cell office:value-type="float" office:value="35160" table:style-name="ce11">
            <text:p>35,160</text:p>
          </table:table-cell>
          <table:table-cell office:value-type="float" office:value="18600" table:style-name="ce11">
            <text:p>18,600</text:p>
          </table:table-cell>
          <table:table-cell office:value-type="float" office:value="16560" table:style-name="ce10">
            <text:p>16,5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卓蘭鎮</text:p>
          </table:table-cell>
          <table:table-cell office:value-type="float" office:value="5916" table:style-name="ce52">
            <text:p>5,916</text:p>
          </table:table-cell>
          <table:table-cell office:value-type="float" office:value="16168" table:style-name="ce11">
            <text:p>16,168</text:p>
          </table:table-cell>
          <table:table-cell office:value-type="float" office:value="8456" table:style-name="ce11">
            <text:p>8,456</text:p>
          </table:table-cell>
          <table:table-cell office:value-type="float" office:value="7712" table:style-name="ce10">
            <text:p>7,7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湖鄉</text:p>
          </table:table-cell>
          <table:table-cell office:value-type="float" office:value="5282" table:style-name="ce52">
            <text:p>5,282</text:p>
          </table:table-cell>
          <table:table-cell office:value-type="float" office:value="13840" table:style-name="ce11">
            <text:p>13,840</text:p>
          </table:table-cell>
          <table:table-cell office:value-type="float" office:value="7380" table:style-name="ce11">
            <text:p>7,380</text:p>
          </table:table-cell>
          <table:table-cell office:value-type="float" office:value="6460" table:style-name="ce10">
            <text:p>6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公館鄉</text:p>
          </table:table-cell>
          <table:table-cell office:value-type="float" office:value="10804" table:style-name="ce52">
            <text:p>10,804</text:p>
          </table:table-cell>
          <table:table-cell office:value-type="float" office:value="32370" table:style-name="ce11">
            <text:p>32,370</text:p>
          </table:table-cell>
          <table:table-cell office:value-type="float" office:value="16875" table:style-name="ce11">
            <text:p>16,875</text:p>
          </table:table-cell>
          <table:table-cell office:value-type="float" office:value="15495" table:style-name="ce10">
            <text:p>15,4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銅鑼鄉</text:p>
          </table:table-cell>
          <table:table-cell office:value-type="float" office:value="6115" table:style-name="ce52">
            <text:p>6,115</text:p>
          </table:table-cell>
          <table:table-cell office:value-type="float" office:value="17244" table:style-name="ce11">
            <text:p>17,244</text:p>
          </table:table-cell>
          <table:table-cell office:value-type="float" office:value="9157" table:style-name="ce11">
            <text:p>9,157</text:p>
          </table:table-cell>
          <table:table-cell office:value-type="float" office:value="8087" table:style-name="ce10">
            <text:p>8,0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庄鄉</text:p>
          </table:table-cell>
          <table:table-cell office:value-type="float" office:value="3906" table:style-name="ce52">
            <text:p>3,906</text:p>
          </table:table-cell>
          <table:table-cell office:value-type="float" office:value="9558" table:style-name="ce11">
            <text:p>9,558</text:p>
          </table:table-cell>
          <table:table-cell office:value-type="float" office:value="5261" table:style-name="ce11">
            <text:p>5,261</text:p>
          </table:table-cell>
          <table:table-cell office:value-type="float" office:value="4297" table:style-name="ce10">
            <text:p>4,2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頭屋鄉</text:p>
          </table:table-cell>
          <table:table-cell office:value-type="float" office:value="3611" table:style-name="ce52">
            <text:p>3,611</text:p>
          </table:table-cell>
          <table:table-cell office:value-type="float" office:value="10228" table:style-name="ce11">
            <text:p>10,228</text:p>
          </table:table-cell>
          <table:table-cell office:value-type="float" office:value="5415" table:style-name="ce11">
            <text:p>5,415</text:p>
          </table:table-cell>
          <table:table-cell office:value-type="float" office:value="4813" table:style-name="ce10">
            <text:p>4,81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義鄉</text:p>
          </table:table-cell>
          <table:table-cell office:value-type="float" office:value="5641" table:style-name="ce52">
            <text:p>5,641</text:p>
          </table:table-cell>
          <table:table-cell office:value-type="float" office:value="15643" table:style-name="ce11">
            <text:p>15,643</text:p>
          </table:table-cell>
          <table:table-cell office:value-type="float" office:value="8271" table:style-name="ce11">
            <text:p>8,271</text:p>
          </table:table-cell>
          <table:table-cell office:value-type="float" office:value="7372" table:style-name="ce10">
            <text:p>7,37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湖鄉</text:p>
          </table:table-cell>
          <table:table-cell office:value-type="float" office:value="2639" table:style-name="ce52">
            <text:p>2,639</text:p>
          </table:table-cell>
          <table:table-cell office:value-type="float" office:value="6706" table:style-name="ce11">
            <text:p>6,706</text:p>
          </table:table-cell>
          <table:table-cell office:value-type="float" office:value="3764" table:style-name="ce11">
            <text:p>3,764</text:p>
          </table:table-cell>
          <table:table-cell office:value-type="float" office:value="2942" table:style-name="ce10">
            <text:p>2,94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造橋鄉</text:p>
          </table:table-cell>
          <table:table-cell office:value-type="float" office:value="4134" table:style-name="ce52">
            <text:p>4,134</text:p>
          </table:table-cell>
          <table:table-cell office:value-type="float" office:value="12169" table:style-name="ce11">
            <text:p>12,169</text:p>
          </table:table-cell>
          <table:table-cell office:value-type="float" office:value="6460" table:style-name="ce11">
            <text:p>6,460</text:p>
          </table:table-cell>
          <table:table-cell office:value-type="float" office:value="5709" table:style-name="ce10">
            <text:p>5,70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三灣鄉</text:p>
          </table:table-cell>
          <table:table-cell office:value-type="float" office:value="2339" table:style-name="ce52">
            <text:p>2,339</text:p>
          </table:table-cell>
          <table:table-cell office:value-type="float" office:value="6352" table:style-name="ce11">
            <text:p>6,352</text:p>
          </table:table-cell>
          <table:table-cell office:value-type="float" office:value="3468" table:style-name="ce11">
            <text:p>3,468</text:p>
          </table:table-cell>
          <table:table-cell office:value-type="float" office:value="2884" table:style-name="ce10">
            <text:p>2,88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獅潭鄉</text:p>
          </table:table-cell>
          <table:table-cell office:value-type="float" office:value="1730" table:style-name="ce52">
            <text:p>1,730</text:p>
          </table:table-cell>
          <table:table-cell office:value-type="float" office:value="4150" table:style-name="ce11">
            <text:p>4,150</text:p>
          </table:table-cell>
          <table:table-cell office:value-type="float" office:value="2308" table:style-name="ce11">
            <text:p>2,308</text:p>
          </table:table-cell>
          <table:table-cell office:value-type="float" office:value="1842" table:style-name="ce10">
            <text:p>1,84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泰安鄉</text:p>
          </table:table-cell>
          <table:table-cell office:value-type="float" office:value="1983" table:style-name="ce53">
            <text:p>1,983</text:p>
          </table:table-cell>
          <table:table-cell office:value-type="float" office:value="5761" table:style-name="ce18">
            <text:p>5,761</text:p>
          </table:table-cell>
          <table:table-cell office:value-type="float" office:value="3103" table:style-name="ce18">
            <text:p>3,103</text:p>
          </table:table-cell>
          <table:table-cell office:value-type="float" office:value="2658" table:style-name="ce17">
            <text:p>2,658</text:p>
          </table:table-cell>
          <table:table-cell table:number-columns-repeated="16379"/>
        </table:table-row>
        <table:table-row table:style-name="ro4">
          <table:table-cell table:number-columns-repeated="2" table:style-name="ce1"/>
          <table:table-cell table:number-columns-repeated="3" table:style-name="ce12"/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彰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 table:style-name="ce1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77">
            <text:p>彰化縣</text:p>
          </table:table-cell>
          <table:table-cell office:value-type="float" office:value="396604" table:style-name="ce71">
            <text:p>396,604</text:p>
          </table:table-cell>
          <table:table-cell office:value-type="float" office:value="1265654" table:style-name="ce79">
            <text:p>1,265,654</text:p>
          </table:table-cell>
          <table:table-cell office:value-type="float" office:value="643236" table:style-name="ce79">
            <text:p>643,236</text:p>
          </table:table-cell>
          <table:table-cell office:value-type="float" office:value="622418" table:style-name="ce73">
            <text:p>622,418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彰化市</text:p>
          </table:table-cell>
          <table:table-cell office:value-type="float" office:value="78038" table:style-name="ce52">
            <text:p>78,038</text:p>
          </table:table-cell>
          <table:table-cell office:value-type="float" office:value="231056" table:style-name="ce11">
            <text:p>231,056</text:p>
          </table:table-cell>
          <table:table-cell office:value-type="float" office:value="113649" table:style-name="ce11">
            <text:p>113,649</text:p>
          </table:table-cell>
          <table:table-cell office:value-type="float" office:value="117407" table:style-name="ce10">
            <text:p>117,407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90">
            <text:p>員林市</text:p>
          </table:table-cell>
          <table:table-cell office:value-type="float" office:value="40937" table:style-name="ce52">
            <text:p>40,937</text:p>
          </table:table-cell>
          <table:table-cell office:value-type="float" office:value="123985" table:style-name="ce11">
            <text:p>123,985</text:p>
          </table:table-cell>
          <table:table-cell office:value-type="float" office:value="61385" table:style-name="ce11">
            <text:p>61,385</text:p>
          </table:table-cell>
          <table:table-cell office:value-type="float" office:value="62600" table:style-name="ce10">
            <text:p>62,600</text:p>
          </table:table-cell>
          <table:table-cell table:style-name="ce1"/>
          <table:table-cell table:style-name="ce89"/>
          <table:table-cell table:number-columns-repeated="16377"/>
        </table:table-row>
        <table:table-row table:style-name="ro4">
          <table:table-cell office:value-type="string" table:style-name="ce14">
            <text:p>鹿港鎮</text:p>
          </table:table-cell>
          <table:table-cell office:value-type="float" office:value="25306" table:style-name="ce52">
            <text:p>25,306</text:p>
          </table:table-cell>
          <table:table-cell office:value-type="float" office:value="86538" table:style-name="ce11">
            <text:p>86,538</text:p>
          </table:table-cell>
          <table:table-cell office:value-type="float" office:value="43886" table:style-name="ce11">
            <text:p>43,886</text:p>
          </table:table-cell>
          <table:table-cell office:value-type="float" office:value="42652" table:style-name="ce10">
            <text:p>42,65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和美鎮</text:p>
          </table:table-cell>
          <table:table-cell office:value-type="float" office:value="27489" table:style-name="ce52">
            <text:p>27,489</text:p>
          </table:table-cell>
          <table:table-cell office:value-type="float" office:value="90047" table:style-name="ce11">
            <text:p>90,047</text:p>
          </table:table-cell>
          <table:table-cell office:value-type="float" office:value="45845" table:style-name="ce11">
            <text:p>45,845</text:p>
          </table:table-cell>
          <table:table-cell office:value-type="float" office:value="44202" table:style-name="ce10">
            <text:p>44,20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北斗鎮</text:p>
          </table:table-cell>
          <table:table-cell office:value-type="float" office:value="11082" table:style-name="ce52">
            <text:p>11,082</text:p>
          </table:table-cell>
          <table:table-cell office:value-type="float" office:value="33340" table:style-name="ce11">
            <text:p>33,340</text:p>
          </table:table-cell>
          <table:table-cell office:value-type="float" office:value="16736" table:style-name="ce11">
            <text:p>16,736</text:p>
          </table:table-cell>
          <table:table-cell office:value-type="float" office:value="16604" table:style-name="ce10">
            <text:p>16,60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溪湖鎮</text:p>
          </table:table-cell>
          <table:table-cell office:value-type="float" office:value="16702" table:style-name="ce52">
            <text:p>16,702</text:p>
          </table:table-cell>
          <table:table-cell office:value-type="float" office:value="54764" table:style-name="ce11">
            <text:p>54,764</text:p>
          </table:table-cell>
          <table:table-cell office:value-type="float" office:value="27703" table:style-name="ce11">
            <text:p>27,703</text:p>
          </table:table-cell>
          <table:table-cell office:value-type="float" office:value="27061" table:style-name="ce10">
            <text:p>27,06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田中鎮</text:p>
          </table:table-cell>
          <table:table-cell office:value-type="float" office:value="13397" table:style-name="ce52">
            <text:p>13,397</text:p>
          </table:table-cell>
          <table:table-cell office:value-type="float" office:value="40679" table:style-name="ce11">
            <text:p>40,679</text:p>
          </table:table-cell>
          <table:table-cell office:value-type="float" office:value="20844" table:style-name="ce11">
            <text:p>20,844</text:p>
          </table:table-cell>
          <table:table-cell office:value-type="float" office:value="19835" table:style-name="ce10">
            <text:p>19,83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二林鎮</text:p>
          </table:table-cell>
          <table:table-cell office:value-type="float" office:value="15267" table:style-name="ce52">
            <text:p>15,267</text:p>
          </table:table-cell>
          <table:table-cell office:value-type="float" office:value="49637" table:style-name="ce11">
            <text:p>49,637</text:p>
          </table:table-cell>
          <table:table-cell office:value-type="float" office:value="25436" table:style-name="ce11">
            <text:p>25,436</text:p>
          </table:table-cell>
          <table:table-cell office:value-type="float" office:value="24201" table:style-name="ce10">
            <text:p>24,201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線西鄉</text:p>
          </table:table-cell>
          <table:table-cell office:value-type="float" office:value="4526" table:style-name="ce52">
            <text:p>4,526</text:p>
          </table:table-cell>
          <table:table-cell office:value-type="float" office:value="16650" table:style-name="ce11">
            <text:p>16,650</text:p>
          </table:table-cell>
          <table:table-cell office:value-type="float" office:value="8564" table:style-name="ce11">
            <text:p>8,564</text:p>
          </table:table-cell>
          <table:table-cell office:value-type="float" office:value="8086" table:style-name="ce10">
            <text:p>8,086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伸港鄉</text:p>
          </table:table-cell>
          <table:table-cell office:value-type="float" office:value="10538" table:style-name="ce52">
            <text:p>10,538</text:p>
          </table:table-cell>
          <table:table-cell office:value-type="float" office:value="37711" table:style-name="ce11">
            <text:p>37,711</text:p>
          </table:table-cell>
          <table:table-cell office:value-type="float" office:value="19067" table:style-name="ce11">
            <text:p>19,067</text:p>
          </table:table-cell>
          <table:table-cell office:value-type="float" office:value="18644" table:style-name="ce10">
            <text:p>18,644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福興鄉</text:p>
          </table:table-cell>
          <table:table-cell office:value-type="float" office:value="13208" table:style-name="ce52">
            <text:p>13,208</text:p>
          </table:table-cell>
          <table:table-cell office:value-type="float" office:value="46331" table:style-name="ce11">
            <text:p>46,331</text:p>
          </table:table-cell>
          <table:table-cell office:value-type="float" office:value="24139" table:style-name="ce11">
            <text:p>24,139</text:p>
          </table:table-cell>
          <table:table-cell office:value-type="float" office:value="22192" table:style-name="ce10">
            <text:p>22,192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秀水鄉</text:p>
          </table:table-cell>
          <table:table-cell office:value-type="float" office:value="11131" table:style-name="ce52">
            <text:p>11,131</text:p>
          </table:table-cell>
          <table:table-cell office:value-type="float" office:value="38870" table:style-name="ce11">
            <text:p>38,870</text:p>
          </table:table-cell>
          <table:table-cell office:value-type="float" office:value="20015" table:style-name="ce11">
            <text:p>20,015</text:p>
          </table:table-cell>
          <table:table-cell office:value-type="float" office:value="18855" table:style-name="ce10">
            <text:p>18,855</text:p>
          </table:table-cell>
          <table:table-cell table:number-columns-repeated="16379" table:style-name="ce1"/>
        </table:table-row>
        <table:table-row table:style-name="ro4">
          <table:table-cell office:value-type="string" table:style-name="ce14">
            <text:p>花壇鄉</text:p>
          </table:table-cell>
          <table:table-cell office:value-type="float" office:value="14440" table:style-name="ce52">
            <text:p>14,440</text:p>
          </table:table-cell>
          <table:table-cell office:value-type="float" office:value="45205" table:style-name="ce11">
            <text:p>45,205</text:p>
          </table:table-cell>
          <table:table-cell office:value-type="float" office:value="23178" table:style-name="ce11">
            <text:p>23,178</text:p>
          </table:table-cell>
          <table:table-cell office:value-type="float" office:value="22027" table:style-name="ce10">
            <text:p>22,0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芬園鄉</text:p>
          </table:table-cell>
          <table:table-cell office:value-type="float" office:value="6832" table:style-name="ce52">
            <text:p>6,832</text:p>
          </table:table-cell>
          <table:table-cell office:value-type="float" office:value="23145" table:style-name="ce11">
            <text:p>23,145</text:p>
          </table:table-cell>
          <table:table-cell office:value-type="float" office:value="12190" table:style-name="ce11">
            <text:p>12,190</text:p>
          </table:table-cell>
          <table:table-cell office:value-type="float" office:value="10955" table:style-name="ce10">
            <text:p>10,9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村鄉</text:p>
          </table:table-cell>
          <table:table-cell office:value-type="float" office:value="11693" table:style-name="ce52">
            <text:p>11,693</text:p>
          </table:table-cell>
          <table:table-cell office:value-type="float" office:value="38710" table:style-name="ce11">
            <text:p>38,710</text:p>
          </table:table-cell>
          <table:table-cell office:value-type="float" office:value="19783" table:style-name="ce11">
            <text:p>19,783</text:p>
          </table:table-cell>
          <table:table-cell office:value-type="float" office:value="18927" table:style-name="ce10">
            <text:p>18,9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鹽鄉</text:p>
          </table:table-cell>
          <table:table-cell office:value-type="float" office:value="9284" table:style-name="ce52">
            <text:p>9,284</text:p>
          </table:table-cell>
          <table:table-cell office:value-type="float" office:value="31874" table:style-name="ce11">
            <text:p>31,874</text:p>
          </table:table-cell>
          <table:table-cell office:value-type="float" office:value="16747" table:style-name="ce11">
            <text:p>16,747</text:p>
          </table:table-cell>
          <table:table-cell office:value-type="float" office:value="15127" table:style-name="ce10">
            <text:p>15,1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心鄉</text:p>
          </table:table-cell>
          <table:table-cell office:value-type="float" office:value="10945" table:style-name="ce52">
            <text:p>10,945</text:p>
          </table:table-cell>
          <table:table-cell office:value-type="float" office:value="34403" table:style-name="ce11">
            <text:p>34,403</text:p>
          </table:table-cell>
          <table:table-cell office:value-type="float" office:value="17673" table:style-name="ce11">
            <text:p>17,673</text:p>
          </table:table-cell>
          <table:table-cell office:value-type="float" office:value="16730" table:style-name="ce10">
            <text:p>16,7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永靖鄉</text:p>
          </table:table-cell>
          <table:table-cell office:value-type="float" office:value="11094" table:style-name="ce52">
            <text:p>11,094</text:p>
          </table:table-cell>
          <table:table-cell office:value-type="float" office:value="36288" table:style-name="ce11">
            <text:p>36,288</text:p>
          </table:table-cell>
          <table:table-cell office:value-type="float" office:value="18758" table:style-name="ce11">
            <text:p>18,758</text:p>
          </table:table-cell>
          <table:table-cell office:value-type="float" office:value="17530" table:style-name="ce10">
            <text:p>17,5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社頭鄉</text:p>
          </table:table-cell>
          <table:table-cell office:value-type="float" office:value="13140" table:style-name="ce52">
            <text:p>13,140</text:p>
          </table:table-cell>
          <table:table-cell office:value-type="float" office:value="42409" table:style-name="ce11">
            <text:p>42,409</text:p>
          </table:table-cell>
          <table:table-cell office:value-type="float" office:value="21783" table:style-name="ce11">
            <text:p>21,783</text:p>
          </table:table-cell>
          <table:table-cell office:value-type="float" office:value="20626" table:style-name="ce10">
            <text:p>20,62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水鄉</text:p>
          </table:table-cell>
          <table:table-cell office:value-type="float" office:value="5293" table:style-name="ce52">
            <text:p>5,293</text:p>
          </table:table-cell>
          <table:table-cell office:value-type="float" office:value="14621" table:style-name="ce11">
            <text:p>14,621</text:p>
          </table:table-cell>
          <table:table-cell office:value-type="float" office:value="7722" table:style-name="ce11">
            <text:p>7,722</text:p>
          </table:table-cell>
          <table:table-cell office:value-type="float" office:value="6899" table:style-name="ce10">
            <text:p>6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田尾鄉</text:p>
          </table:table-cell>
          <table:table-cell office:value-type="float" office:value="8136" table:style-name="ce52">
            <text:p>8,136</text:p>
          </table:table-cell>
          <table:table-cell office:value-type="float" office:value="26677" table:style-name="ce11">
            <text:p>26,677</text:p>
          </table:table-cell>
          <table:table-cell office:value-type="float" office:value="13782" table:style-name="ce11">
            <text:p>13,782</text:p>
          </table:table-cell>
          <table:table-cell office:value-type="float" office:value="12895" table:style-name="ce10">
            <text:p>12,89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埤頭鄉</text:p>
          </table:table-cell>
          <table:table-cell office:value-type="float" office:value="9157" table:style-name="ce52">
            <text:p>9,157</text:p>
          </table:table-cell>
          <table:table-cell office:value-type="float" office:value="30048" table:style-name="ce11">
            <text:p>30,048</text:p>
          </table:table-cell>
          <table:table-cell office:value-type="float" office:value="15466" table:style-name="ce11">
            <text:p>15,466</text:p>
          </table:table-cell>
          <table:table-cell office:value-type="float" office:value="14582" table:style-name="ce10">
            <text:p>14,5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芳苑鄉</text:p>
          </table:table-cell>
          <table:table-cell office:value-type="float" office:value="10155" table:style-name="ce52">
            <text:p>10,155</text:p>
          </table:table-cell>
          <table:table-cell office:value-type="float" office:value="32685" table:style-name="ce11">
            <text:p>32,685</text:p>
          </table:table-cell>
          <table:table-cell office:value-type="float" office:value="17265" table:style-name="ce11">
            <text:p>17,265</text:p>
          </table:table-cell>
          <table:table-cell office:value-type="float" office:value="15420" table:style-name="ce10">
            <text:p>15,4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城鄉</text:p>
          </table:table-cell>
          <table:table-cell office:value-type="float" office:value="5184" table:style-name="ce52">
            <text:p>5,184</text:p>
          </table:table-cell>
          <table:table-cell office:value-type="float" office:value="16078" table:style-name="ce11">
            <text:p>16,078</text:p>
          </table:table-cell>
          <table:table-cell office:value-type="float" office:value="8675" table:style-name="ce11">
            <text:p>8,675</text:p>
          </table:table-cell>
          <table:table-cell office:value-type="float" office:value="7403" table:style-name="ce10">
            <text:p>7,40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塘鄉</text:p>
          </table:table-cell>
          <table:table-cell office:value-type="float" office:value="4600" table:style-name="ce52">
            <text:p>4,600</text:p>
          </table:table-cell>
          <table:table-cell office:value-type="float" office:value="14786" table:style-name="ce11">
            <text:p>14,786</text:p>
          </table:table-cell>
          <table:table-cell office:value-type="float" office:value="7735" table:style-name="ce11">
            <text:p>7,735</text:p>
          </table:table-cell>
          <table:table-cell office:value-type="float" office:value="7051" table:style-name="ce10">
            <text:p>7,05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溪州鄉</text:p>
          </table:table-cell>
          <table:table-cell office:value-type="float" office:value="9030" table:style-name="ce53">
            <text:p>9,030</text:p>
          </table:table-cell>
          <table:table-cell office:value-type="float" office:value="29117" table:style-name="ce18">
            <text:p>29,117</text:p>
          </table:table-cell>
          <table:table-cell office:value-type="float" office:value="15210" table:style-name="ce18">
            <text:p>15,210</text:p>
          </table:table-cell>
          <table:table-cell office:value-type="float" office:value="13907" table:style-name="ce17">
            <text:p>13,907</text:p>
          </table:table-cell>
          <table:table-cell table:number-columns-repeated="16379"/>
        </table:table-row>
        <table:table-row table:style-name="ro4">
          <table:table-cell table:style-name="ce87"/>
          <table:table-cell table:number-columns-repeated="16383" table:style-name="ce1"/>
        </table:table-row>
        <table:table-row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南投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南投縣</text:p>
          </table:table-cell>
          <table:table-cell office:value-type="float" office:value="179589" table:style-name="ce71">
            <text:p>179,589</text:p>
          </table:table-cell>
          <table:table-cell office:value-type="float" office:value="490399" table:style-name="ce79">
            <text:p>490,399</text:p>
          </table:table-cell>
          <table:table-cell office:value-type="float" office:value="250600" table:style-name="ce79">
            <text:p>250,600</text:p>
          </table:table-cell>
          <table:table-cell office:value-type="float" office:value="239799" table:style-name="ce73">
            <text:p>239,7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投市</text:p>
          </table:table-cell>
          <table:table-cell office:value-type="float" office:value="35463" table:style-name="ce52">
            <text:p>35,463</text:p>
          </table:table-cell>
          <table:table-cell office:value-type="float" office:value="99026" table:style-name="ce11">
            <text:p>99,026</text:p>
          </table:table-cell>
          <table:table-cell office:value-type="float" office:value="49502" table:style-name="ce11">
            <text:p>49,502</text:p>
          </table:table-cell>
          <table:table-cell office:value-type="float" office:value="49524" table:style-name="ce10">
            <text:p>49,5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埔里鎮</text:p>
          </table:table-cell>
          <table:table-cell office:value-type="float" office:value="29098" table:style-name="ce52">
            <text:p>29,098</text:p>
          </table:table-cell>
          <table:table-cell office:value-type="float" office:value="79125" table:style-name="ce11">
            <text:p>79,125</text:p>
          </table:table-cell>
          <table:table-cell office:value-type="float" office:value="39270" table:style-name="ce11">
            <text:p>39,270</text:p>
          </table:table-cell>
          <table:table-cell office:value-type="float" office:value="39855" table:style-name="ce10">
            <text:p>39,85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草屯鎮</text:p>
          </table:table-cell>
          <table:table-cell office:value-type="float" office:value="34070" table:style-name="ce52">
            <text:p>34,070</text:p>
          </table:table-cell>
          <table:table-cell office:value-type="float" office:value="97449" table:style-name="ce11">
            <text:p>97,449</text:p>
          </table:table-cell>
          <table:table-cell office:value-type="float" office:value="49067" table:style-name="ce11">
            <text:p>49,067</text:p>
          </table:table-cell>
          <table:table-cell office:value-type="float" office:value="48382" table:style-name="ce10">
            <text:p>48,3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山鎮</text:p>
          </table:table-cell>
          <table:table-cell office:value-type="float" office:value="20311" table:style-name="ce52">
            <text:p>20,311</text:p>
          </table:table-cell>
          <table:table-cell office:value-type="float" office:value="53413" table:style-name="ce11">
            <text:p>53,413</text:p>
          </table:table-cell>
          <table:table-cell office:value-type="float" office:value="27283" table:style-name="ce11">
            <text:p>27,283</text:p>
          </table:table-cell>
          <table:table-cell office:value-type="float" office:value="26130" table:style-name="ce10">
            <text:p>26,13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集集鎮</text:p>
          </table:table-cell>
          <table:table-cell office:value-type="float" office:value="4252" table:style-name="ce52">
            <text:p>4,252</text:p>
          </table:table-cell>
          <table:table-cell office:value-type="float" office:value="10455" table:style-name="ce11">
            <text:p>10,455</text:p>
          </table:table-cell>
          <table:table-cell office:value-type="float" office:value="5473" table:style-name="ce11">
            <text:p>5,473</text:p>
          </table:table-cell>
          <table:table-cell office:value-type="float" office:value="4982" table:style-name="ce10">
            <text:p>4,98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名間鄉</text:p>
          </table:table-cell>
          <table:table-cell office:value-type="float" office:value="12677" table:style-name="ce52">
            <text:p>12,677</text:p>
          </table:table-cell>
          <table:table-cell office:value-type="float" office:value="37468" table:style-name="ce11">
            <text:p>37,468</text:p>
          </table:table-cell>
          <table:table-cell office:value-type="float" office:value="19733" table:style-name="ce11">
            <text:p>19,733</text:p>
          </table:table-cell>
          <table:table-cell office:value-type="float" office:value="17735" table:style-name="ce10">
            <text:p>17,7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谷鄉</text:p>
          </table:table-cell>
          <table:table-cell office:value-type="float" office:value="8011" table:style-name="ce52">
            <text:p>8,011</text:p>
          </table:table-cell>
          <table:table-cell office:value-type="float" office:value="17207" table:style-name="ce11">
            <text:p>17,207</text:p>
          </table:table-cell>
          <table:table-cell office:value-type="float" office:value="9193" table:style-name="ce11">
            <text:p>9,193</text:p>
          </table:table-cell>
          <table:table-cell office:value-type="float" office:value="8014" table:style-name="ce10">
            <text:p>8,0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寮鄉</text:p>
          </table:table-cell>
          <table:table-cell office:value-type="float" office:value="5571" table:style-name="ce52">
            <text:p>5,571</text:p>
          </table:table-cell>
          <table:table-cell office:value-type="float" office:value="14279" table:style-name="ce11">
            <text:p>14,279</text:p>
          </table:table-cell>
          <table:table-cell office:value-type="float" office:value="7796" table:style-name="ce11">
            <text:p>7,796</text:p>
          </table:table-cell>
          <table:table-cell office:value-type="float" office:value="6483" table:style-name="ce10">
            <text:p>6,4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魚池鄉</text:p>
          </table:table-cell>
          <table:table-cell office:value-type="float" office:value="5734" table:style-name="ce52">
            <text:p>5,734</text:p>
          </table:table-cell>
          <table:table-cell office:value-type="float" office:value="15443" table:style-name="ce11">
            <text:p>15,443</text:p>
          </table:table-cell>
          <table:table-cell office:value-type="float" office:value="8141" table:style-name="ce11">
            <text:p>8,141</text:p>
          </table:table-cell>
          <table:table-cell office:value-type="float" office:value="7302" table:style-name="ce10">
            <text:p>7,3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國姓鄉</text:p>
          </table:table-cell>
          <table:table-cell office:value-type="float" office:value="7194" table:style-name="ce52">
            <text:p>7,194</text:p>
          </table:table-cell>
          <table:table-cell office:value-type="float" office:value="17931" table:style-name="ce11">
            <text:p>17,931</text:p>
          </table:table-cell>
          <table:table-cell office:value-type="float" office:value="9669" table:style-name="ce11">
            <text:p>9,669</text:p>
          </table:table-cell>
          <table:table-cell office:value-type="float" office:value="8262" table:style-name="ce10">
            <text:p>8,2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里鄉</text:p>
          </table:table-cell>
          <table:table-cell office:value-type="float" office:value="7107" table:style-name="ce52">
            <text:p>7,107</text:p>
          </table:table-cell>
          <table:table-cell office:value-type="float" office:value="16943" table:style-name="ce11">
            <text:p>16,943</text:p>
          </table:table-cell>
          <table:table-cell office:value-type="float" office:value="8868" table:style-name="ce11">
            <text:p>8,868</text:p>
          </table:table-cell>
          <table:table-cell office:value-type="float" office:value="8075" table:style-name="ce10">
            <text:p>8,07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信義鄉</text:p>
          </table:table-cell>
          <table:table-cell office:value-type="float" office:value="5270" table:style-name="ce52">
            <text:p>5,270</text:p>
          </table:table-cell>
          <table:table-cell office:value-type="float" office:value="15865" table:style-name="ce11">
            <text:p>15,865</text:p>
          </table:table-cell>
          <table:table-cell office:value-type="float" office:value="8496" table:style-name="ce11">
            <text:p>8,496</text:p>
          </table:table-cell>
          <table:table-cell office:value-type="float" office:value="7369" table:style-name="ce10">
            <text:p>7,369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仁愛鄉</text:p>
          </table:table-cell>
          <table:table-cell office:value-type="float" office:value="4831" table:style-name="ce53">
            <text:p>4,831</text:p>
          </table:table-cell>
          <table:table-cell office:value-type="float" office:value="15795" table:style-name="ce18">
            <text:p>15,795</text:p>
          </table:table-cell>
          <table:table-cell office:value-type="float" office:value="8109" table:style-name="ce18">
            <text:p>8,109</text:p>
          </table:table-cell>
          <table:table-cell office:value-type="float" office:value="7686" table:style-name="ce17">
            <text:p>7,68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style-name="ce1"/>
          <table:table-cell table:number-columns-repeated="3" table:style-name="ce56"/>
          <table:table-cell table:number-columns-repeated="16380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雲林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雲林縣</text:p>
          </table:table-cell>
          <table:table-cell office:value-type="float" office:value="244027" table:style-name="ce71">
            <text:p>244,027</text:p>
          </table:table-cell>
          <table:table-cell office:value-type="float" office:value="676219" table:style-name="ce79">
            <text:p>676,219</text:p>
          </table:table-cell>
          <table:table-cell office:value-type="float" office:value="349759" table:style-name="ce79">
            <text:p>349,759</text:p>
          </table:table-cell>
          <table:table-cell office:value-type="float" office:value="326460" table:style-name="ce73">
            <text:p>326,4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六市</text:p>
          </table:table-cell>
          <table:table-cell office:value-type="float" office:value="39478" table:style-name="ce52">
            <text:p>39,478</text:p>
          </table:table-cell>
          <table:table-cell office:value-type="float" office:value="108694" table:style-name="ce11">
            <text:p>108,694</text:p>
          </table:table-cell>
          <table:table-cell office:value-type="float" office:value="53870" table:style-name="ce11">
            <text:p>53,870</text:p>
          </table:table-cell>
          <table:table-cell office:value-type="float" office:value="54824" table:style-name="ce10">
            <text:p>54,8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斗南鎮</text:p>
          </table:table-cell>
          <table:table-cell office:value-type="float" office:value="16122" table:style-name="ce52">
            <text:p>16,122</text:p>
          </table:table-cell>
          <table:table-cell office:value-type="float" office:value="44091" table:style-name="ce11">
            <text:p>44,091</text:p>
          </table:table-cell>
          <table:table-cell office:value-type="float" office:value="22377" table:style-name="ce11">
            <text:p>22,377</text:p>
          </table:table-cell>
          <table:table-cell office:value-type="float" office:value="21714" table:style-name="ce10">
            <text:p>21,71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虎尾鎮</text:p>
          </table:table-cell>
          <table:table-cell office:value-type="float" office:value="25952" table:style-name="ce52">
            <text:p>25,952</text:p>
          </table:table-cell>
          <table:table-cell office:value-type="float" office:value="70861" table:style-name="ce11">
            <text:p>70,861</text:p>
          </table:table-cell>
          <table:table-cell office:value-type="float" office:value="35793" table:style-name="ce11">
            <text:p>35,793</text:p>
          </table:table-cell>
          <table:table-cell office:value-type="float" office:value="35068" table:style-name="ce10">
            <text:p>35,0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螺鎮</text:p>
          </table:table-cell>
          <table:table-cell office:value-type="float" office:value="15073" table:style-name="ce52">
            <text:p>15,073</text:p>
          </table:table-cell>
          <table:table-cell office:value-type="float" office:value="45436" table:style-name="ce11">
            <text:p>45,436</text:p>
          </table:table-cell>
          <table:table-cell office:value-type="float" office:value="22845" table:style-name="ce11">
            <text:p>22,845</text:p>
          </table:table-cell>
          <table:table-cell office:value-type="float" office:value="22591" table:style-name="ce10">
            <text:p>22,5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土庫鎮</text:p>
          </table:table-cell>
          <table:table-cell office:value-type="float" office:value="9586" table:style-name="ce52">
            <text:p>9,586</text:p>
          </table:table-cell>
          <table:table-cell office:value-type="float" office:value="28283" table:style-name="ce11">
            <text:p>28,283</text:p>
          </table:table-cell>
          <table:table-cell office:value-type="float" office:value="14746" table:style-name="ce11">
            <text:p>14,746</text:p>
          </table:table-cell>
          <table:table-cell office:value-type="float" office:value="13537" table:style-name="ce10">
            <text:p>13,5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港鎮</text:p>
          </table:table-cell>
          <table:table-cell office:value-type="float" office:value="16145" table:style-name="ce52">
            <text:p>16,145</text:p>
          </table:table-cell>
          <table:table-cell office:value-type="float" office:value="39046" table:style-name="ce11">
            <text:p>39,046</text:p>
          </table:table-cell>
          <table:table-cell office:value-type="float" office:value="20197" table:style-name="ce11">
            <text:p>20,197</text:p>
          </table:table-cell>
          <table:table-cell office:value-type="float" office:value="18849" table:style-name="ce10">
            <text:p>18,84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古坑鄉</text:p>
          </table:table-cell>
          <table:table-cell office:value-type="float" office:value="11284" table:style-name="ce52">
            <text:p>11,284</text:p>
          </table:table-cell>
          <table:table-cell office:value-type="float" office:value="30850" table:style-name="ce11">
            <text:p>30,850</text:p>
          </table:table-cell>
          <table:table-cell office:value-type="float" office:value="16238" table:style-name="ce11">
            <text:p>16,238</text:p>
          </table:table-cell>
          <table:table-cell office:value-type="float" office:value="14612" table:style-name="ce10">
            <text:p>14,6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埤鄉</text:p>
          </table:table-cell>
          <table:table-cell office:value-type="float" office:value="6660" table:style-name="ce52">
            <text:p>6,660</text:p>
          </table:table-cell>
          <table:table-cell office:value-type="float" office:value="18603" table:style-name="ce11">
            <text:p>18,603</text:p>
          </table:table-cell>
          <table:table-cell office:value-type="float" office:value="9898" table:style-name="ce11">
            <text:p>9,898</text:p>
          </table:table-cell>
          <table:table-cell office:value-type="float" office:value="8705" table:style-name="ce10">
            <text:p>8,70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莿桐鄉</text:p>
          </table:table-cell>
          <table:table-cell office:value-type="float" office:value="9479" table:style-name="ce52">
            <text:p>9,479</text:p>
          </table:table-cell>
          <table:table-cell office:value-type="float" office:value="28285" table:style-name="ce11">
            <text:p>28,285</text:p>
          </table:table-cell>
          <table:table-cell office:value-type="float" office:value="14747" table:style-name="ce11">
            <text:p>14,747</text:p>
          </table:table-cell>
          <table:table-cell office:value-type="float" office:value="13538" table:style-name="ce10">
            <text:p>13,53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內鄉</text:p>
          </table:table-cell>
          <table:table-cell office:value-type="float" office:value="6015" table:style-name="ce52">
            <text:p>6,015</text:p>
          </table:table-cell>
          <table:table-cell office:value-type="float" office:value="17407" table:style-name="ce11">
            <text:p>17,407</text:p>
          </table:table-cell>
          <table:table-cell office:value-type="float" office:value="9100" table:style-name="ce11">
            <text:p>9,100</text:p>
          </table:table-cell>
          <table:table-cell office:value-type="float" office:value="8307" table:style-name="ce10">
            <text:p>8,30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二崙鄉</text:p>
          </table:table-cell>
          <table:table-cell office:value-type="float" office:value="8957" table:style-name="ce52">
            <text:p>8,957</text:p>
          </table:table-cell>
          <table:table-cell office:value-type="float" office:value="25995" table:style-name="ce11">
            <text:p>25,995</text:p>
          </table:table-cell>
          <table:table-cell office:value-type="float" office:value="13898" table:style-name="ce11">
            <text:p>13,898</text:p>
          </table:table-cell>
          <table:table-cell office:value-type="float" office:value="12097" table:style-name="ce10">
            <text:p>12,09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崙背鄉</text:p>
          </table:table-cell>
          <table:table-cell office:value-type="float" office:value="8579" table:style-name="ce52">
            <text:p>8,579</text:p>
          </table:table-cell>
          <table:table-cell office:value-type="float" office:value="23754" table:style-name="ce11">
            <text:p>23,754</text:p>
          </table:table-cell>
          <table:table-cell office:value-type="float" office:value="12526" table:style-name="ce11">
            <text:p>12,526</text:p>
          </table:table-cell>
          <table:table-cell office:value-type="float" office:value="11228" table:style-name="ce10">
            <text:p>11,2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麥寮鄉</text:p>
          </table:table-cell>
          <table:table-cell office:value-type="float" office:value="15124" table:style-name="ce52">
            <text:p>15,124</text:p>
          </table:table-cell>
          <table:table-cell office:value-type="float" office:value="47904" table:style-name="ce11">
            <text:p>47,904</text:p>
          </table:table-cell>
          <table:table-cell office:value-type="float" office:value="23780" table:style-name="ce11">
            <text:p>23,780</text:p>
          </table:table-cell>
          <table:table-cell office:value-type="float" office:value="24124" table:style-name="ce10">
            <text:p>24,1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勢鄉</text:p>
          </table:table-cell>
          <table:table-cell office:value-type="float" office:value="5808" table:style-name="ce52">
            <text:p>5,808</text:p>
          </table:table-cell>
          <table:table-cell office:value-type="float" office:value="14107" table:style-name="ce11">
            <text:p>14,107</text:p>
          </table:table-cell>
          <table:table-cell office:value-type="float" office:value="7833" table:style-name="ce11">
            <text:p>7,833</text:p>
          </table:table-cell>
          <table:table-cell office:value-type="float" office:value="6274" table:style-name="ce10">
            <text:p>6,2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褒忠鄉</text:p>
          </table:table-cell>
          <table:table-cell office:value-type="float" office:value="4429" table:style-name="ce52">
            <text:p>4,429</text:p>
          </table:table-cell>
          <table:table-cell office:value-type="float" office:value="12456" table:style-name="ce11">
            <text:p>12,456</text:p>
          </table:table-cell>
          <table:table-cell office:value-type="float" office:value="6708" table:style-name="ce11">
            <text:p>6,708</text:p>
          </table:table-cell>
          <table:table-cell office:value-type="float" office:value="5748" table:style-name="ce10">
            <text:p>5,74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西鄉</text:p>
          </table:table-cell>
          <table:table-cell office:value-type="float" office:value="8544" table:style-name="ce52">
            <text:p>8,544</text:p>
          </table:table-cell>
          <table:table-cell office:value-type="float" office:value="22976" table:style-name="ce11">
            <text:p>22,976</text:p>
          </table:table-cell>
          <table:table-cell office:value-type="float" office:value="12308" table:style-name="ce11">
            <text:p>12,308</text:p>
          </table:table-cell>
          <table:table-cell office:value-type="float" office:value="10668" table:style-name="ce10">
            <text:p>10,66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元長鄉</text:p>
          </table:table-cell>
          <table:table-cell office:value-type="float" office:value="9130" table:style-name="ce52">
            <text:p>9,130</text:p>
          </table:table-cell>
          <table:table-cell office:value-type="float" office:value="24632" table:style-name="ce11">
            <text:p>24,632</text:p>
          </table:table-cell>
          <table:table-cell office:value-type="float" office:value="13492" table:style-name="ce11">
            <text:p>13,492</text:p>
          </table:table-cell>
          <table:table-cell office:value-type="float" office:value="11140" table:style-name="ce10">
            <text:p>11,14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四湖鄉</text:p>
          </table:table-cell>
          <table:table-cell office:value-type="float" office:value="8647" table:style-name="ce52">
            <text:p>8,647</text:p>
          </table:table-cell>
          <table:table-cell office:value-type="float" office:value="22332" table:style-name="ce11">
            <text:p>22,332</text:p>
          </table:table-cell>
          <table:table-cell office:value-type="float" office:value="12174" table:style-name="ce11">
            <text:p>12,174</text:p>
          </table:table-cell>
          <table:table-cell office:value-type="float" office:value="10158" table:style-name="ce10">
            <text:p>10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口湖鄉</text:p>
          </table:table-cell>
          <table:table-cell office:value-type="float" office:value="9362" table:style-name="ce52">
            <text:p>9,362</text:p>
          </table:table-cell>
          <table:table-cell office:value-type="float" office:value="26359" table:style-name="ce11">
            <text:p>26,359</text:p>
          </table:table-cell>
          <table:table-cell office:value-type="float" office:value="14065" table:style-name="ce11">
            <text:p>14,065</text:p>
          </table:table-cell>
          <table:table-cell office:value-type="float" office:value="12294" table:style-name="ce10">
            <text:p>12,294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水林鄉</text:p>
          </table:table-cell>
          <table:table-cell office:value-type="float" office:value="9653" table:style-name="ce53">
            <text:p>9,653</text:p>
          </table:table-cell>
          <table:table-cell office:value-type="float" office:value="24148" table:style-name="ce18">
            <text:p>24,148</text:p>
          </table:table-cell>
          <table:table-cell office:value-type="float" office:value="13164" table:style-name="ce18">
            <text:p>13,164</text:p>
          </table:table-cell>
          <table:table-cell office:value-type="float" office:value="10984" table:style-name="ce17">
            <text:p>10,984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縣" table:style-name="ta1">
        <table:table-column table:style-name="co5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嘉義縣</text:p>
          </table:table-cell>
          <table:table-cell office:value-type="float" office:value="184660" table:style-name="ce71">
            <text:p>184,660</text:p>
          </table:table-cell>
          <table:table-cell office:value-type="float" office:value="498894" table:style-name="ce79">
            <text:p>498,894</text:p>
          </table:table-cell>
          <table:table-cell office:value-type="float" office:value="258806" table:style-name="ce79">
            <text:p>258,806</text:p>
          </table:table-cell>
          <table:table-cell office:value-type="float" office:value="240088" table:style-name="ce73">
            <text:p>240,08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保市</text:p>
          </table:table-cell>
          <table:table-cell office:value-type="float" office:value="13661" table:style-name="ce52">
            <text:p>13,661</text:p>
          </table:table-cell>
          <table:table-cell office:value-type="float" office:value="38537" table:style-name="ce11">
            <text:p>38,537</text:p>
          </table:table-cell>
          <table:table-cell office:value-type="float" office:value="19658" table:style-name="ce11">
            <text:p>19,658</text:p>
          </table:table-cell>
          <table:table-cell office:value-type="float" office:value="18879" table:style-name="ce10">
            <text:p>18,8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朴子市</text:p>
          </table:table-cell>
          <table:table-cell office:value-type="float" office:value="15887" table:style-name="ce52">
            <text:p>15,887</text:p>
          </table:table-cell>
          <table:table-cell office:value-type="float" office:value="41648" table:style-name="ce11">
            <text:p>41,648</text:p>
          </table:table-cell>
          <table:table-cell office:value-type="float" office:value="20979" table:style-name="ce11">
            <text:p>20,979</text:p>
          </table:table-cell>
          <table:table-cell office:value-type="float" office:value="20669" table:style-name="ce10">
            <text:p>20,6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布袋鎮</text:p>
          </table:table-cell>
          <table:table-cell office:value-type="float" office:value="9858" table:style-name="ce52">
            <text:p>9,858</text:p>
          </table:table-cell>
          <table:table-cell office:value-type="float" office:value="25958" table:style-name="ce11">
            <text:p>25,958</text:p>
          </table:table-cell>
          <table:table-cell office:value-type="float" office:value="13250" table:style-name="ce11">
            <text:p>13,250</text:p>
          </table:table-cell>
          <table:table-cell office:value-type="float" office:value="12708" table:style-name="ce10">
            <text:p>12,7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林鎮</text:p>
          </table:table-cell>
          <table:table-cell office:value-type="float" office:value="11412" table:style-name="ce52">
            <text:p>11,412</text:p>
          </table:table-cell>
          <table:table-cell office:value-type="float" office:value="30352" table:style-name="ce11">
            <text:p>30,352</text:p>
          </table:table-cell>
          <table:table-cell office:value-type="float" office:value="15453" table:style-name="ce11">
            <text:p>15,453</text:p>
          </table:table-cell>
          <table:table-cell office:value-type="float" office:value="14899" table:style-name="ce10">
            <text:p>14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民雄鄉</text:p>
          </table:table-cell>
          <table:table-cell office:value-type="float" office:value="25719" table:style-name="ce52">
            <text:p>25,719</text:p>
          </table:table-cell>
          <table:table-cell office:value-type="float" office:value="71238" table:style-name="ce11">
            <text:p>71,238</text:p>
          </table:table-cell>
          <table:table-cell office:value-type="float" office:value="36391" table:style-name="ce11">
            <text:p>36,391</text:p>
          </table:table-cell>
          <table:table-cell office:value-type="float" office:value="34847" table:style-name="ce10">
            <text:p>34,8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溪口鄉</text:p>
          </table:table-cell>
          <table:table-cell office:value-type="float" office:value="5277" table:style-name="ce52">
            <text:p>5,277</text:p>
          </table:table-cell>
          <table:table-cell office:value-type="float" office:value="14019" table:style-name="ce11">
            <text:p>14,019</text:p>
          </table:table-cell>
          <table:table-cell office:value-type="float" office:value="7469" table:style-name="ce11">
            <text:p>7,469</text:p>
          </table:table-cell>
          <table:table-cell office:value-type="float" office:value="6550" table:style-name="ce10">
            <text:p>6,55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港鄉</text:p>
          </table:table-cell>
          <table:table-cell office:value-type="float" office:value="10839" table:style-name="ce52">
            <text:p>10,839</text:p>
          </table:table-cell>
          <table:table-cell office:value-type="float" office:value="31120" table:style-name="ce11">
            <text:p>31,120</text:p>
          </table:table-cell>
          <table:table-cell office:value-type="float" office:value="16418" table:style-name="ce11">
            <text:p>16,418</text:p>
          </table:table-cell>
          <table:table-cell office:value-type="float" office:value="14702" table:style-name="ce10">
            <text:p>14,70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六腳鄉</text:p>
          </table:table-cell>
          <table:table-cell office:value-type="float" office:value="8766" table:style-name="ce52">
            <text:p>8,766</text:p>
          </table:table-cell>
          <table:table-cell office:value-type="float" office:value="22143" table:style-name="ce11">
            <text:p>22,143</text:p>
          </table:table-cell>
          <table:table-cell office:value-type="float" office:value="11732" table:style-name="ce11">
            <text:p>11,732</text:p>
          </table:table-cell>
          <table:table-cell office:value-type="float" office:value="10411" table:style-name="ce10">
            <text:p>10,41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石鄉</text:p>
          </table:table-cell>
          <table:table-cell office:value-type="float" office:value="9106" table:style-name="ce52">
            <text:p>9,106</text:p>
          </table:table-cell>
          <table:table-cell office:value-type="float" office:value="23725" table:style-name="ce11">
            <text:p>23,725</text:p>
          </table:table-cell>
          <table:table-cell office:value-type="float" office:value="12546" table:style-name="ce11">
            <text:p>12,546</text:p>
          </table:table-cell>
          <table:table-cell office:value-type="float" office:value="11179" table:style-name="ce10">
            <text:p>11,1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義竹鄉</text:p>
          </table:table-cell>
          <table:table-cell office:value-type="float" office:value="7262" table:style-name="ce52">
            <text:p>7,262</text:p>
          </table:table-cell>
          <table:table-cell office:value-type="float" office:value="17597" table:style-name="ce11">
            <text:p>17,597</text:p>
          </table:table-cell>
          <table:table-cell office:value-type="float" office:value="9173" table:style-name="ce11">
            <text:p>9,173</text:p>
          </table:table-cell>
          <table:table-cell office:value-type="float" office:value="8424" table:style-name="ce10">
            <text:p>8,42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草鄉</text:p>
          </table:table-cell>
          <table:table-cell office:value-type="float" office:value="5731" table:style-name="ce52">
            <text:p>5,731</text:p>
          </table:table-cell>
          <table:table-cell office:value-type="float" office:value="14885" table:style-name="ce11">
            <text:p>14,885</text:p>
          </table:table-cell>
          <table:table-cell office:value-type="float" office:value="7991" table:style-name="ce11">
            <text:p>7,991</text:p>
          </table:table-cell>
          <table:table-cell office:value-type="float" office:value="6894" table:style-name="ce10">
            <text:p>6,89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水上鄉</text:p>
          </table:table-cell>
          <table:table-cell office:value-type="float" office:value="18487" table:style-name="ce52">
            <text:p>18,487</text:p>
          </table:table-cell>
          <table:table-cell office:value-type="float" office:value="48976" table:style-name="ce11">
            <text:p>48,976</text:p>
          </table:table-cell>
          <table:table-cell office:value-type="float" office:value="25301" table:style-name="ce11">
            <text:p>25,301</text:p>
          </table:table-cell>
          <table:table-cell office:value-type="float" office:value="23675" table:style-name="ce10">
            <text:p>23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中埔鄉</text:p>
          </table:table-cell>
          <table:table-cell office:value-type="float" office:value="16154" table:style-name="ce52">
            <text:p>16,154</text:p>
          </table:table-cell>
          <table:table-cell office:value-type="float" office:value="44100" table:style-name="ce11">
            <text:p>44,100</text:p>
          </table:table-cell>
          <table:table-cell office:value-type="float" office:value="22844" table:style-name="ce11">
            <text:p>22,844</text:p>
          </table:table-cell>
          <table:table-cell office:value-type="float" office:value="21256" table:style-name="ce10">
            <text:p>21,25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崎鄉</text:p>
          </table:table-cell>
          <table:table-cell office:value-type="float" office:value="11710" table:style-name="ce52">
            <text:p>11,710</text:p>
          </table:table-cell>
          <table:table-cell office:value-type="float" office:value="34716" table:style-name="ce11">
            <text:p>34,716</text:p>
          </table:table-cell>
          <table:table-cell office:value-type="float" office:value="18472" table:style-name="ce11">
            <text:p>18,472</text:p>
          </table:table-cell>
          <table:table-cell office:value-type="float" office:value="16244" table:style-name="ce10">
            <text:p>16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梅山鄉</text:p>
          </table:table-cell>
          <table:table-cell office:value-type="float" office:value="6755" table:style-name="ce52">
            <text:p>6,755</text:p>
          </table:table-cell>
          <table:table-cell office:value-type="float" office:value="18647" table:style-name="ce11">
            <text:p>18,647</text:p>
          </table:table-cell>
          <table:table-cell office:value-type="float" office:value="9901" table:style-name="ce11">
            <text:p>9,901</text:p>
          </table:table-cell>
          <table:table-cell office:value-type="float" office:value="8746" table:style-name="ce10">
            <text:p>8,7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番路鄉</text:p>
          </table:table-cell>
          <table:table-cell office:value-type="float" office:value="4222" table:style-name="ce52">
            <text:p>4,222</text:p>
          </table:table-cell>
          <table:table-cell office:value-type="float" office:value="11166" table:style-name="ce11">
            <text:p>11,166</text:p>
          </table:table-cell>
          <table:table-cell office:value-type="float" office:value="6001" table:style-name="ce11">
            <text:p>6,001</text:p>
          </table:table-cell>
          <table:table-cell office:value-type="float" office:value="5165" table:style-name="ce10">
            <text:p>5,1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埔鄉</text:p>
          </table:table-cell>
          <table:table-cell office:value-type="float" office:value="1934" table:style-name="ce52">
            <text:p>1,934</text:p>
          </table:table-cell>
          <table:table-cell office:value-type="float" office:value="4559" table:style-name="ce11">
            <text:p>4,559</text:p>
          </table:table-cell>
          <table:table-cell office:value-type="float" office:value="2333" table:style-name="ce11">
            <text:p>2,333</text:p>
          </table:table-cell>
          <table:table-cell office:value-type="float" office:value="2226" table:style-name="ce10">
            <text:p>2,226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阿里山鄉</text:p>
          </table:table-cell>
          <table:table-cell office:value-type="float" office:value="1880" table:style-name="ce53">
            <text:p>1,880</text:p>
          </table:table-cell>
          <table:table-cell office:value-type="float" office:value="5508" table:style-name="ce18">
            <text:p>5,508</text:p>
          </table:table-cell>
          <table:table-cell office:value-type="float" office:value="2894" table:style-name="ce18">
            <text:p>2,894</text:p>
          </table:table-cell>
          <table:table-cell office:value-type="float" office:value="2614" table:style-name="ce17">
            <text:p>2,614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屏東縣" table:style-name="ta1">
        <table:table-column table:style-name="co6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屏東縣</text:p>
          </table:table-cell>
          <table:table-cell office:value-type="float" office:value="291805" table:style-name="ce71">
            <text:p>291,805</text:p>
          </table:table-cell>
          <table:table-cell office:value-type="float" office:value="811978" table:style-name="ce79">
            <text:p>811,978</text:p>
          </table:table-cell>
          <table:table-cell office:value-type="float" office:value="413619" table:style-name="ce79">
            <text:p>413,619</text:p>
          </table:table-cell>
          <table:table-cell office:value-type="float" office:value="398359" table:style-name="ce73">
            <text:p>398,35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屏東市</text:p>
          </table:table-cell>
          <table:table-cell office:value-type="float" office:value="75223" table:style-name="ce52">
            <text:p>75,223</text:p>
          </table:table-cell>
          <table:table-cell office:value-type="float" office:value="197476" table:style-name="ce11">
            <text:p>197,476</text:p>
          </table:table-cell>
          <table:table-cell office:value-type="float" office:value="97160" table:style-name="ce11">
            <text:p>97,160</text:p>
          </table:table-cell>
          <table:table-cell office:value-type="float" office:value="100316" table:style-name="ce10">
            <text:p>100,3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潮州鎮</text:p>
          </table:table-cell>
          <table:table-cell office:value-type="float" office:value="20269" table:style-name="ce52">
            <text:p>20,269</text:p>
          </table:table-cell>
          <table:table-cell office:value-type="float" office:value="53850" table:style-name="ce11">
            <text:p>53,850</text:p>
          </table:table-cell>
          <table:table-cell office:value-type="float" office:value="26786" table:style-name="ce11">
            <text:p>26,786</text:p>
          </table:table-cell>
          <table:table-cell office:value-type="float" office:value="27064" table:style-name="ce10">
            <text:p>27,0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港鎮</text:p>
          </table:table-cell>
          <table:table-cell office:value-type="float" office:value="17153" table:style-name="ce52">
            <text:p>17,153</text:p>
          </table:table-cell>
          <table:table-cell office:value-type="float" office:value="46736" table:style-name="ce11">
            <text:p>46,736</text:p>
          </table:table-cell>
          <table:table-cell office:value-type="float" office:value="23563" table:style-name="ce11">
            <text:p>23,563</text:p>
          </table:table-cell>
          <table:table-cell office:value-type="float" office:value="23173" table:style-name="ce10">
            <text:p>23,1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恆春鎮</text:p>
          </table:table-cell>
          <table:table-cell office:value-type="float" office:value="11894" table:style-name="ce52">
            <text:p>11,894</text:p>
          </table:table-cell>
          <table:table-cell office:value-type="float" office:value="30396" table:style-name="ce11">
            <text:p>30,396</text:p>
          </table:table-cell>
          <table:table-cell office:value-type="float" office:value="15550" table:style-name="ce11">
            <text:p>15,550</text:p>
          </table:table-cell>
          <table:table-cell office:value-type="float" office:value="14846" table:style-name="ce10">
            <text:p>14,8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丹鄉</text:p>
          </table:table-cell>
          <table:table-cell office:value-type="float" office:value="15592" table:style-name="ce52">
            <text:p>15,592</text:p>
          </table:table-cell>
          <table:table-cell office:value-type="float" office:value="50101" table:style-name="ce11">
            <text:p>50,101</text:p>
          </table:table-cell>
          <table:table-cell office:value-type="float" office:value="25966" table:style-name="ce11">
            <text:p>25,966</text:p>
          </table:table-cell>
          <table:table-cell office:value-type="float" office:value="24135" table:style-name="ce10">
            <text:p>24,1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治鄉</text:p>
          </table:table-cell>
          <table:table-cell office:value-type="float" office:value="10348" table:style-name="ce52">
            <text:p>10,348</text:p>
          </table:table-cell>
          <table:table-cell office:value-type="float" office:value="29441" table:style-name="ce11">
            <text:p>29,441</text:p>
          </table:table-cell>
          <table:table-cell office:value-type="float" office:value="15295" table:style-name="ce11">
            <text:p>15,295</text:p>
          </table:table-cell>
          <table:table-cell office:value-type="float" office:value="14146" table:style-name="ce10">
            <text:p>14,14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麟洛鄉</text:p>
          </table:table-cell>
          <table:table-cell office:value-type="float" office:value="3877" table:style-name="ce52">
            <text:p>3,877</text:p>
          </table:table-cell>
          <table:table-cell office:value-type="float" office:value="10758" table:style-name="ce11">
            <text:p>10,758</text:p>
          </table:table-cell>
          <table:table-cell office:value-type="float" office:value="5567" table:style-name="ce11">
            <text:p>5,567</text:p>
          </table:table-cell>
          <table:table-cell office:value-type="float" office:value="5191" table:style-name="ce10">
            <text:p>5,1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九如鄉</text:p>
          </table:table-cell>
          <table:table-cell office:value-type="float" office:value="7326" table:style-name="ce52">
            <text:p>7,326</text:p>
          </table:table-cell>
          <table:table-cell office:value-type="float" office:value="21925" table:style-name="ce11">
            <text:p>21,925</text:p>
          </table:table-cell>
          <table:table-cell office:value-type="float" office:value="11254" table:style-name="ce11">
            <text:p>11,254</text:p>
          </table:table-cell>
          <table:table-cell office:value-type="float" office:value="10671" table:style-name="ce10">
            <text:p>10,6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里港鄉</text:p>
          </table:table-cell>
          <table:table-cell office:value-type="float" office:value="8291" table:style-name="ce52">
            <text:p>8,291</text:p>
          </table:table-cell>
          <table:table-cell office:value-type="float" office:value="25709" table:style-name="ce11">
            <text:p>25,709</text:p>
          </table:table-cell>
          <table:table-cell office:value-type="float" office:value="13035" table:style-name="ce11">
            <text:p>13,035</text:p>
          </table:table-cell>
          <table:table-cell office:value-type="float" office:value="12674" table:style-name="ce10">
            <text:p>12,67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鹽埔鄉</text:p>
          </table:table-cell>
          <table:table-cell office:value-type="float" office:value="7938" table:style-name="ce52">
            <text:p>7,938</text:p>
          </table:table-cell>
          <table:table-cell office:value-type="float" office:value="24982" table:style-name="ce11">
            <text:p>24,982</text:p>
          </table:table-cell>
          <table:table-cell office:value-type="float" office:value="12938" table:style-name="ce11">
            <text:p>12,938</text:p>
          </table:table-cell>
          <table:table-cell office:value-type="float" office:value="12044" table:style-name="ce10">
            <text:p>12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高樹鄉</text:p>
          </table:table-cell>
          <table:table-cell office:value-type="float" office:value="9191" table:style-name="ce52">
            <text:p>9,191</text:p>
          </table:table-cell>
          <table:table-cell office:value-type="float" office:value="23729" table:style-name="ce11">
            <text:p>23,729</text:p>
          </table:table-cell>
          <table:table-cell office:value-type="float" office:value="12601" table:style-name="ce11">
            <text:p>12,601</text:p>
          </table:table-cell>
          <table:table-cell office:value-type="float" office:value="11128" table:style-name="ce10">
            <text:p>11,12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萬巒鄉</text:p>
          </table:table-cell>
          <table:table-cell office:value-type="float" office:value="6561" table:style-name="ce52">
            <text:p>6,561</text:p>
          </table:table-cell>
          <table:table-cell office:value-type="float" office:value="20186" table:style-name="ce11">
            <text:p>20,186</text:p>
          </table:table-cell>
          <table:table-cell office:value-type="float" office:value="10488" table:style-name="ce11">
            <text:p>10,488</text:p>
          </table:table-cell>
          <table:table-cell office:value-type="float" office:value="9698" table:style-name="ce10">
            <text:p>9,6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內埔鄉</text:p>
          </table:table-cell>
          <table:table-cell office:value-type="float" office:value="19071" table:style-name="ce52">
            <text:p>19,071</text:p>
          </table:table-cell>
          <table:table-cell office:value-type="float" office:value="53278" table:style-name="ce11">
            <text:p>53,278</text:p>
          </table:table-cell>
          <table:table-cell office:value-type="float" office:value="27405" table:style-name="ce11">
            <text:p>27,405</text:p>
          </table:table-cell>
          <table:table-cell office:value-type="float" office:value="25873" table:style-name="ce10">
            <text:p>25,8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竹田鄉</text:p>
          </table:table-cell>
          <table:table-cell office:value-type="float" office:value="5662" table:style-name="ce52">
            <text:p>5,662</text:p>
          </table:table-cell>
          <table:table-cell office:value-type="float" office:value="16583" table:style-name="ce11">
            <text:p>16,583</text:p>
          </table:table-cell>
          <table:table-cell office:value-type="float" office:value="8800" table:style-name="ce11">
            <text:p>8,800</text:p>
          </table:table-cell>
          <table:table-cell office:value-type="float" office:value="7783" table:style-name="ce10">
            <text:p>7,78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埤鄉</text:p>
          </table:table-cell>
          <table:table-cell office:value-type="float" office:value="3436" table:style-name="ce52">
            <text:p>3,436</text:p>
          </table:table-cell>
          <table:table-cell office:value-type="float" office:value="9554" table:style-name="ce11">
            <text:p>9,554</text:p>
          </table:table-cell>
          <table:table-cell office:value-type="float" office:value="5092" table:style-name="ce11">
            <text:p>5,092</text:p>
          </table:table-cell>
          <table:table-cell office:value-type="float" office:value="4462" table:style-name="ce10">
            <text:p>4,46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寮鄉</text:p>
          </table:table-cell>
          <table:table-cell office:value-type="float" office:value="8655" table:style-name="ce52">
            <text:p>8,655</text:p>
          </table:table-cell>
          <table:table-cell office:value-type="float" office:value="23651" table:style-name="ce11">
            <text:p>23,651</text:p>
          </table:table-cell>
          <table:table-cell office:value-type="float" office:value="12358" table:style-name="ce11">
            <text:p>12,358</text:p>
          </table:table-cell>
          <table:table-cell office:value-type="float" office:value="11293" table:style-name="ce10">
            <text:p>11,29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園鄉</text:p>
          </table:table-cell>
          <table:table-cell office:value-type="float" office:value="11866" table:style-name="ce52">
            <text:p>11,866</text:p>
          </table:table-cell>
          <table:table-cell office:value-type="float" office:value="33865" table:style-name="ce11">
            <text:p>33,865</text:p>
          </table:table-cell>
          <table:table-cell office:value-type="float" office:value="17557" table:style-name="ce11">
            <text:p>17,557</text:p>
          </table:table-cell>
          <table:table-cell office:value-type="float" office:value="16308" table:style-name="ce10">
            <text:p>16,30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崁頂鄉</text:p>
          </table:table-cell>
          <table:table-cell office:value-type="float" office:value="4552" table:style-name="ce52">
            <text:p>4,552</text:p>
          </table:table-cell>
          <table:table-cell office:value-type="float" office:value="15383" table:style-name="ce11">
            <text:p>15,383</text:p>
          </table:table-cell>
          <table:table-cell office:value-type="float" office:value="7710" table:style-name="ce11">
            <text:p>7,710</text:p>
          </table:table-cell>
          <table:table-cell office:value-type="float" office:value="7673" table:style-name="ce10">
            <text:p>7,67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林邊鄉</text:p>
          </table:table-cell>
          <table:table-cell office:value-type="float" office:value="6673" table:style-name="ce52">
            <text:p>6,673</text:p>
          </table:table-cell>
          <table:table-cell office:value-type="float" office:value="17238" table:style-name="ce11">
            <text:p>17,238</text:p>
          </table:table-cell>
          <table:table-cell office:value-type="float" office:value="8791" table:style-name="ce11">
            <text:p>8,791</text:p>
          </table:table-cell>
          <table:table-cell office:value-type="float" office:value="8447" table:style-name="ce10">
            <text:p>8,44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州鄉</text:p>
          </table:table-cell>
          <table:table-cell office:value-type="float" office:value="3781" table:style-name="ce52">
            <text:p>3,781</text:p>
          </table:table-cell>
          <table:table-cell office:value-type="float" office:value="10356" table:style-name="ce11">
            <text:p>10,356</text:p>
          </table:table-cell>
          <table:table-cell office:value-type="float" office:value="5312" table:style-name="ce11">
            <text:p>5,312</text:p>
          </table:table-cell>
          <table:table-cell office:value-type="float" office:value="5044" table:style-name="ce10">
            <text:p>5,0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佳冬鄉</text:p>
          </table:table-cell>
          <table:table-cell office:value-type="float" office:value="6989" table:style-name="ce52">
            <text:p>6,989</text:p>
          </table:table-cell>
          <table:table-cell office:value-type="float" office:value="18590" table:style-name="ce11">
            <text:p>18,590</text:p>
          </table:table-cell>
          <table:table-cell office:value-type="float" office:value="9626" table:style-name="ce11">
            <text:p>9,626</text:p>
          </table:table-cell>
          <table:table-cell office:value-type="float" office:value="8964" table:style-name="ce10">
            <text:p>8,9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琉球鄉</text:p>
          </table:table-cell>
          <table:table-cell office:value-type="float" office:value="4672" table:style-name="ce52">
            <text:p>4,672</text:p>
          </table:table-cell>
          <table:table-cell office:value-type="float" office:value="12124" table:style-name="ce11">
            <text:p>12,124</text:p>
          </table:table-cell>
          <table:table-cell office:value-type="float" office:value="6626" table:style-name="ce11">
            <text:p>6,626</text:p>
          </table:table-cell>
          <table:table-cell office:value-type="float" office:value="5498" table:style-name="ce10">
            <text:p>5,4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車城鄉</text:p>
          </table:table-cell>
          <table:table-cell office:value-type="float" office:value="3493" table:style-name="ce52">
            <text:p>3,493</text:p>
          </table:table-cell>
          <table:table-cell office:value-type="float" office:value="8278" table:style-name="ce11">
            <text:p>8,278</text:p>
          </table:table-cell>
          <table:table-cell office:value-type="float" office:value="4424" table:style-name="ce11">
            <text:p>4,424</text:p>
          </table:table-cell>
          <table:table-cell office:value-type="float" office:value="3854" table:style-name="ce10">
            <text:p>3,85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滿州鄉</text:p>
          </table:table-cell>
          <table:table-cell office:value-type="float" office:value="3024" table:style-name="ce52">
            <text:p>3,024</text:p>
          </table:table-cell>
          <table:table-cell office:value-type="float" office:value="7456" table:style-name="ce11">
            <text:p>7,456</text:p>
          </table:table-cell>
          <table:table-cell office:value-type="float" office:value="4058" table:style-name="ce11">
            <text:p>4,058</text:p>
          </table:table-cell>
          <table:table-cell office:value-type="float" office:value="3398" table:style-name="ce10">
            <text:p>3,39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枋山鄉</text:p>
          </table:table-cell>
          <table:table-cell office:value-type="float" office:value="2057" table:style-name="ce52">
            <text:p>2,057</text:p>
          </table:table-cell>
          <table:table-cell office:value-type="float" office:value="5234" table:style-name="ce11">
            <text:p>5,234</text:p>
          </table:table-cell>
          <table:table-cell office:value-type="float" office:value="2749" table:style-name="ce11">
            <text:p>2,749</text:p>
          </table:table-cell>
          <table:table-cell office:value-type="float" office:value="2485" table:style-name="ce10">
            <text:p>2,485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三地門鄉</text:p>
          </table:table-cell>
          <table:table-cell office:value-type="float" office:value="2348" table:style-name="ce52">
            <text:p>2,348</text:p>
          </table:table-cell>
          <table:table-cell office:value-type="float" office:value="7688" table:style-name="ce11">
            <text:p>7,688</text:p>
          </table:table-cell>
          <table:table-cell office:value-type="float" office:value="3879" table:style-name="ce11">
            <text:p>3,879</text:p>
          </table:table-cell>
          <table:table-cell office:value-type="float" office:value="3809" table:style-name="ce10">
            <text:p>3,80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霧臺鄉</text:p>
          </table:table-cell>
          <table:table-cell office:value-type="float" office:value="1087" table:style-name="ce52">
            <text:p>1,087</text:p>
          </table:table-cell>
          <table:table-cell office:value-type="float" office:value="3249" table:style-name="ce11">
            <text:p>3,249</text:p>
          </table:table-cell>
          <table:table-cell office:value-type="float" office:value="1668" table:style-name="ce11">
            <text:p>1,668</text:p>
          </table:table-cell>
          <table:table-cell office:value-type="float" office:value="1581" table:style-name="ce10">
            <text:p>1,5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瑪家鄉</text:p>
          </table:table-cell>
          <table:table-cell office:value-type="float" office:value="2083" table:style-name="ce52">
            <text:p>2,083</text:p>
          </table:table-cell>
          <table:table-cell office:value-type="float" office:value="6756" table:style-name="ce11">
            <text:p>6,756</text:p>
          </table:table-cell>
          <table:table-cell office:value-type="float" office:value="3419" table:style-name="ce11">
            <text:p>3,419</text:p>
          </table:table-cell>
          <table:table-cell office:value-type="float" office:value="3337" table:style-name="ce10">
            <text:p>3,337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泰武鄉</text:p>
          </table:table-cell>
          <table:table-cell office:value-type="float" office:value="1413" table:style-name="ce52">
            <text:p>1,413</text:p>
          </table:table-cell>
          <table:table-cell office:value-type="float" office:value="5345" table:style-name="ce11">
            <text:p>5,345</text:p>
          </table:table-cell>
          <table:table-cell office:value-type="float" office:value="2795" table:style-name="ce11">
            <text:p>2,795</text:p>
          </table:table-cell>
          <table:table-cell office:value-type="float" office:value="2550" table:style-name="ce10">
            <text:p>2,55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來義鄉</text:p>
          </table:table-cell>
          <table:table-cell office:value-type="float" office:value="2258" table:style-name="ce52">
            <text:p>2,258</text:p>
          </table:table-cell>
          <table:table-cell office:value-type="float" office:value="7441" table:style-name="ce11">
            <text:p>7,441</text:p>
          </table:table-cell>
          <table:table-cell office:value-type="float" office:value="3715" table:style-name="ce11">
            <text:p>3,715</text:p>
          </table:table-cell>
          <table:table-cell office:value-type="float" office:value="3726" table:style-name="ce10">
            <text:p>3,72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春日鄉</text:p>
          </table:table-cell>
          <table:table-cell office:value-type="float" office:value="1432" table:style-name="ce52">
            <text:p>1,432</text:p>
          </table:table-cell>
          <table:table-cell office:value-type="float" office:value="4941" table:style-name="ce11">
            <text:p>4,941</text:p>
          </table:table-cell>
          <table:table-cell office:value-type="float" office:value="2520" table:style-name="ce11">
            <text:p>2,520</text:p>
          </table:table-cell>
          <table:table-cell office:value-type="float" office:value="2421" table:style-name="ce10">
            <text:p>2,42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獅子鄉</text:p>
          </table:table-cell>
          <table:table-cell office:value-type="float" office:value="1609" table:style-name="ce52">
            <text:p>1,609</text:p>
          </table:table-cell>
          <table:table-cell office:value-type="float" office:value="4824" table:style-name="ce11">
            <text:p>4,824</text:p>
          </table:table-cell>
          <table:table-cell office:value-type="float" office:value="2477" table:style-name="ce11">
            <text:p>2,477</text:p>
          </table:table-cell>
          <table:table-cell office:value-type="float" office:value="2347" table:style-name="ce10">
            <text:p>2,347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牡丹鄉</text:p>
          </table:table-cell>
          <table:table-cell office:value-type="float" office:value="1981" table:style-name="ce53">
            <text:p>1,981</text:p>
          </table:table-cell>
          <table:table-cell office:value-type="float" office:value="4855" table:style-name="ce18">
            <text:p>4,855</text:p>
          </table:table-cell>
          <table:table-cell office:value-type="float" office:value="2435" table:style-name="ce18">
            <text:p>2,435</text:p>
          </table:table-cell>
          <table:table-cell office:value-type="float" office:value="2420" table:style-name="ce17">
            <text:p>2,420</text:p>
          </table:table-cell>
          <table:table-cell table:number-columns-repeated="16379"/>
        </table:table-row>
        <table:table-row table:style-name="ro8">
          <table:table-cell table:style-name="ce22"/>
          <table:table-cell table:style-name="ce54"/>
          <table:table-cell table:number-columns-repeated="16382" table:style-name="ce1"/>
        </table:table-row>
        <table:table-row table:number-rows-repeated="1048538" table:style-name="ro8">
          <table:table-cell table:number-columns-repeated="16384"/>
        </table:table-row>
      </table:table>
      <table:table table:name="臺東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8">
            <text:p>臺東縣</text:p>
          </table:table-cell>
          <table:table-cell office:value-type="float" office:value="83635" table:style-name="ce71">
            <text:p>83,635</text:p>
          </table:table-cell>
          <table:table-cell office:value-type="float" office:value="215113" table:style-name="ce79">
            <text:p>215,113</text:p>
          </table:table-cell>
          <table:table-cell office:value-type="float" office:value="110488" table:style-name="ce79">
            <text:p>110,488</text:p>
          </table:table-cell>
          <table:table-cell office:value-type="float" office:value="104625" table:style-name="ce73">
            <text:p>104,62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臺東市</text:p>
          </table:table-cell>
          <table:table-cell office:value-type="float" office:value="40307" table:style-name="ce52">
            <text:p>40,307</text:p>
          </table:table-cell>
          <table:table-cell office:value-type="float" office:value="104759" table:style-name="ce11">
            <text:p>104,759</text:p>
          </table:table-cell>
          <table:table-cell office:value-type="float" office:value="52180" table:style-name="ce11">
            <text:p>52,180</text:p>
          </table:table-cell>
          <table:table-cell office:value-type="float" office:value="52579" table:style-name="ce10">
            <text:p>52,5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成功鎮</text:p>
          </table:table-cell>
          <table:table-cell office:value-type="float" office:value="5341" table:style-name="ce52">
            <text:p>5,341</text:p>
          </table:table-cell>
          <table:table-cell office:value-type="float" office:value="13507" table:style-name="ce11">
            <text:p>13,507</text:p>
          </table:table-cell>
          <table:table-cell office:value-type="float" office:value="7095" table:style-name="ce11">
            <text:p>7,095</text:p>
          </table:table-cell>
          <table:table-cell office:value-type="float" office:value="6412" table:style-name="ce10">
            <text:p>6,41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關山鎮</text:p>
          </table:table-cell>
          <table:table-cell office:value-type="float" office:value="3220" table:style-name="ce52">
            <text:p>3,220</text:p>
          </table:table-cell>
          <table:table-cell office:value-type="float" office:value="8401" table:style-name="ce11">
            <text:p>8,401</text:p>
          </table:table-cell>
          <table:table-cell office:value-type="float" office:value="4336" table:style-name="ce11">
            <text:p>4,336</text:p>
          </table:table-cell>
          <table:table-cell office:value-type="float" office:value="4065" table:style-name="ce10">
            <text:p>4,0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卑南鄉</text:p>
          </table:table-cell>
          <table:table-cell office:value-type="float" office:value="6842" table:style-name="ce52">
            <text:p>6,842</text:p>
          </table:table-cell>
          <table:table-cell office:value-type="float" office:value="16949" table:style-name="ce11">
            <text:p>16,949</text:p>
          </table:table-cell>
          <table:table-cell office:value-type="float" office:value="8914" table:style-name="ce11">
            <text:p>8,914</text:p>
          </table:table-cell>
          <table:table-cell office:value-type="float" office:value="8035" table:style-name="ce10">
            <text:p>8,0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大武鄉</text:p>
          </table:table-cell>
          <table:table-cell office:value-type="float" office:value="2454" table:style-name="ce52">
            <text:p>2,454</text:p>
          </table:table-cell>
          <table:table-cell office:value-type="float" office:value="5712" table:style-name="ce11">
            <text:p>5,712</text:p>
          </table:table-cell>
          <table:table-cell office:value-type="float" office:value="2975" table:style-name="ce11">
            <text:p>2,975</text:p>
          </table:table-cell>
          <table:table-cell office:value-type="float" office:value="2737" table:style-name="ce10">
            <text:p>2,7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太麻里鄉</text:p>
          </table:table-cell>
          <table:table-cell office:value-type="float" office:value="4803" table:style-name="ce52">
            <text:p>4,803</text:p>
          </table:table-cell>
          <table:table-cell office:value-type="float" office:value="10908" table:style-name="ce11">
            <text:p>10,908</text:p>
          </table:table-cell>
          <table:table-cell office:value-type="float" office:value="5789" table:style-name="ce11">
            <text:p>5,789</text:p>
          </table:table-cell>
          <table:table-cell office:value-type="float" office:value="5119" table:style-name="ce10">
            <text:p>5,11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東河鄉</text:p>
          </table:table-cell>
          <table:table-cell office:value-type="float" office:value="3710" table:style-name="ce52">
            <text:p>3,710</text:p>
          </table:table-cell>
          <table:table-cell office:value-type="float" office:value="8195" table:style-name="ce11">
            <text:p>8,195</text:p>
          </table:table-cell>
          <table:table-cell office:value-type="float" office:value="4520" table:style-name="ce11">
            <text:p>4,520</text:p>
          </table:table-cell>
          <table:table-cell office:value-type="float" office:value="3675" table:style-name="ce10">
            <text:p>3,6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長濱鄉</text:p>
          </table:table-cell>
          <table:table-cell office:value-type="float" office:value="2895" table:style-name="ce52">
            <text:p>2,895</text:p>
          </table:table-cell>
          <table:table-cell office:value-type="float" office:value="6905" table:style-name="ce11">
            <text:p>6,905</text:p>
          </table:table-cell>
          <table:table-cell office:value-type="float" office:value="3889" table:style-name="ce11">
            <text:p>3,889</text:p>
          </table:table-cell>
          <table:table-cell office:value-type="float" office:value="3016" table:style-name="ce10">
            <text:p>3,016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鹿野鄉</text:p>
          </table:table-cell>
          <table:table-cell office:value-type="float" office:value="3021" table:style-name="ce52">
            <text:p>3,021</text:p>
          </table:table-cell>
          <table:table-cell office:value-type="float" office:value="7590" table:style-name="ce11">
            <text:p>7,590</text:p>
          </table:table-cell>
          <table:table-cell office:value-type="float" office:value="4021" table:style-name="ce11">
            <text:p>4,021</text:p>
          </table:table-cell>
          <table:table-cell office:value-type="float" office:value="3569" table:style-name="ce10">
            <text:p>3,56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池上鄉</text:p>
          </table:table-cell>
          <table:table-cell office:value-type="float" office:value="3185" table:style-name="ce52">
            <text:p>3,185</text:p>
          </table:table-cell>
          <table:table-cell office:value-type="float" office:value="8063" table:style-name="ce11">
            <text:p>8,063</text:p>
          </table:table-cell>
          <table:table-cell office:value-type="float" office:value="4164" table:style-name="ce11">
            <text:p>4,164</text:p>
          </table:table-cell>
          <table:table-cell office:value-type="float" office:value="3899" table:style-name="ce10">
            <text:p>3,89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綠島鄉</text:p>
          </table:table-cell>
          <table:table-cell office:value-type="float" office:value="1170" table:style-name="ce52">
            <text:p>1,170</text:p>
          </table:table-cell>
          <table:table-cell office:value-type="float" office:value="4029" table:style-name="ce11">
            <text:p>4,029</text:p>
          </table:table-cell>
          <table:table-cell office:value-type="float" office:value="2148" table:style-name="ce11">
            <text:p>2,148</text:p>
          </table:table-cell>
          <table:table-cell office:value-type="float" office:value="1881" table:style-name="ce10">
            <text:p>1,88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延平鄉</text:p>
          </table:table-cell>
          <table:table-cell office:value-type="float" office:value="1068" table:style-name="ce52">
            <text:p>1,068</text:p>
          </table:table-cell>
          <table:table-cell office:value-type="float" office:value="3551" table:style-name="ce11">
            <text:p>3,551</text:p>
          </table:table-cell>
          <table:table-cell office:value-type="float" office:value="1897" table:style-name="ce11">
            <text:p>1,897</text:p>
          </table:table-cell>
          <table:table-cell office:value-type="float" office:value="1654" table:style-name="ce10">
            <text:p>1,65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海端鄉</text:p>
          </table:table-cell>
          <table:table-cell office:value-type="float" office:value="1087" table:style-name="ce52">
            <text:p>1,087</text:p>
          </table:table-cell>
          <table:table-cell office:value-type="float" office:value="4112" table:style-name="ce11">
            <text:p>4,112</text:p>
          </table:table-cell>
          <table:table-cell office:value-type="float" office:value="2179" table:style-name="ce11">
            <text:p>2,179</text:p>
          </table:table-cell>
          <table:table-cell office:value-type="float" office:value="1933" table:style-name="ce10">
            <text:p>1,933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達仁鄉</text:p>
          </table:table-cell>
          <table:table-cell office:value-type="float" office:value="1423" table:style-name="ce52">
            <text:p>1,423</text:p>
          </table:table-cell>
          <table:table-cell office:value-type="float" office:value="3493" table:style-name="ce11">
            <text:p>3,493</text:p>
          </table:table-cell>
          <table:table-cell office:value-type="float" office:value="1889" table:style-name="ce11">
            <text:p>1,889</text:p>
          </table:table-cell>
          <table:table-cell office:value-type="float" office:value="1604" table:style-name="ce10">
            <text:p>1,604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金峰鄉</text:p>
          </table:table-cell>
          <table:table-cell office:value-type="float" office:value="1174" table:style-name="ce52">
            <text:p>1,174</text:p>
          </table:table-cell>
          <table:table-cell office:value-type="float" office:value="3697" table:style-name="ce11">
            <text:p>3,697</text:p>
          </table:table-cell>
          <table:table-cell office:value-type="float" office:value="1857" table:style-name="ce11">
            <text:p>1,857</text:p>
          </table:table-cell>
          <table:table-cell office:value-type="float" office:value="1840" table:style-name="ce10">
            <text:p>1,84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蘭嶼鄉</text:p>
          </table:table-cell>
          <table:table-cell office:value-type="float" office:value="1935" table:style-name="ce53">
            <text:p>1,935</text:p>
          </table:table-cell>
          <table:table-cell office:value-type="float" office:value="5242" table:style-name="ce18">
            <text:p>5,242</text:p>
          </table:table-cell>
          <table:table-cell office:value-type="float" office:value="2635" table:style-name="ce18">
            <text:p>2,635</text:p>
          </table:table-cell>
          <table:table-cell office:value-type="float" office:value="2607" table:style-name="ce17">
            <text:p>2,607</text:p>
          </table:table-cell>
          <table:table-cell table:number-columns-repeated="16379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花蓮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花蓮縣</text:p>
          </table:table-cell>
          <table:table-cell office:value-type="float" office:value="127437" table:style-name="ce71">
            <text:p>127,437</text:p>
          </table:table-cell>
          <table:table-cell office:value-type="float" office:value="324074" table:style-name="ce79">
            <text:p>324,074</text:p>
          </table:table-cell>
          <table:table-cell office:value-type="float" office:value="163837" table:style-name="ce79">
            <text:p>163,837</text:p>
          </table:table-cell>
          <table:table-cell office:value-type="float" office:value="160237" table:style-name="ce73">
            <text:p>160,23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花蓮市</text:p>
          </table:table-cell>
          <table:table-cell office:value-type="float" office:value="41795" table:style-name="ce52">
            <text:p>41,795</text:p>
          </table:table-cell>
          <table:table-cell office:value-type="float" office:value="102447" table:style-name="ce11">
            <text:p>102,447</text:p>
          </table:table-cell>
          <table:table-cell office:value-type="float" office:value="49168" table:style-name="ce11">
            <text:p>49,168</text:p>
          </table:table-cell>
          <table:table-cell office:value-type="float" office:value="53279" table:style-name="ce10">
            <text:p>53,27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鳳林鎮</text:p>
          </table:table-cell>
          <table:table-cell office:value-type="float" office:value="4401" table:style-name="ce52">
            <text:p>4,401</text:p>
          </table:table-cell>
          <table:table-cell office:value-type="float" office:value="10823" table:style-name="ce11">
            <text:p>10,823</text:p>
          </table:table-cell>
          <table:table-cell office:value-type="float" office:value="5619" table:style-name="ce11">
            <text:p>5,619</text:p>
          </table:table-cell>
          <table:table-cell office:value-type="float" office:value="5204" table:style-name="ce10">
            <text:p>5,20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玉里鎮</text:p>
          </table:table-cell>
          <table:table-cell office:value-type="float" office:value="8912" table:style-name="ce52">
            <text:p>8,912</text:p>
          </table:table-cell>
          <table:table-cell office:value-type="float" office:value="23336" table:style-name="ce11">
            <text:p>23,336</text:p>
          </table:table-cell>
          <table:table-cell office:value-type="float" office:value="12369" table:style-name="ce11">
            <text:p>12,369</text:p>
          </table:table-cell>
          <table:table-cell office:value-type="float" office:value="10967" table:style-name="ce10">
            <text:p>10,96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新城鄉</text:p>
          </table:table-cell>
          <table:table-cell office:value-type="float" office:value="7867" table:style-name="ce52">
            <text:p>7,867</text:p>
          </table:table-cell>
          <table:table-cell office:value-type="float" office:value="20056" table:style-name="ce11">
            <text:p>20,056</text:p>
          </table:table-cell>
          <table:table-cell office:value-type="float" office:value="10203" table:style-name="ce11">
            <text:p>10,203</text:p>
          </table:table-cell>
          <table:table-cell office:value-type="float" office:value="9853" table:style-name="ce10">
            <text:p>9,853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吉安鄉</text:p>
          </table:table-cell>
          <table:table-cell office:value-type="float" office:value="32810" table:style-name="ce52">
            <text:p>32,810</text:p>
          </table:table-cell>
          <table:table-cell office:value-type="float" office:value="83495" table:style-name="ce11">
            <text:p>83,495</text:p>
          </table:table-cell>
          <table:table-cell office:value-type="float" office:value="41818" table:style-name="ce11">
            <text:p>41,818</text:p>
          </table:table-cell>
          <table:table-cell office:value-type="float" office:value="41677" table:style-name="ce10">
            <text:p>41,67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壽豐鄉</text:p>
          </table:table-cell>
          <table:table-cell office:value-type="float" office:value="7360" table:style-name="ce52">
            <text:p>7,360</text:p>
          </table:table-cell>
          <table:table-cell office:value-type="float" office:value="17547" table:style-name="ce11">
            <text:p>17,547</text:p>
          </table:table-cell>
          <table:table-cell office:value-type="float" office:value="9320" table:style-name="ce11">
            <text:p>9,320</text:p>
          </table:table-cell>
          <table:table-cell office:value-type="float" office:value="8227" table:style-name="ce10">
            <text:p>8,22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光復鄉</text:p>
          </table:table-cell>
          <table:table-cell office:value-type="float" office:value="4986" table:style-name="ce52">
            <text:p>4,986</text:p>
          </table:table-cell>
          <table:table-cell office:value-type="float" office:value="12339" table:style-name="ce11">
            <text:p>12,339</text:p>
          </table:table-cell>
          <table:table-cell office:value-type="float" office:value="6564" table:style-name="ce11">
            <text:p>6,564</text:p>
          </table:table-cell>
          <table:table-cell office:value-type="float" office:value="5775" table:style-name="ce10">
            <text:p>5,77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豐濱鄉</text:p>
          </table:table-cell>
          <table:table-cell office:value-type="float" office:value="1686" table:style-name="ce52">
            <text:p>1,686</text:p>
          </table:table-cell>
          <table:table-cell office:value-type="float" office:value="4370" table:style-name="ce11">
            <text:p>4,370</text:p>
          </table:table-cell>
          <table:table-cell office:value-type="float" office:value="2449" table:style-name="ce11">
            <text:p>2,449</text:p>
          </table:table-cell>
          <table:table-cell office:value-type="float" office:value="1921" table:style-name="ce10">
            <text:p>1,92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瑞穗鄉</text:p>
          </table:table-cell>
          <table:table-cell office:value-type="float" office:value="4789" table:style-name="ce52">
            <text:p>4,789</text:p>
          </table:table-cell>
          <table:table-cell office:value-type="float" office:value="11293" table:style-name="ce11">
            <text:p>11,293</text:p>
          </table:table-cell>
          <table:table-cell office:value-type="float" office:value="6049" table:style-name="ce11">
            <text:p>6,049</text:p>
          </table:table-cell>
          <table:table-cell office:value-type="float" office:value="5244" table:style-name="ce10">
            <text:p>5,24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富里鄉</text:p>
          </table:table-cell>
          <table:table-cell office:value-type="float" office:value="4057" table:style-name="ce52">
            <text:p>4,057</text:p>
          </table:table-cell>
          <table:table-cell office:value-type="float" office:value="9983" table:style-name="ce11">
            <text:p>9,983</text:p>
          </table:table-cell>
          <table:table-cell office:value-type="float" office:value="5423" table:style-name="ce11">
            <text:p>5,423</text:p>
          </table:table-cell>
          <table:table-cell office:value-type="float" office:value="4560" table:style-name="ce10">
            <text:p>4,560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秀林鄉</text:p>
          </table:table-cell>
          <table:table-cell office:value-type="float" office:value="4949" table:style-name="ce52">
            <text:p>4,949</text:p>
          </table:table-cell>
          <table:table-cell office:value-type="float" office:value="16157" table:style-name="ce11">
            <text:p>16,157</text:p>
          </table:table-cell>
          <table:table-cell office:value-type="float" office:value="8306" table:style-name="ce11">
            <text:p>8,306</text:p>
          </table:table-cell>
          <table:table-cell office:value-type="float" office:value="7851" table:style-name="ce10">
            <text:p>7,851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※萬榮鄉</text:p>
          </table:table-cell>
          <table:table-cell office:value-type="float" office:value="2124" table:style-name="ce52">
            <text:p>2,124</text:p>
          </table:table-cell>
          <table:table-cell office:value-type="float" office:value="6211" table:style-name="ce11">
            <text:p>6,211</text:p>
          </table:table-cell>
          <table:table-cell office:value-type="float" office:value="3278" table:style-name="ce11">
            <text:p>3,278</text:p>
          </table:table-cell>
          <table:table-cell office:value-type="float" office:value="2933" table:style-name="ce10">
            <text:p>2,933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※卓溪鄉</text:p>
          </table:table-cell>
          <table:table-cell office:value-type="float" office:value="1701" table:style-name="ce53">
            <text:p>1,701</text:p>
          </table:table-cell>
          <table:table-cell office:value-type="float" office:value="6017" table:style-name="ce18">
            <text:p>6,017</text:p>
          </table:table-cell>
          <table:table-cell office:value-type="float" office:value="3271" table:style-name="ce18">
            <text:p>3,271</text:p>
          </table:table-cell>
          <table:table-cell office:value-type="float" office:value="2746" table:style-name="ce17">
            <text:p>2,746</text:p>
          </table:table-cell>
          <table:table-cell table:number-columns-repeated="16379"/>
        </table:table-row>
        <table:table-row table:number-rows-repeated="2" table:style-name="ro4">
          <table:table-cell table:number-columns-repeated="16384" table:style-name="ce1"/>
        </table:table-row>
        <table:table-row table:style-name="ro4">
          <table:table-cell table:number-columns-repeated="2" table:style-name="ce1"/>
          <table:table-cell table:style-name="ce56"/>
          <table:table-cell table:number-columns-repeated="16381" table:style-name="ce1"/>
        </table:table-row>
        <table:table-row table:number-rows-repeated="12" table:style-name="ro4">
          <table:table-cell table:number-columns-repeated="16384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澎湖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7">
            <text:p>澎湖縣</text:p>
          </table:table-cell>
          <table:table-cell office:value-type="float" office:value="41981" table:style-name="ce71">
            <text:p>41,981</text:p>
          </table:table-cell>
          <table:table-cell office:value-type="float" office:value="105913" table:style-name="ce79">
            <text:p>105,913</text:p>
          </table:table-cell>
          <table:table-cell office:value-type="float" office:value="54484" table:style-name="ce79">
            <text:p>54,484</text:p>
          </table:table-cell>
          <table:table-cell office:value-type="float" office:value="51429" table:style-name="ce73">
            <text:p>51,429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馬公市</text:p>
          </table:table-cell>
          <table:table-cell office:value-type="float" office:value="25725" table:style-name="ce52">
            <text:p>25,725</text:p>
          </table:table-cell>
          <table:table-cell office:value-type="float" office:value="63195" table:style-name="ce11">
            <text:p>63,195</text:p>
          </table:table-cell>
          <table:table-cell office:value-type="float" office:value="32115" table:style-name="ce11">
            <text:p>32,115</text:p>
          </table:table-cell>
          <table:table-cell office:value-type="float" office:value="31080" table:style-name="ce10">
            <text:p>31,08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湖西鄉</text:p>
          </table:table-cell>
          <table:table-cell office:value-type="float" office:value="6103" table:style-name="ce52">
            <text:p>6,103</text:p>
          </table:table-cell>
          <table:table-cell office:value-type="float" office:value="15235" table:style-name="ce11">
            <text:p>15,235</text:p>
          </table:table-cell>
          <table:table-cell office:value-type="float" office:value="8071" table:style-name="ce11">
            <text:p>8,071</text:p>
          </table:table-cell>
          <table:table-cell office:value-type="float" office:value="7164" table:style-name="ce10">
            <text:p>7,164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白沙鄉</text:p>
          </table:table-cell>
          <table:table-cell office:value-type="float" office:value="3553" table:style-name="ce52">
            <text:p>3,553</text:p>
          </table:table-cell>
          <table:table-cell office:value-type="float" office:value="9898" table:style-name="ce11">
            <text:p>9,898</text:p>
          </table:table-cell>
          <table:table-cell office:value-type="float" office:value="5111" table:style-name="ce11">
            <text:p>5,111</text:p>
          </table:table-cell>
          <table:table-cell office:value-type="float" office:value="4787" table:style-name="ce10">
            <text:p>4,787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西嶼鄉</text:p>
          </table:table-cell>
          <table:table-cell office:value-type="float" office:value="3080" table:style-name="ce52">
            <text:p>3,080</text:p>
          </table:table-cell>
          <table:table-cell office:value-type="float" office:value="8340" table:style-name="ce11">
            <text:p>8,340</text:p>
          </table:table-cell>
          <table:table-cell office:value-type="float" office:value="4299" table:style-name="ce11">
            <text:p>4,299</text:p>
          </table:table-cell>
          <table:table-cell office:value-type="float" office:value="4041" table:style-name="ce10">
            <text:p>4,04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望安鄉</text:p>
          </table:table-cell>
          <table:table-cell office:value-type="float" office:value="2077" table:style-name="ce52">
            <text:p>2,077</text:p>
          </table:table-cell>
          <table:table-cell office:value-type="float" office:value="5372" table:style-name="ce11">
            <text:p>5,372</text:p>
          </table:table-cell>
          <table:table-cell office:value-type="float" office:value="2910" table:style-name="ce11">
            <text:p>2,910</text:p>
          </table:table-cell>
          <table:table-cell office:value-type="float" office:value="2462" table:style-name="ce10">
            <text:p>2,462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七美鄉</text:p>
          </table:table-cell>
          <table:table-cell office:value-type="float" office:value="1443" table:style-name="ce53">
            <text:p>1,443</text:p>
          </table:table-cell>
          <table:table-cell office:value-type="float" office:value="3873" table:style-name="ce18">
            <text:p>3,873</text:p>
          </table:table-cell>
          <table:table-cell office:value-type="float" office:value="1978" table:style-name="ce18">
            <text:p>1,978</text:p>
          </table:table-cell>
          <table:table-cell office:value-type="float" office:value="1895" table:style-name="ce17">
            <text:p>1,895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基隆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style-name="ce1"/>
          <table:table-cell table:style-name="ce25"/>
          <table:table-cell office:value-type="string" table:style-name="ce86">
            <text:p>中華民國110年1月底</text:p>
          </table:table-cell>
          <table:table-cell table:number-columns-repeated="2" table:style-name="ce25"/>
          <table:table-cell table:number-columns-repeated="16379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6">
            <text:p>基隆市</text:p>
          </table:table-cell>
          <table:table-cell office:value-type="float" office:value="155525" table:style-name="ce71">
            <text:p>155,525</text:p>
          </table:table-cell>
          <table:table-cell office:value-type="float" office:value="367379" table:style-name="ce79">
            <text:p>367,379</text:p>
          </table:table-cell>
          <table:table-cell office:value-type="float" office:value="183178" table:style-name="ce79">
            <text:p>183,178</text:p>
          </table:table-cell>
          <table:table-cell office:value-type="float" office:value="184201" table:style-name="ce73">
            <text:p>184,20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中正區</text:p>
          </table:table-cell>
          <table:table-cell office:value-type="float" office:value="22853" table:style-name="ce52">
            <text:p>22,853</text:p>
          </table:table-cell>
          <table:table-cell office:value-type="float" office:value="51226" table:style-name="ce11">
            <text:p>51,226</text:p>
          </table:table-cell>
          <table:table-cell office:value-type="float" office:value="25999" table:style-name="ce11">
            <text:p>25,999</text:p>
          </table:table-cell>
          <table:table-cell office:value-type="float" office:value="25227" table:style-name="ce10">
            <text:p>25,227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七堵區</text:p>
          </table:table-cell>
          <table:table-cell office:value-type="float" office:value="21871" table:style-name="ce52">
            <text:p>21,871</text:p>
          </table:table-cell>
          <table:table-cell office:value-type="float" office:value="53600" table:style-name="ce11">
            <text:p>53,600</text:p>
          </table:table-cell>
          <table:table-cell office:value-type="float" office:value="26810" table:style-name="ce11">
            <text:p>26,810</text:p>
          </table:table-cell>
          <table:table-cell office:value-type="float" office:value="26790" table:style-name="ce10">
            <text:p>26,790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暖暖區</text:p>
          </table:table-cell>
          <table:table-cell office:value-type="float" office:value="16057" table:style-name="ce52">
            <text:p>16,057</text:p>
          </table:table-cell>
          <table:table-cell office:value-type="float" office:value="38536" table:style-name="ce11">
            <text:p>38,536</text:p>
          </table:table-cell>
          <table:table-cell office:value-type="float" office:value="19255" table:style-name="ce11">
            <text:p>19,255</text:p>
          </table:table-cell>
          <table:table-cell office:value-type="float" office:value="19281" table:style-name="ce10">
            <text:p>19,281</text:p>
          </table:table-cell>
          <table:table-cell table:number-columns-repeated="16379"/>
        </table:table-row>
        <table:table-row table:style-name="ro4">
          <table:table-cell office:value-type="string" table:style-name="ce40">
            <text:p>仁愛區</text:p>
          </table:table-cell>
          <table:table-cell office:value-type="float" office:value="19011" table:style-name="ce52">
            <text:p>19,011</text:p>
          </table:table-cell>
          <table:table-cell office:value-type="float" office:value="42743" table:style-name="ce11">
            <text:p>42,743</text:p>
          </table:table-cell>
          <table:table-cell office:value-type="float" office:value="21087" table:style-name="ce11">
            <text:p>21,087</text:p>
          </table:table-cell>
          <table:table-cell office:value-type="float" office:value="21656" table:style-name="ce10">
            <text:p>21,656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中山區</text:p>
          </table:table-cell>
          <table:table-cell office:value-type="float" office:value="19225" table:style-name="ce52">
            <text:p>19,225</text:p>
          </table:table-cell>
          <table:table-cell office:value-type="float" office:value="46359" table:style-name="ce11">
            <text:p>46,359</text:p>
          </table:table-cell>
          <table:table-cell office:value-type="float" office:value="23494" table:style-name="ce11">
            <text:p>23,494</text:p>
          </table:table-cell>
          <table:table-cell office:value-type="float" office:value="22865" table:style-name="ce10">
            <text:p>22,865</text:p>
          </table:table-cell>
          <table:table-cell table:number-columns-repeated="16379"/>
        </table:table-row>
        <table:table-row table:style-name="ro4">
          <table:table-cell office:value-type="string" table:style-name="ce41">
            <text:p>安樂區</text:p>
          </table:table-cell>
          <table:table-cell office:value-type="float" office:value="34045" table:style-name="ce52">
            <text:p>34,045</text:p>
          </table:table-cell>
          <table:table-cell office:value-type="float" office:value="81754" table:style-name="ce11">
            <text:p>81,754</text:p>
          </table:table-cell>
          <table:table-cell office:value-type="float" office:value="40425" table:style-name="ce11">
            <text:p>40,425</text:p>
          </table:table-cell>
          <table:table-cell office:value-type="float" office:value="41329" table:style-name="ce10">
            <text:p>41,329</text:p>
          </table:table-cell>
          <table:table-cell table:number-columns-repeated="16379"/>
        </table:table-row>
        <table:table-row table:style-name="ro4">
          <table:table-cell office:value-type="string" table:style-name="ce42">
            <text:p>信義區</text:p>
          </table:table-cell>
          <table:table-cell office:value-type="float" office:value="22463" table:style-name="ce53">
            <text:p>22,463</text:p>
          </table:table-cell>
          <table:table-cell office:value-type="float" office:value="53161" table:style-name="ce18">
            <text:p>53,161</text:p>
          </table:table-cell>
          <table:table-cell office:value-type="float" office:value="26108" table:style-name="ce18">
            <text:p>26,108</text:p>
          </table:table-cell>
          <table:table-cell office:value-type="float" office:value="27053" table:style-name="ce17">
            <text:p>27,053</text:p>
          </table:table-cell>
          <table:table-cell table:number-columns-repeated="16379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新竹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新竹市</text:p>
          </table:table-cell>
          <table:table-cell office:value-type="float" office:value="171163" table:style-name="ce71">
            <text:p>171,163</text:p>
          </table:table-cell>
          <table:table-cell office:value-type="float" office:value="451655" table:style-name="ce79">
            <text:p>451,655</text:p>
          </table:table-cell>
          <table:table-cell office:value-type="float" office:value="222879" table:style-name="ce79">
            <text:p>222,879</text:p>
          </table:table-cell>
          <table:table-cell office:value-type="float" office:value="228776" table:style-name="ce73">
            <text:p>228,776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83634" table:style-name="ce52">
            <text:p>83,634</text:p>
          </table:table-cell>
          <table:table-cell office:value-type="float" office:value="220340" table:style-name="ce11">
            <text:p>220,340</text:p>
          </table:table-cell>
          <table:table-cell office:value-type="float" office:value="108511" table:style-name="ce11">
            <text:p>108,511</text:p>
          </table:table-cell>
          <table:table-cell office:value-type="float" office:value="111829" table:style-name="ce10">
            <text:p>111,82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北 <text:s text:c="3"/>區</text:p>
          </table:table-cell>
          <table:table-cell office:value-type="float" office:value="58997" table:style-name="ce52">
            <text:p>58,997</text:p>
          </table:table-cell>
          <table:table-cell office:value-type="float" office:value="152540" table:style-name="ce11">
            <text:p>152,540</text:p>
          </table:table-cell>
          <table:table-cell office:value-type="float" office:value="74350" table:style-name="ce11">
            <text:p>74,350</text:p>
          </table:table-cell>
          <table:table-cell office:value-type="float" office:value="78190" table:style-name="ce10">
            <text:p>78,190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香山區</text:p>
          </table:table-cell>
          <table:table-cell office:value-type="float" office:value="28532" table:style-name="ce53">
            <text:p>28,532</text:p>
          </table:table-cell>
          <table:table-cell office:value-type="float" office:value="78775" table:style-name="ce18">
            <text:p>78,775</text:p>
          </table:table-cell>
          <table:table-cell office:value-type="float" office:value="40018" table:style-name="ce18">
            <text:p>40,018</text:p>
          </table:table-cell>
          <table:table-cell office:value-type="float" office:value="38757" table:style-name="ce17">
            <text:p>38,757</text:p>
          </table:table-cell>
          <table:table-cell table:number-columns-repeated="16379"/>
        </table:table-row>
        <table:table-row table:number-rows-repeated="9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嘉義市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0">
            <text:p>人 <text:s text:c="7"/>口 <text:s text:c="7"/>數</text:p>
          </table:table-cell>
          <table:table-cell table:number-columns-repeated="2" table:style-name="ce21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嘉義市</text:p>
          </table:table-cell>
          <table:table-cell office:value-type="float" office:value="101166" table:style-name="ce71">
            <text:p>101,166</text:p>
          </table:table-cell>
          <table:table-cell office:value-type="float" office:value="265852" table:style-name="ce79">
            <text:p>265,852</text:p>
          </table:table-cell>
          <table:table-cell office:value-type="float" office:value="128563" table:style-name="ce79">
            <text:p>128,563</text:p>
          </table:table-cell>
          <table:table-cell office:value-type="float" office:value="137289" table:style-name="ce73">
            <text:p>137,289</text:p>
          </table:table-cell>
          <table:table-cell table:number-columns-repeated="16379"/>
        </table:table-row>
        <table:table-row table:style-name="ro4">
          <table:table-cell office:value-type="string" table:style-name="ce13">
            <text:p>東 <text:s text:c="3"/>區</text:p>
          </table:table-cell>
          <table:table-cell office:value-type="float" office:value="45905" table:style-name="ce52">
            <text:p>45,905</text:p>
          </table:table-cell>
          <table:table-cell office:value-type="float" office:value="119616" table:style-name="ce11">
            <text:p>119,616</text:p>
          </table:table-cell>
          <table:table-cell office:value-type="float" office:value="57264" table:style-name="ce11">
            <text:p>57,264</text:p>
          </table:table-cell>
          <table:table-cell office:value-type="float" office:value="62352" table:style-name="ce10">
            <text:p>62,352</text:p>
          </table:table-cell>
          <table:table-cell table:number-columns-repeated="16379"/>
        </table:table-row>
        <table:table-row table:style-name="ro4">
          <table:table-cell office:value-type="string" table:style-name="ce15">
            <text:p>西 <text:s text:c="3"/>區</text:p>
          </table:table-cell>
          <table:table-cell office:value-type="float" office:value="55261" table:style-name="ce53">
            <text:p>55,261</text:p>
          </table:table-cell>
          <table:table-cell office:value-type="float" office:value="146236" table:style-name="ce18">
            <text:p>146,236</text:p>
          </table:table-cell>
          <table:table-cell office:value-type="float" office:value="71299" table:style-name="ce18">
            <text:p>71,299</text:p>
          </table:table-cell>
          <table:table-cell office:value-type="float" office:value="74937" table:style-name="ce17">
            <text:p>74,937</text:p>
          </table:table-cell>
          <table:table-cell table:number-columns-repeated="16379"/>
        </table:table-row>
        <table:table-row table:number-rows-repeated="10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金門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金門縣</text:p>
          </table:table-cell>
          <table:table-cell office:value-type="float" office:value="41818" table:style-name="ce71">
            <text:p>41,818</text:p>
          </table:table-cell>
          <table:table-cell office:value-type="float" office:value="140536" table:style-name="ce79">
            <text:p>140,536</text:p>
          </table:table-cell>
          <table:table-cell office:value-type="float" office:value="70165" table:style-name="ce79">
            <text:p>70,165</text:p>
          </table:table-cell>
          <table:table-cell office:value-type="float" office:value="70371" table:style-name="ce73">
            <text:p>70,37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城鎮</text:p>
          </table:table-cell>
          <table:table-cell office:value-type="float" office:value="13163" table:style-name="ce52">
            <text:p>13,163</text:p>
          </table:table-cell>
          <table:table-cell office:value-type="float" office:value="42917" table:style-name="ce11">
            <text:p>42,917</text:p>
          </table:table-cell>
          <table:table-cell office:value-type="float" office:value="21426" table:style-name="ce11">
            <text:p>21,426</text:p>
          </table:table-cell>
          <table:table-cell office:value-type="float" office:value="21491" table:style-name="ce10">
            <text:p>21,491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湖鎮</text:p>
          </table:table-cell>
          <table:table-cell office:value-type="float" office:value="9408" table:style-name="ce52">
            <text:p>9,408</text:p>
          </table:table-cell>
          <table:table-cell office:value-type="float" office:value="30405" table:style-name="ce11">
            <text:p>30,405</text:p>
          </table:table-cell>
          <table:table-cell office:value-type="float" office:value="15245" table:style-name="ce11">
            <text:p>15,245</text:p>
          </table:table-cell>
          <table:table-cell office:value-type="float" office:value="15160" table:style-name="ce10">
            <text:p>15,16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沙鎮</text:p>
          </table:table-cell>
          <table:table-cell office:value-type="float" office:value="6469" table:style-name="ce52">
            <text:p>6,469</text:p>
          </table:table-cell>
          <table:table-cell office:value-type="float" office:value="20749" table:style-name="ce11">
            <text:p>20,749</text:p>
          </table:table-cell>
          <table:table-cell office:value-type="float" office:value="10214" table:style-name="ce11">
            <text:p>10,214</text:p>
          </table:table-cell>
          <table:table-cell office:value-type="float" office:value="10535" table:style-name="ce10">
            <text:p>10,53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金寧鄉</text:p>
          </table:table-cell>
          <table:table-cell office:value-type="float" office:value="9410" table:style-name="ce52">
            <text:p>9,410</text:p>
          </table:table-cell>
          <table:table-cell office:value-type="float" office:value="33089" table:style-name="ce11">
            <text:p>33,089</text:p>
          </table:table-cell>
          <table:table-cell office:value-type="float" office:value="16624" table:style-name="ce11">
            <text:p>16,624</text:p>
          </table:table-cell>
          <table:table-cell office:value-type="float" office:value="16465" table:style-name="ce10">
            <text:p>16,465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烈嶼鄉</text:p>
          </table:table-cell>
          <table:table-cell office:value-type="float" office:value="3235" table:style-name="ce52">
            <text:p>3,235</text:p>
          </table:table-cell>
          <table:table-cell office:value-type="float" office:value="12715" table:style-name="ce11">
            <text:p>12,715</text:p>
          </table:table-cell>
          <table:table-cell office:value-type="float" office:value="6317" table:style-name="ce11">
            <text:p>6,317</text:p>
          </table:table-cell>
          <table:table-cell office:value-type="float" office:value="6398" table:style-name="ce10">
            <text:p>6,398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烏坵鄉</text:p>
          </table:table-cell>
          <table:table-cell office:value-type="float" office:value="133" table:style-name="ce53">
            <text:p>133</text:p>
          </table:table-cell>
          <table:table-cell office:value-type="float" office:value="661" table:style-name="ce18">
            <text:p>661</text:p>
          </table:table-cell>
          <table:table-cell office:value-type="float" office:value="339" table:style-name="ce18">
            <text:p>339</text:p>
          </table:table-cell>
          <table:table-cell office:value-type="float" office:value="322" table:style-name="ce17">
            <text:p>322</text:p>
          </table:table-cell>
          <table:table-cell table:number-columns-repeated="16379"/>
        </table:table-row>
        <table:table-row table:style-name="ro4">
          <table:table-cell table:number-columns-repeated="3" table:style-name="ce1"/>
          <table:table-cell table:style-name="ce23"/>
          <table:table-cell table:number-columns-repeated="16380" table:style-name="ce1"/>
        </table:table-row>
        <table:table-row table:number-rows-repeated="5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  <table:table table:name="連江縣" table:style-name="ta1">
        <table:table-column table:style-name="co1" table:default-cell-style-name="ce1"/>
        <table:table-column table:style-name="co2" table:number-columns-repeated="4" table:default-cell-style-name="ce1"/>
        <table:table-column table:style-name="co3" table:number-columns-repeated="16379" table:default-cell-style-name="ce1"/>
        <table:table-row table:style-name="ro1">
          <table:table-cell table:number-columns-repeated="2" table:style-name="ce1"/>
          <table:table-cell office:value-type="string" table:style-name="ce86">
            <text:p>中華民國110年1月底</text:p>
          </table:table-cell>
          <table:table-cell table:number-columns-repeated="16381" table:style-name="ce1"/>
        </table:table-row>
        <table:table-row table:style-name="ro1">
          <table:table-cell office:value-type="string" table:number-columns-spanned="1" table:number-rows-spanned="2" table:style-name="ce106">
            <text:p>區<text:span text:style-name="T4"><text:s text:c="2"/></text:span>域<text:span text:style-name="T4"><text:s text:c="2"/></text:span>別</text:p>
          </table:table-cell>
          <table:table-cell office:value-type="string" table:number-columns-spanned="1" table:number-rows-spanned="2" table:style-name="ce107">
            <text:p>戶 <text:s text:c="3"/>數</text:p>
          </table:table-cell>
          <table:table-cell office:value-type="string" table:style-name="ce2">
            <text:p>人 <text:s text:c="7"/>口 <text:s text:c="7"/>數</text:p>
          </table:table-cell>
          <table:table-cell table:number-columns-repeated="2" table:style-name="ce3"/>
          <table:table-cell table:number-columns-repeated="16379"/>
        </table:table-row>
        <table:table-row table:style-name="ro1">
          <table:covered-table-cell/>
          <table:covered-table-cell/>
          <table:table-cell office:value-type="string" table:style-name="ce5">
            <text:p>計</text:p>
          </table:table-cell>
          <table:table-cell office:value-type="string" table:style-name="ce6">
            <text:p>男</text:p>
          </table:table-cell>
          <table:table-cell office:value-type="string" table:style-name="ce7">
            <text:p>女</text:p>
          </table:table-cell>
          <table:table-cell table:number-columns-repeated="16379"/>
        </table:table-row>
        <table:table-row table:style-name="ro4">
          <table:table-cell office:value-type="string" table:style-name="ce74">
            <text:p>連江縣</text:p>
          </table:table-cell>
          <table:table-cell office:value-type="float" office:value="3395" table:style-name="ce71">
            <text:p>3,395</text:p>
          </table:table-cell>
          <table:table-cell office:value-type="float" office:value="13303" table:style-name="ce79">
            <text:p>13,303</text:p>
          </table:table-cell>
          <table:table-cell office:value-type="float" office:value="7683" table:style-name="ce79">
            <text:p>7,683</text:p>
          </table:table-cell>
          <table:table-cell office:value-type="float" office:value="5620" table:style-name="ce73">
            <text:p>5,620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南竿鄉</text:p>
          </table:table-cell>
          <table:table-cell office:value-type="float" office:value="1931" table:style-name="ce52">
            <text:p>1,931</text:p>
          </table:table-cell>
          <table:table-cell office:value-type="float" office:value="7640" table:style-name="ce11">
            <text:p>7,640</text:p>
          </table:table-cell>
          <table:table-cell office:value-type="float" office:value="4308" table:style-name="ce11">
            <text:p>4,308</text:p>
          </table:table-cell>
          <table:table-cell office:value-type="float" office:value="3332" table:style-name="ce10">
            <text:p>3,332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北竿鄉</text:p>
          </table:table-cell>
          <table:table-cell office:value-type="float" office:value="793" table:style-name="ce52">
            <text:p>793</text:p>
          </table:table-cell>
          <table:table-cell office:value-type="float" office:value="2722" table:style-name="ce11">
            <text:p>2,722</text:p>
          </table:table-cell>
          <table:table-cell office:value-type="float" office:value="1564" table:style-name="ce11">
            <text:p>1,564</text:p>
          </table:table-cell>
          <table:table-cell office:value-type="float" office:value="1158" table:style-name="ce10">
            <text:p>1,158</text:p>
          </table:table-cell>
          <table:table-cell table:number-columns-repeated="16379"/>
        </table:table-row>
        <table:table-row table:style-name="ro4">
          <table:table-cell office:value-type="string" table:style-name="ce14">
            <text:p>莒光鄉</text:p>
          </table:table-cell>
          <table:table-cell office:value-type="float" office:value="316" table:style-name="ce52">
            <text:p>316</text:p>
          </table:table-cell>
          <table:table-cell office:value-type="float" office:value="1487" table:style-name="ce11">
            <text:p>1,487</text:p>
          </table:table-cell>
          <table:table-cell office:value-type="float" office:value="926" table:style-name="ce11">
            <text:p>926</text:p>
          </table:table-cell>
          <table:table-cell office:value-type="float" office:value="561" table:style-name="ce10">
            <text:p>561</text:p>
          </table:table-cell>
          <table:table-cell table:number-columns-repeated="16379"/>
        </table:table-row>
        <table:table-row table:style-name="ro4">
          <table:table-cell office:value-type="string" table:style-name="ce24">
            <text:p>東引鄉</text:p>
          </table:table-cell>
          <table:table-cell office:value-type="float" office:value="355" table:style-name="ce53">
            <text:p>355</text:p>
          </table:table-cell>
          <table:table-cell office:value-type="float" office:value="1454" table:style-name="ce18">
            <text:p>1,454</text:p>
          </table:table-cell>
          <table:table-cell office:value-type="float" office:value="885" table:style-name="ce18">
            <text:p>885</text:p>
          </table:table-cell>
          <table:table-cell office:value-type="float" office:value="569" table:style-name="ce17">
            <text:p>569</text:p>
          </table:table-cell>
          <table:table-cell table:number-columns-repeated="16379"/>
        </table:table-row>
        <table:table-row table:number-rows-repeated="8" table:style-name="ro4">
          <table:table-cell table:number-columns-repeated="16384" table:style-name="ce1"/>
        </table:table-row>
        <table:table-row table:number-rows-repeated="3" table:style-name="ro4">
          <table:table-cell table:number-columns-repeated="2"/>
          <table:table-cell table:number-columns-repeated="16382" table:style-name="ce1"/>
        </table:table-row>
        <table:table-row table:style-name="ro4">
          <table:table-cell table:number-columns-repeated="2"/>
          <table:table-cell table:style-name="ce56"/>
          <table:table-cell table:number-columns-repeated="16381"/>
        </table:table-row>
        <table:table-row table:number-rows-repeated="12" table:style-name="ro4">
          <table:table-cell table:number-columns-repeated="2"/>
          <table:table-cell table:number-columns-repeated="16382" table:style-name="ce1"/>
        </table:table-row>
        <table:table-row table:number-rows-repeated="5" table:style-name="ro4">
          <table:table-cell table:number-columns-repeated="16384"/>
        </table:table-row>
        <table:table-row table:number-rows-repeated="1048539" table:style-name="ro8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number-style style:name="N48P0">
      <number:number number:decimal-places="0" number:min-integer-digits="1" number:grouping="true"/>
    </number:number-style>
    <number:number-style style:name="N48">
      <style:text-properties fo:color="#FF0000"/>
      <number:number number:decimal-places="0" number:min-integer-digits="1" number:grouping="true"/>
      <style:map style:condition="value()&gt;=0" style:apply-style-name="N48P0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</office:styles>
  <office:automatic-styles>
    <style:page-layout style:name="pm1">
      <style:page-layout-properties fo:margin-top="0.511811023622047in" fo:margin-bottom="0.511811023622047in" fo:margin-left="0.748031496062992in" fo:margin-right="0.748031496062992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47244094488189in" fo:margin-left="0in" fo:margin-right="0in" fo:margin-bottom="0in"/>
      </style:header-style>
      <style:footer-style>
        <style:header-footer-properties fo:min-height="0.47244094488189in" fo:margin-left="0in" fo:margin-right="0in" fo:margin-top="0in"/>
      </style:footer-style>
    </style:page-layout>
    <style:style style:name="T1" style:family="text">
      <style:text-properties fo:color="#000000"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</office:automatic-styles>
  <office:master-styles>
    <style:master-page style:name="mp1" style:page-layout-name="pm1">
      <style:header>
        <text:p><text:span text:style-name="T1">各縣市鄉鎮市區戶數及人口數按性別分</text:span></text:p>
        <text:p><text:sheet-name>???</text:sheet-name>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user</meta:initial-creator>
    <dc:creator>盧怡婷</dc:creator>
    <meta:creation-date>1998-03-06T04:37:15Z</meta:creation-date>
    <dc:date>2021-02-05T02:41:03Z</dc:date>
    <meta:print-date>2020-06-02T06:30:47Z</meta:print-date>
  </office:meta>
</office:document-meta>
</file>